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94mm"/>
    </style:style>
    <style:style style:name="co2" style:family="table-column">
      <style:table-column-properties fo:break-before="auto" style:column-width="68.63mm"/>
    </style:style>
    <style:style style:name="co3" style:family="table-column">
      <style:table-column-properties fo:break-before="auto" style:column-width="35.52mm"/>
    </style:style>
    <style:style style:name="co4" style:family="table-column">
      <style:table-column-properties fo:break-before="auto" style:column-width="69.27mm"/>
    </style:style>
    <style:style style:name="co5" style:family="table-column">
      <style:table-column-properties fo:break-before="auto" style:column-width="25.54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4.29mm"/>
    </style:style>
    <style:style style:name="co8" style:family="table-column">
      <style:table-column-properties fo:break-before="auto" style:column-width="12.5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1mm"/>
    </style:style>
    <style:style style:name="co11" style:family="table-column">
      <style:table-column-properties fo:break-before="auto" style:column-width="38.28mm"/>
    </style:style>
    <style:style style:name="co12" style:family="table-column">
      <style:table-column-properties fo:break-before="auto" style:column-width="19.1mm"/>
    </style:style>
    <style:style style:name="co13" style:family="table-column">
      <style:table-column-properties fo:break-before="auto" style:column-width="16.12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fo:background-color="#7477b8" style:text-align-source="fix" style:repeat-content="false" fo:border="0.06pt solid #000000"/>
      <style:paragraph-properties fo:text-align="start" fo:margin-left="0mm"/>
      <style:text-properties fo:color="#ffffff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3" style:family="table-cell" style:parent-style-name="Default">
      <style:table-cell-properties fo:background-color="#7477b8" fo:border="0.06pt solid #00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7477b8" style:text-align-source="fix" style:repeat-content="false" fo:border="0.06pt solid #000000"/>
      <style:paragraph-properties fo:text-align="center" fo:margin-left="0mm"/>
      <style:text-properties fo:color="#ffffff"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7477b8" style:text-align-source="fix" style:repeat-content="false" fo:border="0.06pt solid #000000"/>
      <style:paragraph-properties fo:text-align="end" fo:margin-left="0mm"/>
      <style:text-properties fo:color="#ffffff"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2"/>
        <table:table-column table:style-name="co6" table:default-cell-style-name="ce14"/>
        <table:table-column table:style-name="co7" table:default-cell-style-name="ce16"/>
        <table:table-column table:style-name="co8" table:default-cell-style-name="ce16"/>
        <table:table-column table:style-name="co9" table:default-cell-style-name="ce17"/>
        <table:table-column table:style-name="co10" table:default-cell-style-name="ce17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1" table:visibility="collapse" table:default-cell-style-name="Default"/>
        <table:table-column table:style-name="co11" table:default-cell-style-name="ce27"/>
        <table:table-row table:style-name="ro1">
          <table:table-cell table:style-name="ce11" office:value-type="string" calcext:value-type="string">
            <text:p>Phone No.</text:p>
          </table:table-cell>
          <table:table-cell table:style-name="ce13" office:value-type="string" calcext:value-type="string">
            <text:p>Student Name</text:p>
          </table:table-cell>
          <table:table-cell table:style-name="ce13" office:value-type="string" calcext:value-type="string">
            <text:p>Programme Name</text:p>
          </table:table-cell>
          <table:table-cell table:style-name="ce13" office:value-type="string" calcext:value-type="string">
            <text:p>Center Name</text:p>
          </table:table-cell>
          <table:table-cell table:style-name="ce11" office:value-type="string" calcext:value-type="string">
            <text:p>Center Code</text:p>
          </table:table-cell>
          <table:table-cell table:style-name="ce13" office:value-type="string" calcext:value-type="string">
            <text:p>State Name</text:p>
          </table:table-cell>
          <table:table-cell table:style-name="ce15" office:value-type="string" calcext:value-type="string">
            <text:p>Group</text:p>
          </table:table-cell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Entry Time</text:p>
          </table:table-cell>
          <table:table-cell table:style-name="ce15" office:value-type="string" calcext:value-type="string">
            <text:p>Competition Time</text:p>
          </table:table-cell>
          <table:table-cell table:style-name="ce15" table:number-columns-repeated="4"/>
          <table:table-cell table:style-name="ce18" office:value-type="string" calcext:value-type="string">
            <text:p>Admission Card No</text:p>
          </table:table-cell>
        </table:table-row>
        <table:table-row table:style-name="ro2">
          <table:table-cell office:value-type="float" office:value="9884453836" calcext:value-type="float">
            <text:p>9884453836</text:p>
          </table:table-cell>
          <table:table-cell office:value-type="string" calcext:value-type="string">
            <text:p>A.DHANYA SA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];&quot;/L&quot;;[.H2];&quot;/R&quot;)" office:value-type="string" office:string-value="TT/A/L0/R" calcext:value-type="string">
            <text:p>TT/A/L0/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K2];[.M2];&quot;/100&quot;;[.L2];&quot;/B2&quot;)" office:value-type="string" office:string-value="TT/A/L0/R1/1001/B2" calcext:value-type="string">
            <text:p>TT/A/L0/R1/1001/B2</text:p>
          </table:table-cell>
          <table:table-cell office:value-type="string" calcext:value-type="string">
            <text:p>TT/A/L0/R1/1001/B2</text:p>
          </table:table-cell>
        </table:table-row>
        <table:table-row table:style-name="ro2">
          <table:table-cell office:value-type="float" office:value="8056022723" calcext:value-type="float">
            <text:p>8056022723</text:p>
          </table:table-cell>
          <table:table-cell office:value-type="string" calcext:value-type="string">
            <text:p>ABHISHEK.A.P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wahar Nagar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3];&quot;/L&quot;;[.H3];&quot;/R&quot;)" office:value-type="string" office:string-value="TT/A/L0/R" calcext:value-type="string">
            <text:p>TT/A/L0/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[.K3];[.M3];&quot;/100&quot;;[.L3];&quot;/B2&quot;)" office:value-type="string" office:string-value="TT/A/L0/R1/1002/B2" calcext:value-type="string">
            <text:p>TT/A/L0/R1/1002/B2</text:p>
          </table:table-cell>
          <table:table-cell office:value-type="string" calcext:value-type="string">
            <text:p>TT/A/L0/R1/1002/B2</text:p>
          </table:table-cell>
        </table:table-row>
        <table:table-row table:style-name="ro2">
          <table:table-cell office:value-type="float" office:value="7338941729" calcext:value-type="float">
            <text:p>7338941729</text:p>
          </table:table-cell>
          <table:table-cell office:value-type="string" calcext:value-type="string">
            <text:p>ASHWIN 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4];&quot;/L&quot;;[.H4];&quot;/R&quot;)" office:value-type="string" office:string-value="TT/A/L0/R" calcext:value-type="string">
            <text:p>TT/A/L0/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K4];[.M4];&quot;/100&quot;;[.L4];&quot;/B2&quot;)" office:value-type="string" office:string-value="TT/A/L0/R1/1003/B2" calcext:value-type="string">
            <text:p>TT/A/L0/R1/1003/B2</text:p>
          </table:table-cell>
          <table:table-cell office:value-type="string" calcext:value-type="string">
            <text:p>TT/A/L0/R1/1003/B2</text:p>
          </table:table-cell>
        </table:table-row>
        <table:table-row table:style-name="ro2">
          <table:table-cell office:value-type="float" office:value="6009133063" calcext:value-type="float">
            <text:p>6009133063</text:p>
          </table:table-cell>
          <table:table-cell office:value-type="string" calcext:value-type="string">
            <text:p>DEBAJIT DA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Ghandhigram</text:p>
          </table:table-cell>
          <table:table-cell office:value-type="float" office:value="6719" calcext:value-type="float">
            <text:p>6719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5];&quot;/L&quot;;[.H5];&quot;/R&quot;)" office:value-type="string" office:string-value="TT/A/L0/R" calcext:value-type="string">
            <text:p>TT/A/L0/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[.K5];[.M5];&quot;/100&quot;;[.L5];&quot;/B2&quot;)" office:value-type="string" office:string-value="TT/A/L0/R1/1004/B2" calcext:value-type="string">
            <text:p>TT/A/L0/R1/1004/B2</text:p>
          </table:table-cell>
          <table:table-cell office:value-type="string" calcext:value-type="string">
            <text:p>TT/A/L0/R1/1004/B2</text:p>
          </table:table-cell>
        </table:table-row>
        <table:table-row table:style-name="ro2">
          <table:table-cell office:value-type="float" office:value="8056682091" calcext:value-type="float">
            <text:p>8056682091</text:p>
          </table:table-cell>
          <table:table-cell office:value-type="string" calcext:value-type="string">
            <text:p>DEEKSHITH 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6];&quot;/L&quot;;[.H6];&quot;/R&quot;)" office:value-type="string" office:string-value="TT/A/L0/R" calcext:value-type="string">
            <text:p>TT/A/L0/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K6];[.M6];&quot;/100&quot;;[.L6];&quot;/B2&quot;)" office:value-type="string" office:string-value="TT/A/L0/R1/1005/B2" calcext:value-type="string">
            <text:p>TT/A/L0/R1/1005/B2</text:p>
          </table:table-cell>
          <table:table-cell office:value-type="string" calcext:value-type="string">
            <text:p>TT/A/L0/R1/1005/B2</text:p>
          </table:table-cell>
        </table:table-row>
        <table:table-row table:style-name="ro2">
          <table:table-cell office:value-type="float" office:value="9894893244" calcext:value-type="float">
            <text:p>9894893244</text:p>
          </table:table-cell>
          <table:table-cell office:value-type="string" calcext:value-type="string">
            <text:p>DEEKSHITHA 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7];&quot;/L&quot;;[.H7];&quot;/R&quot;)" office:value-type="string" office:string-value="TT/A/L0/R" calcext:value-type="string">
            <text:p>TT/A/L0/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NCATENATE([.K7];[.M7];&quot;/100&quot;;[.L7];&quot;/B2&quot;)" office:value-type="string" office:string-value="TT/A/L0/R1/1006/B2" calcext:value-type="string">
            <text:p>TT/A/L0/R1/1006/B2</text:p>
          </table:table-cell>
          <table:table-cell office:value-type="string" calcext:value-type="string">
            <text:p>TT/A/L0/R1/1006/B2</text:p>
          </table:table-cell>
        </table:table-row>
        <table:table-row table:style-name="ro2">
          <table:table-cell office:value-type="float" office:value="9600147414" calcext:value-type="float">
            <text:p>9600147414</text:p>
          </table:table-cell>
          <table:table-cell office:value-type="string" calcext:value-type="string">
            <text:p>HANSHIKA 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8];&quot;/L&quot;;[.H8];&quot;/R&quot;)" office:value-type="string" office:string-value="TT/A/L0/R" calcext:value-type="string">
            <text:p>TT/A/L0/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NCATENATE([.K8];[.M8];&quot;/100&quot;;[.L8];&quot;/B2&quot;)" office:value-type="string" office:string-value="TT/A/L0/R1/1007/B2" calcext:value-type="string">
            <text:p>TT/A/L0/R1/1007/B2</text:p>
          </table:table-cell>
          <table:table-cell office:value-type="string" calcext:value-type="string">
            <text:p>TT/A/L0/R1/1007/B2</text:p>
          </table:table-cell>
        </table:table-row>
        <table:table-row table:style-name="ro2">
          <table:table-cell office:value-type="float" office:value="9841929292" calcext:value-type="float">
            <text:p>9841929292</text:p>
          </table:table-cell>
          <table:table-cell office:value-type="string" calcext:value-type="string">
            <text:p>JAI SANTHOSH N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9];&quot;/L&quot;;[.H9];&quot;/R&quot;)" office:value-type="string" office:string-value="TT/A/L0/R" calcext:value-type="string">
            <text:p>TT/A/L0/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[.K9];[.M9];&quot;/100&quot;;[.L9];&quot;/B2&quot;)" office:value-type="string" office:string-value="TT/A/L0/R1/1008/B2" calcext:value-type="string">
            <text:p>TT/A/L0/R1/1008/B2</text:p>
          </table:table-cell>
          <table:table-cell office:value-type="string" calcext:value-type="string">
            <text:p>TT/A/L0/R1/1008/B2</text:p>
          </table:table-cell>
        </table:table-row>
        <table:table-row table:style-name="ro2">
          <table:table-cell office:value-type="float" office:value="8939481996" calcext:value-type="float">
            <text:p>8939481996</text:p>
          </table:table-cell>
          <table:table-cell office:value-type="string" calcext:value-type="string">
            <text:p>KEERTHANA 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0];&quot;/L&quot;;[.H10];&quot;/R&quot;)" office:value-type="string" office:string-value="TT/A/L0/R" calcext:value-type="string">
            <text:p>TT/A/L0/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[.K10];[.M10];&quot;/100&quot;;[.L10];&quot;/B2&quot;)" office:value-type="string" office:string-value="TT/A/L0/R1/1009/B2" calcext:value-type="string">
            <text:p>TT/A/L0/R1/1009/B2</text:p>
          </table:table-cell>
          <table:table-cell office:value-type="string" calcext:value-type="string">
            <text:p>TT/A/L0/R1/1009/B2</text:p>
          </table:table-cell>
        </table:table-row>
        <table:table-row table:style-name="ro2">
          <table:table-cell office:value-type="float" office:value="9884358543" calcext:value-type="float">
            <text:p>9884358543</text:p>
          </table:table-cell>
          <table:table-cell office:value-type="string" calcext:value-type="string">
            <text:p>KUSUMANJALY B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1];&quot;/L&quot;;[.H11];&quot;/R&quot;)" office:value-type="string" office:string-value="TT/A/L0/R" calcext:value-type="string">
            <text:p>TT/A/L0/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[.K11];[.M11];&quot;/10&quot;;[.L11];&quot;/B2&quot;)" office:value-type="string" office:string-value="TT/A/L0/R1/1010/B2" calcext:value-type="string">
            <text:p>TT/A/L0/R1/1010/B2</text:p>
          </table:table-cell>
          <table:table-cell office:value-type="string" calcext:value-type="string">
            <text:p>TT/A/L0/R1/1010/B2</text:p>
          </table:table-cell>
        </table:table-row>
        <table:table-row table:style-name="ro2">
          <table:table-cell office:value-type="float" office:value="9940072669" calcext:value-type="float">
            <text:p>9940072669</text:p>
          </table:table-cell>
          <table:table-cell office:value-type="string" calcext:value-type="string">
            <text:p>NIRANJANA 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2];&quot;/L&quot;;[.H12];&quot;/R&quot;)" office:value-type="string" office:string-value="TT/A/L0/R" calcext:value-type="string">
            <text:p>TT/A/L0/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CONCATENATE([.K12];[.M12];&quot;/10&quot;;[.L12];&quot;/B2&quot;)" office:value-type="string" office:string-value="TT/A/L0/R1/1011/B2" calcext:value-type="string">
            <text:p>TT/A/L0/R1/1011/B2</text:p>
          </table:table-cell>
          <table:table-cell office:value-type="string" calcext:value-type="string">
            <text:p>TT/A/L0/R1/1011/B2</text:p>
          </table:table-cell>
        </table:table-row>
        <table:table-row table:style-name="ro2">
          <table:table-cell office:value-type="float" office:value="9952087106" calcext:value-type="float">
            <text:p>9952087106</text:p>
          </table:table-cell>
          <table:table-cell office:value-type="string" calcext:value-type="string">
            <text:p>PAEREZHIL B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3];&quot;/L&quot;;[.H13];&quot;/R&quot;)" office:value-type="string" office:string-value="TT/A/L0/R" calcext:value-type="string">
            <text:p>TT/A/L0/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CONCATENATE([.K13];[.M13];&quot;/10&quot;;[.L13];&quot;/B2&quot;)" office:value-type="string" office:string-value="TT/A/L0/R1/1012/B2" calcext:value-type="string">
            <text:p>TT/A/L0/R1/1012/B2</text:p>
          </table:table-cell>
          <table:table-cell office:value-type="string" calcext:value-type="string">
            <text:p>TT/A/L0/R1/1012/B2</text:p>
          </table:table-cell>
        </table:table-row>
        <table:table-row table:style-name="ro2">
          <table:table-cell office:value-type="float" office:value="9444522834" calcext:value-type="float">
            <text:p>9444522834</text:p>
          </table:table-cell>
          <table:table-cell office:value-type="string" calcext:value-type="string">
            <text:p>PAVITHRA SV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4];&quot;/L&quot;;[.H14];&quot;/R&quot;)" office:value-type="string" office:string-value="TT/A/L0/R" calcext:value-type="string">
            <text:p>TT/A/L0/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CONCATENATE([.K14];[.M14];&quot;/10&quot;;[.L14];&quot;/B2&quot;)" office:value-type="string" office:string-value="TT/A/L0/R1/1013/B2" calcext:value-type="string">
            <text:p>TT/A/L0/R1/1013/B2</text:p>
          </table:table-cell>
          <table:table-cell office:value-type="string" calcext:value-type="string">
            <text:p>TT/A/L0/R1/1013/B2</text:p>
          </table:table-cell>
        </table:table-row>
        <table:table-row table:style-name="ro2">
          <table:table-cell office:value-type="float" office:value="7976103683" calcext:value-type="float">
            <text:p>7976103683</text:p>
          </table:table-cell>
          <table:table-cell office:value-type="string" calcext:value-type="string">
            <text:p>PIYUSH MOOND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5];&quot;/L&quot;;[.H15];&quot;/R&quot;)" office:value-type="string" office:string-value="TT/A/L0/R" calcext:value-type="string">
            <text:p>TT/A/L0/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CONCATENATE([.K15];[.M15];&quot;/10&quot;;[.L15];&quot;/B2&quot;)" office:value-type="string" office:string-value="TT/A/L0/R1/1014/B2" calcext:value-type="string">
            <text:p>TT/A/L0/R1/1014/B2</text:p>
          </table:table-cell>
          <table:table-cell office:value-type="string" calcext:value-type="string">
            <text:p>TT/A/L0/R1/1014/B2</text:p>
          </table:table-cell>
        </table:table-row>
        <table:table-row table:style-name="ro2">
          <table:table-cell office:value-type="float" office:value="7005466273" calcext:value-type="float">
            <text:p>7005466273</text:p>
          </table:table-cell>
          <table:table-cell office:value-type="string" calcext:value-type="string">
            <text:p>PRATIKSHA GHOS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Nagerjala</text:p>
          </table:table-cell>
          <table:table-cell office:value-type="float" office:value="6710" calcext:value-type="float">
            <text:p>671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6];&quot;/L&quot;;[.H16];&quot;/R&quot;)" office:value-type="string" office:string-value="TT/A/L0/R" calcext:value-type="string">
            <text:p>TT/A/L0/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CONCATENATE([.K16];[.M16];&quot;/10&quot;;[.L16];&quot;/B2&quot;)" office:value-type="string" office:string-value="TT/A/L0/R1/1015/B2" calcext:value-type="string">
            <text:p>TT/A/L0/R1/1015/B2</text:p>
          </table:table-cell>
          <table:table-cell office:value-type="string" calcext:value-type="string">
            <text:p>TT/A/L0/R1/1015/B2</text:p>
          </table:table-cell>
        </table:table-row>
        <table:table-row table:style-name="ro2">
          <table:table-cell office:value-type="float" office:value="9677037654" calcext:value-type="float">
            <text:p>9677037654</text:p>
          </table:table-cell>
          <table:table-cell office:value-type="string" calcext:value-type="string">
            <text:p>RAM VIGNESH 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7];&quot;/L&quot;;[.H17];&quot;/R&quot;)" office:value-type="string" office:string-value="TT/A/L0/R" calcext:value-type="string">
            <text:p>TT/A/L0/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CONCATENATE([.K17];[.M17];&quot;/10&quot;;[.L17];&quot;/B2&quot;)" office:value-type="string" office:string-value="TT/A/L0/R1/1016/B2" calcext:value-type="string">
            <text:p>TT/A/L0/R1/1016/B2</text:p>
          </table:table-cell>
          <table:table-cell office:value-type="string" calcext:value-type="string">
            <text:p>TT/A/L0/R1/1016/B2</text:p>
          </table:table-cell>
        </table:table-row>
        <table:table-row table:style-name="ro2">
          <table:table-cell office:value-type="float" office:value="9782868123" calcext:value-type="float">
            <text:p>9782868123</text:p>
          </table:table-cell>
          <table:table-cell office:value-type="string" calcext:value-type="string">
            <text:p>RUDRANSH DANW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8];&quot;/L&quot;;[.H18];&quot;/R&quot;)" office:value-type="string" office:string-value="TT/A/L0/R" calcext:value-type="string">
            <text:p>TT/A/L0/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NCATENATE([.K18];[.M18];&quot;/10&quot;;[.L18];&quot;/B2&quot;)" office:value-type="string" office:string-value="TT/A/L0/R1/1017/B2" calcext:value-type="string">
            <text:p>TT/A/L0/R1/1017/B2</text:p>
          </table:table-cell>
          <table:table-cell office:value-type="string" calcext:value-type="string">
            <text:p>TT/A/L0/R1/1017/B2</text:p>
          </table:table-cell>
        </table:table-row>
        <table:table-row table:style-name="ro2">
          <table:table-cell office:value-type="float" office:value="9940573566" calcext:value-type="float">
            <text:p>9940573566</text:p>
          </table:table-cell>
          <table:table-cell office:value-type="string" calcext:value-type="string">
            <text:p>SRIPRIYA 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9];&quot;/L&quot;;[.H19];&quot;/R&quot;)" office:value-type="string" office:string-value="TT/A/L0/R" calcext:value-type="string">
            <text:p>TT/A/L0/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NCATENATE([.K19];[.M19];&quot;/10&quot;;[.L19];&quot;/B2&quot;)" office:value-type="string" office:string-value="TT/A/L0/R1/1018/B2" calcext:value-type="string">
            <text:p>TT/A/L0/R1/1018/B2</text:p>
          </table:table-cell>
          <table:table-cell office:value-type="string" calcext:value-type="string">
            <text:p>TT/A/L0/R1/1018/B2</text:p>
          </table:table-cell>
        </table:table-row>
        <table:table-row table:style-name="ro2">
          <table:table-cell office:value-type="float" office:value="8778522191" calcext:value-type="float">
            <text:p>8778522191</text:p>
          </table:table-cell>
          <table:table-cell office:value-type="string" calcext:value-type="string">
            <text:p>THEENASHKUM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0];&quot;/L&quot;;[.H20];&quot;/R&quot;)" office:value-type="string" office:string-value="TT/A/L0/R" calcext:value-type="string">
            <text:p>TT/A/L0/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[.K20];[.M20];&quot;/10&quot;;[.L20];&quot;/B2&quot;)" office:value-type="string" office:string-value="TT/A/L0/R1/1019/B2" calcext:value-type="string">
            <text:p>TT/A/L0/R1/1019/B2</text:p>
          </table:table-cell>
          <table:table-cell office:value-type="string" calcext:value-type="string">
            <text:p>TT/A/L0/R1/1019/B2</text:p>
          </table:table-cell>
        </table:table-row>
        <table:table-row table:style-name="ro2">
          <table:table-cell office:value-type="float" office:value="9962347712" calcext:value-type="float">
            <text:p>9962347712</text:p>
          </table:table-cell>
          <table:table-cell office:value-type="string" calcext:value-type="string">
            <text:p>THILAK RAJ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1];&quot;/L&quot;;[.H21];&quot;/R&quot;)" office:value-type="string" office:string-value="TT/A/L0/R" calcext:value-type="string">
            <text:p>TT/A/L0/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NCATENATE([.K21];[.M21];&quot;/10&quot;;[.L21];&quot;/B2&quot;)" office:value-type="string" office:string-value="TT/A/L0/R1/1020/B2" calcext:value-type="string">
            <text:p>TT/A/L0/R1/1020/B2</text:p>
          </table:table-cell>
          <table:table-cell office:value-type="string" calcext:value-type="string">
            <text:p>TT/A/L0/R1/1020/B2</text:p>
          </table:table-cell>
        </table:table-row>
        <table:table-row table:style-name="ro2">
          <table:table-cell office:value-type="float" office:value="9486458059" calcext:value-type="float">
            <text:p>9486458059</text:p>
          </table:table-cell>
          <table:table-cell office:value-type="string" calcext:value-type="string">
            <text:p>THILLAI OLI 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2];&quot;/L&quot;;[.H22];&quot;/R&quot;)" office:value-type="string" office:string-value="TT/A/L0/R" calcext:value-type="string">
            <text:p>TT/A/L0/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NCATENATE([.K22];[.M22];&quot;/10&quot;;[.L22];&quot;/B2&quot;)" office:value-type="string" office:string-value="TT/A/L0/R1/1021/B2" calcext:value-type="string">
            <text:p>TT/A/L0/R1/1021/B2</text:p>
          </table:table-cell>
          <table:table-cell office:value-type="string" calcext:value-type="string">
            <text:p>TT/A/L0/R1/1021/B2</text:p>
          </table:table-cell>
        </table:table-row>
        <table:table-row table:style-name="ro2">
          <table:table-cell office:value-type="float" office:value="9941764814" calcext:value-type="float">
            <text:p>9941764814</text:p>
          </table:table-cell>
          <table:table-cell office:value-type="string" calcext:value-type="string">
            <text:p>US . SHRREY KUM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3];&quot;/L&quot;;[.H23];&quot;/R&quot;)" office:value-type="string" office:string-value="TT/A/L0/R" calcext:value-type="string">
            <text:p>TT/A/L0/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NCATENATE([.K23];[.M23];&quot;/10&quot;;[.L23];&quot;/B2&quot;)" office:value-type="string" office:string-value="TT/A/L0/R1/1022/B2" calcext:value-type="string">
            <text:p>TT/A/L0/R1/1022/B2</text:p>
          </table:table-cell>
          <table:table-cell office:value-type="string" calcext:value-type="string">
            <text:p>TT/A/L0/R1/1022/B2</text:p>
          </table:table-cell>
        </table:table-row>
        <table:table-row table:style-name="ro2">
          <table:table-cell office:value-type="float" office:value="9841765751" calcext:value-type="float">
            <text:p>9841765751</text:p>
          </table:table-cell>
          <table:table-cell office:value-type="string" calcext:value-type="string">
            <text:p>YOGESH 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4];&quot;/L&quot;;[.H24];&quot;/R&quot;)" office:value-type="string" office:string-value="TT/A/L0/R" calcext:value-type="string">
            <text:p>TT/A/L0/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NCATENATE([.K24];[.M24];&quot;/10&quot;;[.L24];&quot;/B2&quot;)" office:value-type="string" office:string-value="TT/A/L0/R1/1023/B2" calcext:value-type="string">
            <text:p>TT/A/L0/R1/1023/B2</text:p>
          </table:table-cell>
          <table:table-cell office:value-type="string" calcext:value-type="string">
            <text:p>TT/A/L0/R1/1023/B2</text:p>
          </table:table-cell>
        </table:table-row>
        <table:table-row table:style-name="ro2">
          <table:table-cell office:value-type="float" office:value="9962826588" calcext:value-type="float">
            <text:p>9962826588</text:p>
          </table:table-cell>
          <table:table-cell office:value-type="string" calcext:value-type="string">
            <text:p>MANOJ M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5];&quot;/L&quot;;[.H25];&quot;/R&quot;)" office:value-type="string" office:string-value="TT/B/L0/R" calcext:value-type="string">
            <text:p>TT/B/L0/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CONCATENATE([.K25];[.M25];&quot;/10&quot;;[.L25];&quot;/B2&quot;)" office:value-type="string" office:string-value="TT/B/L0/R1/1024/B2" calcext:value-type="string">
            <text:p>TT/B/L0/R1/1024/B2</text:p>
          </table:table-cell>
          <table:table-cell office:value-type="string" calcext:value-type="string">
            <text:p>TT/B/L0/R1/1024/B2</text:p>
          </table:table-cell>
        </table:table-row>
        <table:table-row table:style-name="ro2">
          <table:table-cell office:value-type="float" office:value="9710292202" calcext:value-type="float">
            <text:p>9710292202</text:p>
          </table:table-cell>
          <table:table-cell office:value-type="string" calcext:value-type="string">
            <text:p>RIKESH B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6];&quot;/L&quot;;[.H26];&quot;/R&quot;)" office:value-type="string" office:string-value="TT/B/L0/R" calcext:value-type="string">
            <text:p>TT/B/L0/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CONCATENATE([.K26];[.M26];&quot;/10&quot;;[.L26];&quot;/B2&quot;)" office:value-type="string" office:string-value="TT/B/L0/R1/1025/B2" calcext:value-type="string">
            <text:p>TT/B/L0/R1/1025/B2</text:p>
          </table:table-cell>
          <table:table-cell office:value-type="string" calcext:value-type="string">
            <text:p>TT/B/L0/R1/1025/B2</text:p>
          </table:table-cell>
        </table:table-row>
        <table:table-row table:style-name="ro2">
          <table:table-cell office:value-type="float" office:value="9436123764" calcext:value-type="float">
            <text:p>9436123764</text:p>
          </table:table-cell>
          <table:table-cell office:value-type="string" calcext:value-type="string">
            <text:p>RUDRANI DA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radise Chaumuhani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7];&quot;/L&quot;;[.H27];&quot;/R&quot;)" office:value-type="string" office:string-value="TT/B/L0/R" calcext:value-type="string">
            <text:p>TT/B/L0/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CONCATENATE([.K27];[.M27];&quot;/10&quot;;[.L27];&quot;/B2&quot;)" office:value-type="string" office:string-value="TT/B/L0/R1/1026/B2" calcext:value-type="string">
            <text:p>TT/B/L0/R1/1026/B2</text:p>
          </table:table-cell>
          <table:table-cell office:value-type="string" calcext:value-type="string">
            <text:p>TT/B/L0/R1/1026/B2</text:p>
          </table:table-cell>
        </table:table-row>
        <table:table-row table:style-name="ro2">
          <table:table-cell office:value-type="float" office:value="9826255526" calcext:value-type="float">
            <text:p>9826255526</text:p>
          </table:table-cell>
          <table:table-cell office:value-type="string" calcext:value-type="string">
            <text:p>SHREYA KULSHRESHTH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8];&quot;/L&quot;;[.H28];&quot;/R&quot;)" office:value-type="string" office:string-value="TT/B/L0/R" calcext:value-type="string">
            <text:p>TT/B/L0/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CONCATENATE([.K28];[.M28];&quot;/10&quot;;[.L28];&quot;/B2&quot;)" office:value-type="string" office:string-value="TT/B/L0/R1/1027/B2" calcext:value-type="string">
            <text:p>TT/B/L0/R1/1027/B2</text:p>
          </table:table-cell>
          <table:table-cell office:value-type="string" calcext:value-type="string">
            <text:p>TT/B/L0/R1/1027/B2</text:p>
          </table:table-cell>
        </table:table-row>
        <table:table-row table:style-name="ro2">
          <table:table-cell office:value-type="float" office:value="9436902758" calcext:value-type="float">
            <text:p>9436902758</text:p>
          </table:table-cell>
          <table:table-cell office:value-type="string" calcext:value-type="string">
            <text:p>SIMREN DEBBARM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G.B.Centre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9];&quot;/L&quot;;[.H29];&quot;/R&quot;)" office:value-type="string" office:string-value="TT/B/L0/R" calcext:value-type="string">
            <text:p>TT/B/L0/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CONCATENATE([.K29];[.M29];&quot;/10&quot;;[.L29];&quot;/B2&quot;)" office:value-type="string" office:string-value="TT/B/L0/R1/1028/B2" calcext:value-type="string">
            <text:p>TT/B/L0/R1/1028/B2</text:p>
          </table:table-cell>
          <table:table-cell office:value-type="string" calcext:value-type="string">
            <text:p>TT/B/L0/R1/1028/B2</text:p>
          </table:table-cell>
        </table:table-row>
        <table:table-row table:style-name="ro2">
          <table:table-cell office:value-type="float" office:value="8787771371" calcext:value-type="float">
            <text:p>8787771371</text:p>
          </table:table-cell>
          <table:table-cell office:value-type="string" calcext:value-type="string">
            <text:p>SUPRATIK PAU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G.B.Centre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30];&quot;/L&quot;;[.H30];&quot;/R&quot;)" office:value-type="string" office:string-value="TT/B/L0/R" calcext:value-type="string">
            <text:p>TT/B/L0/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NCATENATE([.K30];[.M30];&quot;/10&quot;;[.L30];&quot;/B2&quot;)" office:value-type="string" office:string-value="TT/B/L0/R1/1029/B2" calcext:value-type="string">
            <text:p>TT/B/L0/R1/1029/B2</text:p>
          </table:table-cell>
          <table:table-cell office:value-type="string" calcext:value-type="string">
            <text:p>TT/B/L0/R1/1029/B2</text:p>
          </table:table-cell>
        </table:table-row>
        <table:table-row table:style-name="ro2">
          <table:table-cell office:value-type="float" office:value="9979467466" calcext:value-type="float">
            <text:p>9979467466</text:p>
          </table:table-cell>
          <table:table-cell office:value-type="string" calcext:value-type="string">
            <text:p>AARAV MANOJKUMAR SHERATHI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lawad Road</text:p>
          </table:table-cell>
          <table:table-cell office:value-type="float" office:value="8040" calcext:value-type="float">
            <text:p>80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31];&quot;/L&quot;;[.H31];&quot;/R&quot;)" office:value-type="string" office:string-value="TT/A/L1/R" calcext:value-type="string">
            <text:p>TT/A/L1/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CONCATENATE([.K31];[.M31];&quot;/10&quot;;[.L31];&quot;/B2&quot;)" office:value-type="string" office:string-value="TT/A/L1/R1/1030/B2" calcext:value-type="string">
            <text:p>TT/A/L1/R1/1030/B2</text:p>
          </table:table-cell>
          <table:table-cell office:value-type="string" calcext:value-type="string">
            <text:p>TT/A/L1/R1/1030/B2</text:p>
          </table:table-cell>
        </table:table-row>
        <table:table-row table:style-name="ro2">
          <table:table-cell office:value-type="float" office:value="9712312605" calcext:value-type="float">
            <text:p>9712312605</text:p>
          </table:table-cell>
          <table:table-cell office:value-type="string" calcext:value-type="string">
            <text:p>AASHAY N NASHIT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esu</text:p>
          </table:table-cell>
          <table:table-cell office:value-type="float" office:value="8044" calcext:value-type="float">
            <text:p>804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32];&quot;/L&quot;;[.H32];&quot;/R&quot;)" office:value-type="string" office:string-value="TT/A/L1/R" calcext:value-type="string">
            <text:p>TT/A/L1/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CONCATENATE([.K32];[.M32];&quot;/10&quot;;[.L32];&quot;/B2&quot;)" office:value-type="string" office:string-value="TT/A/L1/R1/1031/B2" calcext:value-type="string">
            <text:p>TT/A/L1/R1/1031/B2</text:p>
          </table:table-cell>
          <table:table-cell office:value-type="string" calcext:value-type="string">
            <text:p>TT/A/L1/R1/1031/B2</text:p>
          </table:table-cell>
        </table:table-row>
        <table:table-row table:style-name="ro2">
          <table:table-cell office:value-type="float" office:value="9434255065" calcext:value-type="float">
            <text:p>9434255065</text:p>
          </table:table-cell>
          <table:table-cell office:value-type="string" calcext:value-type="string">
            <text:p>AYUSH KADER MOLL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33];&quot;/L&quot;;[.H33];&quot;/R&quot;)" office:value-type="string" office:string-value="TT/A/L1/R" calcext:value-type="string">
            <text:p>TT/A/L1/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CONCATENATE([.K33];[.M33];&quot;/10&quot;;[.L33];&quot;/B2&quot;)" office:value-type="string" office:string-value="TT/A/L1/R1/1032/B2" calcext:value-type="string">
            <text:p>TT/A/L1/R1/1032/B2</text:p>
          </table:table-cell>
          <table:table-cell office:value-type="string" calcext:value-type="string">
            <text:p>TT/A/L1/R1/1032/B2</text:p>
          </table:table-cell>
        </table:table-row>
        <table:table-row table:style-name="ro2">
          <table:table-cell office:value-type="float" office:value="8290870863" calcext:value-type="float">
            <text:p>8290870863</text:p>
          </table:table-cell>
          <table:table-cell office:value-type="string" calcext:value-type="string">
            <text:p>AYUSHMAAN TANEJ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34];&quot;/L&quot;;[.H34];&quot;/R&quot;)" office:value-type="string" office:string-value="TT/A/L1/R" calcext:value-type="string">
            <text:p>TT/A/L1/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CONCATENATE([.K34];[.M34];&quot;/10&quot;;[.L34];&quot;/B2&quot;)" office:value-type="string" office:string-value="TT/A/L1/R1/1033/B2" calcext:value-type="string">
            <text:p>TT/A/L1/R1/1033/B2</text:p>
          </table:table-cell>
          <table:table-cell office:value-type="string" calcext:value-type="string">
            <text:p>TT/A/L1/R1/1033/B2</text:p>
          </table:table-cell>
        </table:table-row>
        <table:table-row table:style-name="ro2">
          <table:table-cell office:value-type="float" office:value="9824223224" calcext:value-type="float">
            <text:p>9824223224</text:p>
          </table:table-cell>
          <table:table-cell office:value-type="string" calcext:value-type="string">
            <text:p>BHAVI PATE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lanala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35];&quot;/L&quot;;[.H35];&quot;/R&quot;)" office:value-type="string" office:string-value="TT/A/L1/R" calcext:value-type="string">
            <text:p>TT/A/L1/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CONCATENATE([.K35];[.M35];&quot;/10&quot;;[.L35];&quot;/B2&quot;)" office:value-type="string" office:string-value="TT/A/L1/R1/1034/B2" calcext:value-type="string">
            <text:p>TT/A/L1/R1/1034/B2</text:p>
          </table:table-cell>
          <table:table-cell office:value-type="string" calcext:value-type="string">
            <text:p>TT/A/L1/R1/1034/B2</text:p>
          </table:table-cell>
        </table:table-row>
        <table:table-row table:style-name="ro2">
          <table:table-cell office:value-type="float" office:value="9723293666" calcext:value-type="float">
            <text:p>9723293666</text:p>
          </table:table-cell>
          <table:table-cell office:value-type="string" calcext:value-type="string">
            <text:p>DARSHI DHAWALBHAI PATE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Science City</text:p>
          </table:table-cell>
          <table:table-cell office:value-type="float" office:value="8063" calcext:value-type="float">
            <text:p>806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36];&quot;/L&quot;;[.H36];&quot;/R&quot;)" office:value-type="string" office:string-value="TT/A/L1/R" calcext:value-type="string">
            <text:p>TT/A/L1/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CONCATENATE([.K36];[.M36];&quot;/10&quot;;[.L36];&quot;/B2&quot;)" office:value-type="string" office:string-value="TT/A/L1/R1/1035/B2" calcext:value-type="string">
            <text:p>TT/A/L1/R1/1035/B2</text:p>
          </table:table-cell>
          <table:table-cell office:value-type="string" calcext:value-type="string">
            <text:p>TT/A/L1/R1/1035/B2</text:p>
          </table:table-cell>
        </table:table-row>
        <table:table-row table:style-name="ro2">
          <table:table-cell office:value-type="float" office:value="9998339568" calcext:value-type="float">
            <text:p>9998339568</text:p>
          </table:table-cell>
          <table:table-cell office:value-type="string" calcext:value-type="string">
            <text:p>DEYAN PRASHANTBHAI BABE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37];&quot;/L&quot;;[.H37];&quot;/R&quot;)" office:value-type="string" office:string-value="TT/A/L1/R" calcext:value-type="string">
            <text:p>TT/A/L1/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CONCATENATE([.K37];[.M37];&quot;/10&quot;;[.L37];&quot;/B2&quot;)" office:value-type="string" office:string-value="TT/A/L1/R1/1036/B2" calcext:value-type="string">
            <text:p>TT/A/L1/R1/1036/B2</text:p>
          </table:table-cell>
          <table:table-cell office:value-type="string" calcext:value-type="string">
            <text:p>TT/A/L1/R1/1036/B2</text:p>
          </table:table-cell>
        </table:table-row>
        <table:table-row table:style-name="ro2">
          <table:table-cell office:value-type="float" office:value="8320754169" calcext:value-type="float">
            <text:p>8320754169</text:p>
          </table:table-cell>
          <table:table-cell office:value-type="string" calcext:value-type="string">
            <text:p>HARMAN PRAVINBHAI SOJITR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lawad Road</text:p>
          </table:table-cell>
          <table:table-cell office:value-type="float" office:value="8040" calcext:value-type="float">
            <text:p>80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38];&quot;/L&quot;;[.H38];&quot;/R&quot;)" office:value-type="string" office:string-value="TT/A/L1/R" calcext:value-type="string">
            <text:p>TT/A/L1/R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CONCATENATE([.K38];[.M38];&quot;/10&quot;;[.L38];&quot;/B2&quot;)" office:value-type="string" office:string-value="TT/A/L1/R2/1037/B2" calcext:value-type="string">
            <text:p>TT/A/L1/R2/1037/B2</text:p>
          </table:table-cell>
          <table:table-cell office:value-type="string" calcext:value-type="string">
            <text:p>TT/A/L1/R2/1037/B2</text:p>
          </table:table-cell>
        </table:table-row>
        <table:table-row table:style-name="ro2">
          <table:table-cell office:value-type="float" office:value="7779078029" calcext:value-type="float">
            <text:p>7779078029</text:p>
          </table:table-cell>
          <table:table-cell office:value-type="string" calcext:value-type="string">
            <text:p>HEER <text:s/>PATE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Guruprashad Chowk</text:p>
          </table:table-cell>
          <table:table-cell office:value-type="float" office:value="8042" calcext:value-type="float">
            <text:p>804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39];&quot;/L&quot;;[.H39];&quot;/R&quot;)" office:value-type="string" office:string-value="TT/A/L1/R" calcext:value-type="string">
            <text:p>TT/A/L1/R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CONCATENATE([.K39];[.M39];&quot;/10&quot;;[.L39];&quot;/B2&quot;)" office:value-type="string" office:string-value="TT/A/L1/R2/1038/B2" calcext:value-type="string">
            <text:p>TT/A/L1/R2/1038/B2</text:p>
          </table:table-cell>
          <table:table-cell office:value-type="string" calcext:value-type="string">
            <text:p>TT/A/L1/R2/1038/B2</text:p>
          </table:table-cell>
        </table:table-row>
        <table:table-row table:style-name="ro2">
          <table:table-cell office:value-type="float" office:value="9601731264" calcext:value-type="float">
            <text:p>9601731264</text:p>
          </table:table-cell>
          <table:table-cell office:value-type="string" calcext:value-type="string">
            <text:p>HEET SON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Naranpura</text:p>
          </table:table-cell>
          <table:table-cell office:value-type="float" office:value="8078" calcext:value-type="float">
            <text:p>807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40];&quot;/L&quot;;[.H40];&quot;/R&quot;)" office:value-type="string" office:string-value="TT/A/L1/R" calcext:value-type="string">
            <text:p>TT/A/L1/R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CONCATENATE([.K40];[.M40];&quot;/10&quot;;[.L40];&quot;/B2&quot;)" office:value-type="string" office:string-value="TT/A/L1/R2/1039/B2" calcext:value-type="string">
            <text:p>TT/A/L1/R2/1039/B2</text:p>
          </table:table-cell>
          <table:table-cell office:value-type="string" calcext:value-type="string">
            <text:p>TT/A/L1/R2/1039/B2</text:p>
          </table:table-cell>
        </table:table-row>
        <table:table-row table:style-name="ro2">
          <table:table-cell office:value-type="float" office:value="9512542346" calcext:value-type="float">
            <text:p>9512542346</text:p>
          </table:table-cell>
          <table:table-cell office:value-type="string" calcext:value-type="string">
            <text:p>HEM NIKUNJ PAREK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lawad Road</text:p>
          </table:table-cell>
          <table:table-cell office:value-type="float" office:value="8040" calcext:value-type="float">
            <text:p>80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41];&quot;/L&quot;;[.H41];&quot;/R&quot;)" office:value-type="string" office:string-value="TT/A/L1/R" calcext:value-type="string">
            <text:p>TT/A/L1/R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CONCATENATE([.K41];[.M41];&quot;/10&quot;;[.L41];&quot;/B2&quot;)" office:value-type="string" office:string-value="TT/A/L1/R2/1040/B2" calcext:value-type="string">
            <text:p>TT/A/L1/R2/1040/B2</text:p>
          </table:table-cell>
          <table:table-cell office:value-type="string" calcext:value-type="string">
            <text:p>TT/A/L1/R2/1040/B2</text:p>
          </table:table-cell>
        </table:table-row>
        <table:table-row table:style-name="ro2">
          <table:table-cell office:value-type="float" office:value="9727788991" calcext:value-type="float">
            <text:p>9727788991</text:p>
          </table:table-cell>
          <table:table-cell office:value-type="string" calcext:value-type="string">
            <text:p>HIRNAY MUKESH AGHAR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lawad Road</text:p>
          </table:table-cell>
          <table:table-cell office:value-type="float" office:value="8040" calcext:value-type="float">
            <text:p>80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42];&quot;/L&quot;;[.H42];&quot;/R&quot;)" office:value-type="string" office:string-value="TT/A/L1/R" calcext:value-type="string">
            <text:p>TT/A/L1/R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CONCATENATE([.K42];[.M42];&quot;/10&quot;;[.L42];&quot;/B2&quot;)" office:value-type="string" office:string-value="TT/A/L1/R2/1041/B2" calcext:value-type="string">
            <text:p>TT/A/L1/R2/1041/B2</text:p>
          </table:table-cell>
          <table:table-cell office:value-type="string" calcext:value-type="string">
            <text:p>TT/A/L1/R2/1041/B2</text:p>
          </table:table-cell>
        </table:table-row>
        <table:table-row table:style-name="ro2">
          <table:table-cell office:value-type="float" office:value="9979987765" calcext:value-type="float">
            <text:p>9979987765</text:p>
          </table:table-cell>
          <table:table-cell office:value-type="string" calcext:value-type="string">
            <text:p>HIYA NIKUNJBHAI PATE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43];&quot;/L&quot;;[.H43];&quot;/R&quot;)" office:value-type="string" office:string-value="TT/A/L1/R" calcext:value-type="string">
            <text:p>TT/A/L1/R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CONCATENATE([.K43];[.M43];&quot;/10&quot;;[.L43];&quot;/B2&quot;)" office:value-type="string" office:string-value="TT/A/L1/R2/1042/B2" calcext:value-type="string">
            <text:p>TT/A/L1/R2/1042/B2</text:p>
          </table:table-cell>
          <table:table-cell office:value-type="string" calcext:value-type="string">
            <text:p>TT/A/L1/R2/1042/B2</text:p>
          </table:table-cell>
        </table:table-row>
        <table:table-row table:style-name="ro2">
          <table:table-cell office:value-type="float" office:value="9913019450" calcext:value-type="float">
            <text:p>9913019450</text:p>
          </table:table-cell>
          <table:table-cell office:value-type="string" calcext:value-type="string">
            <text:p>HUZAIFA BHATI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Dahod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44];&quot;/L&quot;;[.H44];&quot;/R&quot;)" office:value-type="string" office:string-value="TT/A/L1/R" calcext:value-type="string">
            <text:p>TT/A/L1/R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CONCATENATE([.K44];[.M44];&quot;/10&quot;;[.L44];&quot;/B2&quot;)" office:value-type="string" office:string-value="TT/A/L1/R2/1043/B2" calcext:value-type="string">
            <text:p>TT/A/L1/R2/1043/B2</text:p>
          </table:table-cell>
          <table:table-cell office:value-type="string" calcext:value-type="string">
            <text:p>TT/A/L1/R2/1043/B2</text:p>
          </table:table-cell>
        </table:table-row>
        <table:table-row table:style-name="ro2">
          <table:table-cell office:value-type="float" office:value="7586925699" calcext:value-type="float">
            <text:p>7586925699</text:p>
          </table:table-cell>
          <table:table-cell office:value-type="string" calcext:value-type="string">
            <text:p>ISHIKA GHOS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45];&quot;/L&quot;;[.H45];&quot;/R&quot;)" office:value-type="string" office:string-value="TT/A/L1/R" calcext:value-type="string">
            <text:p>TT/A/L1/R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CONCATENATE([.K45];[.M45];&quot;/10&quot;;[.L45];&quot;/B2&quot;)" office:value-type="string" office:string-value="TT/A/L1/R2/1044/B2" calcext:value-type="string">
            <text:p>TT/A/L1/R2/1044/B2</text:p>
          </table:table-cell>
          <table:table-cell office:value-type="string" calcext:value-type="string">
            <text:p>TT/A/L1/R2/1044/B2</text:p>
          </table:table-cell>
        </table:table-row>
        <table:table-row table:style-name="ro2">
          <table:table-cell office:value-type="float" office:value="7228920570" calcext:value-type="float">
            <text:p>7228920570</text:p>
          </table:table-cell>
          <table:table-cell office:value-type="string" calcext:value-type="string">
            <text:p>JAINIL PATE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Science City</text:p>
          </table:table-cell>
          <table:table-cell office:value-type="float" office:value="8063" calcext:value-type="float">
            <text:p>806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46];&quot;/L&quot;;[.H46];&quot;/R&quot;)" office:value-type="string" office:string-value="TT/A/L1/R" calcext:value-type="string">
            <text:p>TT/A/L1/R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CONCATENATE([.K46];[.M46];&quot;/10&quot;;[.L46];&quot;/B2&quot;)" office:value-type="string" office:string-value="TT/A/L1/R2/1045/B2" calcext:value-type="string">
            <text:p>TT/A/L1/R2/1045/B2</text:p>
          </table:table-cell>
          <table:table-cell office:value-type="string" calcext:value-type="string">
            <text:p>TT/A/L1/R2/1045/B2</text:p>
          </table:table-cell>
        </table:table-row>
        <table:table-row table:style-name="ro2">
          <table:table-cell office:value-type="float" office:value="9428459179" calcext:value-type="float">
            <text:p>9428459179</text:p>
          </table:table-cell>
          <table:table-cell office:value-type="string" calcext:value-type="string">
            <text:p>KRISHIV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aishnodevi Centre</text:p>
          </table:table-cell>
          <table:table-cell office:value-type="float" office:value="8110" calcext:value-type="float">
            <text:p>8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47];&quot;/L&quot;;[.H47];&quot;/R&quot;)" office:value-type="string" office:string-value="TT/A/L1/R" calcext:value-type="string">
            <text:p>TT/A/L1/R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CONCATENATE([.K47];[.M47];&quot;/10&quot;;[.L47];&quot;/B2&quot;)" office:value-type="string" office:string-value="TT/A/L1/R2/1046/B2" calcext:value-type="string">
            <text:p>TT/A/L1/R2/1046/B2</text:p>
          </table:table-cell>
          <table:table-cell office:value-type="string" calcext:value-type="string">
            <text:p>TT/A/L1/R2/1046/B2</text:p>
          </table:table-cell>
        </table:table-row>
        <table:table-row table:style-name="ro2">
          <table:table-cell office:value-type="float" office:value="9979422560" calcext:value-type="float">
            <text:p>9979422560</text:p>
          </table:table-cell>
          <table:table-cell office:value-type="string" calcext:value-type="string">
            <text:p>KRISHIV KAMLESH KUMAR KAPDIY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ardhari Road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48];&quot;/L&quot;;[.H48];&quot;/R&quot;)" office:value-type="string" office:string-value="TT/A/L1/R" calcext:value-type="string">
            <text:p>TT/A/L1/R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CONCATENATE([.K48];[.M48];&quot;/10&quot;;[.L48];&quot;/B2&quot;)" office:value-type="string" office:string-value="TT/A/L1/R2/1047/B2" calcext:value-type="string">
            <text:p>TT/A/L1/R2/1047/B2</text:p>
          </table:table-cell>
          <table:table-cell office:value-type="string" calcext:value-type="string">
            <text:p>TT/A/L1/R2/1047/B2</text:p>
          </table:table-cell>
        </table:table-row>
        <table:table-row table:style-name="ro2">
          <table:table-cell office:value-type="float" office:value="9104592045" calcext:value-type="float">
            <text:p>9104592045</text:p>
          </table:table-cell>
          <table:table-cell office:value-type="string" calcext:value-type="string">
            <text:p>KRISHIV POPAT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Morbi Centre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49];&quot;/L&quot;;[.H49];&quot;/R&quot;)" office:value-type="string" office:string-value="TT/A/L1/R" calcext:value-type="string">
            <text:p>TT/A/L1/R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CONCATENATE([.K49];[.M49];&quot;/10&quot;;[.L49];&quot;/B2&quot;)" office:value-type="string" office:string-value="TT/A/L1/R2/1048/B2" calcext:value-type="string">
            <text:p>TT/A/L1/R2/1048/B2</text:p>
          </table:table-cell>
          <table:table-cell office:value-type="string" calcext:value-type="string">
            <text:p>TT/A/L1/R2/1048/B2</text:p>
          </table:table-cell>
        </table:table-row>
        <table:table-row table:style-name="ro2">
          <table:table-cell office:value-type="float" office:value="9664620586" calcext:value-type="float">
            <text:p>9664620586</text:p>
          </table:table-cell>
          <table:table-cell office:value-type="string" calcext:value-type="string">
            <text:p>LAKHANI HRIDAY NARESHBHA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Gajera Centre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50];&quot;/L&quot;;[.H50];&quot;/R&quot;)" office:value-type="string" office:string-value="TT/A/L1/R" calcext:value-type="string">
            <text:p>TT/A/L1/R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CONCATENATE([.K50];[.M50];&quot;/10&quot;;[.L50];&quot;/B2&quot;)" office:value-type="string" office:string-value="TT/A/L1/R2/1049/B2" calcext:value-type="string">
            <text:p>TT/A/L1/R2/1049/B2</text:p>
          </table:table-cell>
          <table:table-cell office:value-type="string" calcext:value-type="string">
            <text:p>TT/A/L1/R2/1049/B2</text:p>
          </table:table-cell>
        </table:table-row>
        <table:table-row table:style-name="ro2">
          <table:table-cell office:value-type="float" office:value="7698217792" calcext:value-type="float">
            <text:p>7698217792</text:p>
          </table:table-cell>
          <table:table-cell office:value-type="string" calcext:value-type="string">
            <text:p>MAKWANA PRAHI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lanala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51];&quot;/L&quot;;[.H51];&quot;/R&quot;)" office:value-type="string" office:string-value="TT/A/L1/R" calcext:value-type="string">
            <text:p>TT/A/L1/R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CONCATENATE([.K51];[.M51];&quot;/10&quot;;[.L51];&quot;/B2&quot;)" office:value-type="string" office:string-value="TT/A/L1/R2/1050/B2" calcext:value-type="string">
            <text:p>TT/A/L1/R2/1050/B2</text:p>
          </table:table-cell>
          <table:table-cell office:value-type="string" calcext:value-type="string">
            <text:p>TT/A/L1/R2/1050/B2</text:p>
          </table:table-cell>
        </table:table-row>
        <table:table-row table:style-name="ro2">
          <table:table-cell office:value-type="float" office:value="9593401979" calcext:value-type="float">
            <text:p>9593401979</text:p>
          </table:table-cell>
          <table:table-cell office:value-type="string" calcext:value-type="string">
            <text:p>MALIZA HAQUE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52];&quot;/L&quot;;[.H52];&quot;/R&quot;)" office:value-type="string" office:string-value="TT/A/L1/R" calcext:value-type="string">
            <text:p>TT/A/L1/R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CONCATENATE([.K52];[.M52];&quot;/10&quot;;[.L52];&quot;/B2&quot;)" office:value-type="string" office:string-value="TT/A/L1/R2/1051/B2" calcext:value-type="string">
            <text:p>TT/A/L1/R2/1051/B2</text:p>
          </table:table-cell>
          <table:table-cell office:value-type="string" calcext:value-type="string">
            <text:p>TT/A/L1/R2/1051/B2</text:p>
          </table:table-cell>
        </table:table-row>
        <table:table-row table:style-name="ro2">
          <table:table-cell office:value-type="float" office:value="9879508282" calcext:value-type="float">
            <text:p>9879508282</text:p>
          </table:table-cell>
          <table:table-cell office:value-type="string" calcext:value-type="string">
            <text:p>MANN PARECH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Morbi Centre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53];&quot;/L&quot;;[.H53];&quot;/R&quot;)" office:value-type="string" office:string-value="TT/A/L1/R" calcext:value-type="string">
            <text:p>TT/A/L1/R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CONCATENATE([.K53];[.M53];&quot;/10&quot;;[.L53];&quot;/B2&quot;)" office:value-type="string" office:string-value="TT/A/L1/R2/1052/B2" calcext:value-type="string">
            <text:p>TT/A/L1/R2/1052/B2</text:p>
          </table:table-cell>
          <table:table-cell office:value-type="string" calcext:value-type="string">
            <text:p>TT/A/L1/R2/1052/B2</text:p>
          </table:table-cell>
        </table:table-row>
        <table:table-row table:style-name="ro2">
          <table:table-cell office:value-type="float" office:value="8876757399" calcext:value-type="float">
            <text:p>8876757399</text:p>
          </table:table-cell>
          <table:table-cell office:value-type="string" calcext:value-type="string">
            <text:p>NAFIS MUJTAHID HOSSAIN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Dhubri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54];&quot;/L&quot;;[.H54];&quot;/R&quot;)" office:value-type="string" office:string-value="TT/A/L1/R" calcext:value-type="string">
            <text:p>TT/A/L1/R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CONCATENATE([.K54];[.M54];&quot;/10&quot;;[.L54];&quot;/B2&quot;)" office:value-type="string" office:string-value="TT/A/L1/R2/1053/B2" calcext:value-type="string">
            <text:p>TT/A/L1/R2/1053/B2</text:p>
          </table:table-cell>
          <table:table-cell office:value-type="string" calcext:value-type="string">
            <text:p>TT/A/L1/R2/1053/B2</text:p>
          </table:table-cell>
        </table:table-row>
        <table:table-row table:style-name="ro2">
          <table:table-cell office:value-type="float" office:value="8386867000" calcext:value-type="float">
            <text:p>8386867000</text:p>
          </table:table-cell>
          <table:table-cell office:value-type="string" calcext:value-type="string">
            <text:p>NAVYA RAJ CHHALAN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55];&quot;/L&quot;;[.H55];&quot;/R&quot;)" office:value-type="string" office:string-value="TT/A/L1/R" calcext:value-type="string">
            <text:p>TT/A/L1/R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CONCATENATE([.K55];[.M55];&quot;/10&quot;;[.L55];&quot;/B2&quot;)" office:value-type="string" office:string-value="TT/A/L1/R2/1054/B2" calcext:value-type="string">
            <text:p>TT/A/L1/R2/1054/B2</text:p>
          </table:table-cell>
          <table:table-cell office:value-type="string" calcext:value-type="string">
            <text:p>TT/A/L1/R2/1054/B2</text:p>
          </table:table-cell>
        </table:table-row>
        <table:table-row table:style-name="ro2">
          <table:table-cell office:value-type="float" office:value="9227911291" calcext:value-type="float">
            <text:p>9227911291</text:p>
          </table:table-cell>
          <table:table-cell office:value-type="string" calcext:value-type="string">
            <text:p>NITYA PATE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lanala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56];&quot;/L&quot;;[.H56];&quot;/R&quot;)" office:value-type="string" office:string-value="TT/A/L1/R" calcext:value-type="string">
            <text:p>TT/A/L1/R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CONCATENATE([.K56];[.M56];&quot;/10&quot;;[.L56];&quot;/B2&quot;)" office:value-type="string" office:string-value="TT/A/L1/R2/1055/B2" calcext:value-type="string">
            <text:p>TT/A/L1/R2/1055/B2</text:p>
          </table:table-cell>
          <table:table-cell office:value-type="string" calcext:value-type="string">
            <text:p>TT/A/L1/R2/1055/B2</text:p>
          </table:table-cell>
        </table:table-row>
        <table:table-row table:style-name="ro2">
          <table:table-cell office:value-type="float" office:value="7407324886" calcext:value-type="float">
            <text:p>7407324886</text:p>
          </table:table-cell>
          <table:table-cell office:value-type="string" calcext:value-type="string">
            <text:p>PARTHIB MANDA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57];&quot;/L&quot;;[.H57];&quot;/R&quot;)" office:value-type="string" office:string-value="TT/A/L1/R" calcext:value-type="string">
            <text:p>TT/A/L1/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CONCATENATE([.K57];[.M57];&quot;/10&quot;;[.L57];&quot;/B2&quot;)" office:value-type="string" office:string-value="TT/A/L1/R2/1056/B2" calcext:value-type="string">
            <text:p>TT/A/L1/R2/1056/B2</text:p>
          </table:table-cell>
          <table:table-cell office:value-type="string" calcext:value-type="string">
            <text:p>TT/A/L1/R2/1056/B2</text:p>
          </table:table-cell>
        </table:table-row>
        <table:table-row table:style-name="ro2">
          <table:table-cell office:value-type="float" office:value="9904851163" calcext:value-type="float">
            <text:p>9904851163</text:p>
          </table:table-cell>
          <table:table-cell office:value-type="string" calcext:value-type="string">
            <text:p>PRIYANSHUKUMAR JH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Ankleshwar - Chauta Polica Chowki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58];&quot;/L&quot;;[.H58];&quot;/R&quot;)" office:value-type="string" office:string-value="TT/A/L1/R" calcext:value-type="string">
            <text:p>TT/A/L1/R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CONCATENATE([.K58];[.M58];&quot;/10&quot;;[.L58];&quot;/B2&quot;)" office:value-type="string" office:string-value="TT/A/L1/R2/1057/B2" calcext:value-type="string">
            <text:p>TT/A/L1/R2/1057/B2</text:p>
          </table:table-cell>
          <table:table-cell office:value-type="string" calcext:value-type="string">
            <text:p>TT/A/L1/R2/1057/B2</text:p>
          </table:table-cell>
        </table:table-row>
        <table:table-row table:style-name="ro2">
          <table:table-cell office:value-type="float" office:value="9799522229" calcext:value-type="float">
            <text:p>9799522229</text:p>
          </table:table-cell>
          <table:table-cell office:value-type="string" calcext:value-type="string">
            <text:p>RUDRANSH CHOUDHARY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59];&quot;/L&quot;;[.H59];&quot;/R&quot;)" office:value-type="string" office:string-value="TT/A/L1/R" calcext:value-type="string">
            <text:p>TT/A/L1/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CONCATENATE([.K59];[.M59];&quot;/10&quot;;[.L59];&quot;/B2&quot;)" office:value-type="string" office:string-value="TT/A/L1/R2/1058/B2" calcext:value-type="string">
            <text:p>TT/A/L1/R2/1058/B2</text:p>
          </table:table-cell>
          <table:table-cell office:value-type="string" calcext:value-type="string">
            <text:p>TT/A/L1/R2/1058/B2</text:p>
          </table:table-cell>
        </table:table-row>
        <table:table-row table:style-name="ro2">
          <table:table-cell office:value-type="float" office:value="9374506421" calcext:value-type="float">
            <text:p>9374506421</text:p>
          </table:table-cell>
          <table:table-cell office:value-type="string" calcext:value-type="string">
            <text:p>RUTVI <text:s/>THAKK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hatar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60];&quot;/L&quot;;[.H60];&quot;/R&quot;)" office:value-type="string" office:string-value="TT/A/L1/R" calcext:value-type="string">
            <text:p>TT/A/L1/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CONCATENATE([.K60];[.M60];&quot;/10&quot;;[.L60];&quot;/B2&quot;)" office:value-type="string" office:string-value="TT/A/L1/R2/1059/B2" calcext:value-type="string">
            <text:p>TT/A/L1/R2/1059/B2</text:p>
          </table:table-cell>
          <table:table-cell office:value-type="string" calcext:value-type="string">
            <text:p>TT/A/L1/R2/1059/B2</text:p>
          </table:table-cell>
        </table:table-row>
        <table:table-row table:style-name="ro2">
          <table:table-cell office:value-type="float" office:value="8248002380" calcext:value-type="float">
            <text:p>8248002380</text:p>
          </table:table-cell>
          <table:table-cell office:value-type="string" calcext:value-type="string">
            <text:p>S.SAIRAM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61];&quot;/L&quot;;[.H61];&quot;/R&quot;)" office:value-type="string" office:string-value="TT/A/L1/R" calcext:value-type="string">
            <text:p>TT/A/L1/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CONCATENATE([.K61];[.M61];&quot;/10&quot;;[.L61];&quot;/B2&quot;)" office:value-type="string" office:string-value="TT/A/L1/R2/1060/B2" calcext:value-type="string">
            <text:p>TT/A/L1/R2/1060/B2</text:p>
          </table:table-cell>
          <table:table-cell office:value-type="string" calcext:value-type="string">
            <text:p>TT/A/L1/R2/1060/B2</text:p>
          </table:table-cell>
        </table:table-row>
        <table:table-row table:style-name="ro2">
          <table:table-cell office:value-type="float" office:value="9677716938" calcext:value-type="float">
            <text:p>9677716938</text:p>
          </table:table-cell>
          <table:table-cell office:value-type="string" calcext:value-type="string">
            <text:p>SAIKHANTH R M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62];&quot;/L&quot;;[.H62];&quot;/R&quot;)" office:value-type="string" office:string-value="TT/A/L1/R" calcext:value-type="string">
            <text:p>TT/A/L1/R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CONCATENATE([.K62];[.M62];&quot;/10&quot;;[.L62];&quot;/B2&quot;)" office:value-type="string" office:string-value="TT/A/L1/R2/1061/B2" calcext:value-type="string">
            <text:p>TT/A/L1/R2/1061/B2</text:p>
          </table:table-cell>
          <table:table-cell office:value-type="string" calcext:value-type="string">
            <text:p>TT/A/L1/R2/1061/B2</text:p>
          </table:table-cell>
        </table:table-row>
        <table:table-row table:style-name="ro2">
          <table:table-cell office:value-type="float" office:value="9879606215" calcext:value-type="float">
            <text:p>9879606215</text:p>
          </table:table-cell>
          <table:table-cell office:value-type="string" calcext:value-type="string">
            <text:p>SANI SINOJIY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Morbi Centre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63];&quot;/L&quot;;[.H63];&quot;/R&quot;)" office:value-type="string" office:string-value="TT/A/L1/R" calcext:value-type="string">
            <text:p>TT/A/L1/R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CONCATENATE([.K63];[.M63];&quot;/10&quot;;[.L63];&quot;/B2&quot;)" office:value-type="string" office:string-value="TT/A/L1/R2/1062/B2" calcext:value-type="string">
            <text:p>TT/A/L1/R2/1062/B2</text:p>
          </table:table-cell>
          <table:table-cell office:value-type="string" calcext:value-type="string">
            <text:p>TT/A/L1/R2/1062/B2</text:p>
          </table:table-cell>
        </table:table-row>
        <table:table-row table:style-name="ro2">
          <table:table-cell office:value-type="float" office:value="9436482768" calcext:value-type="float">
            <text:p>9436482768</text:p>
          </table:table-cell>
          <table:table-cell office:value-type="string" calcext:value-type="string">
            <text:p>SAVARNA MALAK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radise Chaumuhani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64];&quot;/L&quot;;[.H64];&quot;/R&quot;)" office:value-type="string" office:string-value="TT/A/L1/R" calcext:value-type="string">
            <text:p>TT/A/L1/R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CONCATENATE([.K64];[.M64];&quot;/10&quot;;[.L64];&quot;/B2&quot;)" office:value-type="string" office:string-value="TT/A/L1/R2/1063/B2" calcext:value-type="string">
            <text:p>TT/A/L1/R2/1063/B2</text:p>
          </table:table-cell>
          <table:table-cell office:value-type="string" calcext:value-type="string">
            <text:p>TT/A/L1/R2/1063/B2</text:p>
          </table:table-cell>
        </table:table-row>
        <table:table-row table:style-name="ro2">
          <table:table-cell office:value-type="float" office:value="9444238261" calcext:value-type="float">
            <text:p>9444238261</text:p>
          </table:table-cell>
          <table:table-cell office:value-type="string" calcext:value-type="string">
            <text:p>SHREYAS RAMES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65];&quot;/L&quot;;[.H65];&quot;/R&quot;)" office:value-type="string" office:string-value="TT/A/L1/R" calcext:value-type="string">
            <text:p>TT/A/L1/R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CONCATENATE([.K65];[.M65];&quot;/10&quot;;[.L65];&quot;/B2&quot;)" office:value-type="string" office:string-value="TT/A/L1/R2/1064/B2" calcext:value-type="string">
            <text:p>TT/A/L1/R2/1064/B2</text:p>
          </table:table-cell>
          <table:table-cell office:value-type="string" calcext:value-type="string">
            <text:p>TT/A/L1/R2/1064/B2</text:p>
          </table:table-cell>
        </table:table-row>
        <table:table-row table:style-name="ro2">
          <table:table-cell office:value-type="float" office:value="9428747055" calcext:value-type="float">
            <text:p>9428747055</text:p>
          </table:table-cell>
          <table:table-cell office:value-type="string" calcext:value-type="string">
            <text:p>SHRUSHTI PATI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Altha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66];&quot;/L&quot;;[.H66];&quot;/R&quot;)" office:value-type="string" office:string-value="TT/A/L1/R" calcext:value-type="string">
            <text:p>TT/A/L1/R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CONCATENATE([.K66];[.M66];&quot;/10&quot;;[.L66];&quot;/B2&quot;)" office:value-type="string" office:string-value="TT/A/L1/R2/1065/B2" calcext:value-type="string">
            <text:p>TT/A/L1/R2/1065/B2</text:p>
          </table:table-cell>
          <table:table-cell office:value-type="string" calcext:value-type="string">
            <text:p>TT/A/L1/R2/1065/B2</text:p>
          </table:table-cell>
        </table:table-row>
        <table:table-row table:style-name="ro2">
          <table:table-cell office:value-type="float" office:value="7874484141" calcext:value-type="float">
            <text:p>7874484141</text:p>
          </table:table-cell>
          <table:table-cell office:value-type="string" calcext:value-type="string">
            <text:p>SINGALA RAJ MAHESHBHA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Gajera Centre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67];&quot;/L&quot;;[.H67];&quot;/R&quot;)" office:value-type="string" office:string-value="TT/A/L1/R" calcext:value-type="string">
            <text:p>TT/A/L1/R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CONCATENATE([.K67];[.M67];&quot;/10&quot;;[.L67];&quot;/B2&quot;)" office:value-type="string" office:string-value="TT/A/L1/R2/1066/B2" calcext:value-type="string">
            <text:p>TT/A/L1/R2/1066/B2</text:p>
          </table:table-cell>
          <table:table-cell office:value-type="string" calcext:value-type="string">
            <text:p>TT/A/L1/R2/1066/B2</text:p>
          </table:table-cell>
        </table:table-row>
        <table:table-row table:style-name="ro2">
          <table:table-cell office:value-type="float" office:value="7010612721" calcext:value-type="float">
            <text:p>7010612721</text:p>
          </table:table-cell>
          <table:table-cell office:value-type="string" calcext:value-type="string">
            <text:p>V.S.JANYASREE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68];&quot;/L&quot;;[.H68];&quot;/R&quot;)" office:value-type="string" office:string-value="TT/A/L1/R" calcext:value-type="string">
            <text:p>TT/A/L1/R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CONCATENATE([.K68];[.M68];&quot;/10&quot;;[.L68];&quot;/B2&quot;)" office:value-type="string" office:string-value="TT/A/L1/R2/1067/B2" calcext:value-type="string">
            <text:p>TT/A/L1/R2/1067/B2</text:p>
          </table:table-cell>
          <table:table-cell office:value-type="string" calcext:value-type="string">
            <text:p>TT/A/L1/R2/1067/B2</text:p>
          </table:table-cell>
        </table:table-row>
        <table:table-row table:style-name="ro2">
          <table:table-cell office:value-type="float" office:value="8829038010" calcext:value-type="float">
            <text:p>8829038010</text:p>
          </table:table-cell>
          <table:table-cell office:value-type="string" calcext:value-type="string">
            <text:p>VIDITA VYA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69];&quot;/L&quot;;[.H69];&quot;/R&quot;)" office:value-type="string" office:string-value="TT/A/L1/R" calcext:value-type="string">
            <text:p>TT/A/L1/R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CONCATENATE([.K69];[.M69];&quot;/10&quot;;[.L69];&quot;/B2&quot;)" office:value-type="string" office:string-value="TT/A/L1/R2/1068/B2" calcext:value-type="string">
            <text:p>TT/A/L1/R2/1068/B2</text:p>
          </table:table-cell>
          <table:table-cell office:value-type="string" calcext:value-type="string">
            <text:p>TT/A/L1/R2/1068/B2</text:p>
          </table:table-cell>
        </table:table-row>
        <table:table-row table:style-name="ro2">
          <table:table-cell office:value-type="float" office:value="7211160666" calcext:value-type="float">
            <text:p>7211160666</text:p>
          </table:table-cell>
          <table:table-cell office:value-type="string" calcext:value-type="string">
            <text:p>VIRAJ <text:s text:c="10"/>VIPUL <text:s text:c="8"/>GAJER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l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70];&quot;/L&quot;;[.H70];&quot;/R&quot;)" office:value-type="string" office:string-value="TT/A/L1/R" calcext:value-type="string">
            <text:p>TT/A/L1/R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CONCATENATE([.K70];[.M70];&quot;/10&quot;;[.L70];&quot;/B2&quot;)" office:value-type="string" office:string-value="TT/A/L1/R2/1069/B2" calcext:value-type="string">
            <text:p>TT/A/L1/R2/1069/B2</text:p>
          </table:table-cell>
          <table:table-cell office:value-type="string" calcext:value-type="string">
            <text:p>TT/A/L1/R2/1069/B2</text:p>
          </table:table-cell>
        </table:table-row>
        <table:table-row table:style-name="ro2">
          <table:table-cell office:value-type="float" office:value="9978255755" calcext:value-type="float">
            <text:p>9978255755</text:p>
          </table:table-cell>
          <table:table-cell office:value-type="string" calcext:value-type="string">
            <text:p>YUG MENDAPAR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Morbi Centre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71];&quot;/L&quot;;[.H71];&quot;/R&quot;)" office:value-type="string" office:string-value="TT/A/L1/R" calcext:value-type="string">
            <text:p>TT/A/L1/R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CONCATENATE([.K71];[.M71];&quot;/10&quot;;[.L71];&quot;/B2&quot;)" office:value-type="string" office:string-value="TT/A/L1/R2/1070/B2" calcext:value-type="string">
            <text:p>TT/A/L1/R2/1070/B2</text:p>
          </table:table-cell>
          <table:table-cell office:value-type="string" calcext:value-type="string">
            <text:p>TT/A/L1/R2/1070/B2</text:p>
          </table:table-cell>
        </table:table-row>
        <table:table-row table:style-name="ro2">
          <table:table-cell office:value-type="float" office:value="8200892438" calcext:value-type="float">
            <text:p>8200892438</text:p>
          </table:table-cell>
          <table:table-cell office:value-type="string" calcext:value-type="string">
            <text:p>AASTHA <text:s text:c="3"/>ASHOK <text:s text:c="2"/>VYA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l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72];&quot;/L&quot;;[.H72];&quot;/R&quot;)" office:value-type="string" office:string-value="TT/B/L1/R" calcext:value-type="string">
            <text:p>TT/B/L1/R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CONCATENATE([.K72];[.M72];&quot;/10&quot;;[.L72];&quot;/B2&quot;)" office:value-type="string" office:string-value="TT/B/L1/R2/1071/B2" calcext:value-type="string">
            <text:p>TT/B/L1/R2/1071/B2</text:p>
          </table:table-cell>
          <table:table-cell office:value-type="string" calcext:value-type="string">
            <text:p>TT/B/L1/R2/1071/B2</text:p>
          </table:table-cell>
        </table:table-row>
        <table:table-row table:style-name="ro2">
          <table:table-cell office:value-type="float" office:value="8732859829" calcext:value-type="float">
            <text:p>8732859829</text:p>
          </table:table-cell>
          <table:table-cell office:value-type="string" calcext:value-type="string">
            <text:p>ANURAG CHAKRABORTY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radise Chaumuhani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73];&quot;/L&quot;;[.H73];&quot;/R&quot;)" office:value-type="string" office:string-value="TT/B/L1/R" calcext:value-type="string">
            <text:p>TT/B/L1/R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CONCATENATE([.K73];[.M73];&quot;/10&quot;;[.L73];&quot;/B2&quot;)" office:value-type="string" office:string-value="TT/B/L1/R2/1072/B2" calcext:value-type="string">
            <text:p>TT/B/L1/R2/1072/B2</text:p>
          </table:table-cell>
          <table:table-cell office:value-type="string" calcext:value-type="string">
            <text:p>TT/B/L1/R2/1072/B2</text:p>
          </table:table-cell>
        </table:table-row>
        <table:table-row table:style-name="ro2">
          <table:table-cell office:value-type="float" office:value="7568782555" calcext:value-type="float">
            <text:p>7568782555</text:p>
          </table:table-cell>
          <table:table-cell office:value-type="string" calcext:value-type="string">
            <text:p>DHRUVIKA YADAV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74];&quot;/L&quot;;[.H74];&quot;/R&quot;)" office:value-type="string" office:string-value="TT/B/L1/R" calcext:value-type="string">
            <text:p>TT/B/L1/R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CONCATENATE([.K74];[.M74];&quot;/10&quot;;[.L74];&quot;/B2&quot;)" office:value-type="string" office:string-value="TT/B/L1/R3/1073/B2" calcext:value-type="string">
            <text:p>TT/B/L1/R3/1073/B2</text:p>
          </table:table-cell>
          <table:table-cell office:value-type="string" calcext:value-type="string">
            <text:p>TT/B/L1/R3/1073/B2</text:p>
          </table:table-cell>
        </table:table-row>
        <table:table-row table:style-name="ro2">
          <table:table-cell office:value-type="float" office:value="9558394424" calcext:value-type="float">
            <text:p>9558394424</text:p>
          </table:table-cell>
          <table:table-cell office:value-type="string" calcext:value-type="string">
            <text:p>GOTI DARSH MAHESHBHA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75];&quot;/L&quot;;[.H75];&quot;/R&quot;)" office:value-type="string" office:string-value="TT/B/L1/R" calcext:value-type="string">
            <text:p>TT/B/L1/R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CONCATENATE([.K75];[.M75];&quot;/10&quot;;[.L75];&quot;/B2&quot;)" office:value-type="string" office:string-value="TT/B/L1/R3/1074/B2" calcext:value-type="string">
            <text:p>TT/B/L1/R3/1074/B2</text:p>
          </table:table-cell>
          <table:table-cell office:value-type="string" calcext:value-type="string">
            <text:p>TT/B/L1/R3/1074/B2</text:p>
          </table:table-cell>
        </table:table-row>
        <table:table-row table:style-name="ro2">
          <table:table-cell office:value-type="float" office:value="9558802030" calcext:value-type="float">
            <text:p>9558802030</text:p>
          </table:table-cell>
          <table:table-cell office:value-type="string" calcext:value-type="string">
            <text:p>JARGI PARM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Dahod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76];&quot;/L&quot;;[.H76];&quot;/R&quot;)" office:value-type="string" office:string-value="TT/B/L1/R" calcext:value-type="string">
            <text:p>TT/B/L1/R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CONCATENATE([.K76];[.M76];&quot;/10&quot;;[.L76];&quot;/B2&quot;)" office:value-type="string" office:string-value="TT/B/L1/R3/1075/B2" calcext:value-type="string">
            <text:p>TT/B/L1/R3/1075/B2</text:p>
          </table:table-cell>
          <table:table-cell office:value-type="string" calcext:value-type="string">
            <text:p>TT/B/L1/R3/1075/B2</text:p>
          </table:table-cell>
        </table:table-row>
        <table:table-row table:style-name="ro2">
          <table:table-cell office:value-type="float" office:value="9079607297" calcext:value-type="float">
            <text:p>9079607297</text:p>
          </table:table-cell>
          <table:table-cell office:value-type="string" calcext:value-type="string">
            <text:p>LAKSHYTA KANW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77];&quot;/L&quot;;[.H77];&quot;/R&quot;)" office:value-type="string" office:string-value="TT/B/L1/R" calcext:value-type="string">
            <text:p>TT/B/L1/R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CONCATENATE([.K77];[.M77];&quot;/10&quot;;[.L77];&quot;/B2&quot;)" office:value-type="string" office:string-value="TT/B/L1/R3/1076/B2" calcext:value-type="string">
            <text:p>TT/B/L1/R3/1076/B2</text:p>
          </table:table-cell>
          <table:table-cell office:value-type="string" calcext:value-type="string">
            <text:p>TT/B/L1/R3/1076/B2</text:p>
          </table:table-cell>
        </table:table-row>
        <table:table-row table:style-name="ro2">
          <table:table-cell office:value-type="float" office:value="7878988502" calcext:value-type="float">
            <text:p>7878988502</text:p>
          </table:table-cell>
          <table:table-cell office:value-type="string" calcext:value-type="string">
            <text:p>MADHAV PANDIT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Altha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78];&quot;/L&quot;;[.H78];&quot;/R&quot;)" office:value-type="string" office:string-value="TT/B/L1/R" calcext:value-type="string">
            <text:p>TT/B/L1/R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CONCATENATE([.K78];[.M78];&quot;/10&quot;;[.L78];&quot;/B2&quot;)" office:value-type="string" office:string-value="TT/B/L1/R3/1077/B2" calcext:value-type="string">
            <text:p>TT/B/L1/R3/1077/B2</text:p>
          </table:table-cell>
          <table:table-cell office:value-type="string" calcext:value-type="string">
            <text:p>TT/B/L1/R3/1077/B2</text:p>
          </table:table-cell>
        </table:table-row>
        <table:table-row table:style-name="ro2">
          <table:table-cell office:value-type="float" office:value="9983360081" calcext:value-type="float">
            <text:p>9983360081</text:p>
          </table:table-cell>
          <table:table-cell office:value-type="string" calcext:value-type="string">
            <text:p>MANVENDRA SING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79];&quot;/L&quot;;[.H79];&quot;/R&quot;)" office:value-type="string" office:string-value="TT/B/L1/R" calcext:value-type="string">
            <text:p>TT/B/L1/R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CONCATENATE([.K79];[.M79];&quot;/10&quot;;[.L79];&quot;/B2&quot;)" office:value-type="string" office:string-value="TT/B/L1/R3/1078/B2" calcext:value-type="string">
            <text:p>TT/B/L1/R3/1078/B2</text:p>
          </table:table-cell>
          <table:table-cell office:value-type="string" calcext:value-type="string">
            <text:p>TT/B/L1/R3/1078/B2</text:p>
          </table:table-cell>
        </table:table-row>
        <table:table-row table:style-name="ro2">
          <table:table-cell office:value-type="float" office:value="9825827880" calcext:value-type="float">
            <text:p>9825827880</text:p>
          </table:table-cell>
          <table:table-cell office:value-type="string" calcext:value-type="string">
            <text:p>MARVIN PATE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Morbi Centre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80];&quot;/L&quot;;[.H80];&quot;/R&quot;)" office:value-type="string" office:string-value="TT/B/L1/R" calcext:value-type="string">
            <text:p>TT/B/L1/R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CONCATENATE([.K80];[.M80];&quot;/10&quot;;[.L80];&quot;/B2&quot;)" office:value-type="string" office:string-value="TT/B/L1/R3/1079/B2" calcext:value-type="string">
            <text:p>TT/B/L1/R3/1079/B2</text:p>
          </table:table-cell>
          <table:table-cell office:value-type="string" calcext:value-type="string">
            <text:p>TT/B/L1/R3/1079/B2</text:p>
          </table:table-cell>
        </table:table-row>
        <table:table-row table:style-name="ro2">
          <table:table-cell office:value-type="float" office:value="9383130386" calcext:value-type="float">
            <text:p>9383130386</text:p>
          </table:table-cell>
          <table:table-cell office:value-type="string" calcext:value-type="string">
            <text:p>SANDIPAN ACHARJEE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G.B.Centre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81];&quot;/L&quot;;[.H81];&quot;/R&quot;)" office:value-type="string" office:string-value="TT/B/L1/R" calcext:value-type="string">
            <text:p>TT/B/L1/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CONCATENATE([.K81];[.M81];&quot;/10&quot;;[.L81];&quot;/B2&quot;)" office:value-type="string" office:string-value="TT/B/L1/R3/1080/B2" calcext:value-type="string">
            <text:p>TT/B/L1/R3/1080/B2</text:p>
          </table:table-cell>
          <table:table-cell office:value-type="string" calcext:value-type="string">
            <text:p>TT/B/L1/R3/1080/B2</text:p>
          </table:table-cell>
        </table:table-row>
        <table:table-row table:style-name="ro2">
          <table:table-cell office:value-type="float" office:value="9434888432" calcext:value-type="float">
            <text:p>9434888432</text:p>
          </table:table-cell>
          <table:table-cell office:value-type="string" calcext:value-type="string">
            <text:p>SARA <text:s/>AMREEN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82];&quot;/L&quot;;[.H82];&quot;/R&quot;)" office:value-type="string" office:string-value="TT/B/L1/R" calcext:value-type="string">
            <text:p>TT/B/L1/R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CONCATENATE([.K82];[.M82];&quot;/10&quot;;[.L82];&quot;/B2&quot;)" office:value-type="string" office:string-value="TT/B/L1/R3/1081/B2" calcext:value-type="string">
            <text:p>TT/B/L1/R3/1081/B2</text:p>
          </table:table-cell>
          <table:table-cell office:value-type="string" calcext:value-type="string">
            <text:p>TT/B/L1/R3/1081/B2</text:p>
          </table:table-cell>
        </table:table-row>
        <table:table-row table:style-name="ro2">
          <table:table-cell office:value-type="float" office:value="9862769335" calcext:value-type="float">
            <text:p>9862769335</text:p>
          </table:table-cell>
          <table:table-cell office:value-type="string" calcext:value-type="string">
            <text:p>SNEHANGSITA ROY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G.B.Centre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83];&quot;/L&quot;;[.H83];&quot;/R&quot;)" office:value-type="string" office:string-value="TT/B/L1/R" calcext:value-type="string">
            <text:p>TT/B/L1/R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CONCATENATE([.K83];[.M83];&quot;/10&quot;;[.L83];&quot;/B2&quot;)" office:value-type="string" office:string-value="TT/B/L1/R3/1082/B2" calcext:value-type="string">
            <text:p>TT/B/L1/R3/1082/B2</text:p>
          </table:table-cell>
          <table:table-cell office:value-type="string" calcext:value-type="string">
            <text:p>TT/B/L1/R3/1082/B2</text:p>
          </table:table-cell>
        </table:table-row>
        <table:table-row table:style-name="ro2">
          <table:table-cell office:value-type="float" office:value="9913102727" calcext:value-type="float">
            <text:p>9913102727</text:p>
          </table:table-cell>
          <table:table-cell office:value-type="string" calcext:value-type="string">
            <text:p>TAKSH MRUGESHBHAI PATE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Science City</text:p>
          </table:table-cell>
          <table:table-cell office:value-type="float" office:value="8063" calcext:value-type="float">
            <text:p>806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84];&quot;/L&quot;;[.H84];&quot;/R&quot;)" office:value-type="string" office:string-value="TT/B/L1/R" calcext:value-type="string">
            <text:p>TT/B/L1/R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CONCATENATE([.K84];[.M84];&quot;/10&quot;;[.L84];&quot;/B2&quot;)" office:value-type="string" office:string-value="TT/B/L1/R3/1083/B2" calcext:value-type="string">
            <text:p>TT/B/L1/R3/1083/B2</text:p>
          </table:table-cell>
          <table:table-cell office:value-type="string" calcext:value-type="string">
            <text:p>TT/B/L1/R3/1083/B2</text:p>
          </table:table-cell>
        </table:table-row>
        <table:table-row table:style-name="ro2">
          <table:table-cell office:value-type="float" office:value="9427118205" calcext:value-type="float">
            <text:p>9427118205</text:p>
          </table:table-cell>
          <table:table-cell office:value-type="string" calcext:value-type="string">
            <text:p>AARAV VIVEK OJH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l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85];&quot;/L&quot;;[.H85];&quot;/R&quot;)" office:value-type="string" office:string-value="TT/A/L2/R" calcext:value-type="string">
            <text:p>TT/A/L2/R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formula="of:=CONCATENATE([.K85];[.M85];&quot;/10&quot;;[.L85];&quot;/B2&quot;)" office:value-type="string" office:string-value="TT/A/L2/R3/1084/B2" calcext:value-type="string">
            <text:p>TT/A/L2/R3/1084/B2</text:p>
          </table:table-cell>
          <table:table-cell office:value-type="string" calcext:value-type="string">
            <text:p>TT/A/L2/R3/1084/B2</text:p>
          </table:table-cell>
        </table:table-row>
        <table:table-row table:style-name="ro2">
          <table:table-cell office:value-type="float" office:value="9933120334" calcext:value-type="float">
            <text:p>9933120334</text:p>
          </table:table-cell>
          <table:table-cell office:value-type="string" calcext:value-type="string">
            <text:p>ATIYA ISLAM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86];&quot;/L&quot;;[.H86];&quot;/R&quot;)" office:value-type="string" office:string-value="TT/A/L2/R" calcext:value-type="string">
            <text:p>TT/A/L2/R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CONCATENATE([.K86];[.M86];&quot;/10&quot;;[.L86];&quot;/B2&quot;)" office:value-type="string" office:string-value="TT/A/L2/R3/1085/B2" calcext:value-type="string">
            <text:p>TT/A/L2/R3/1085/B2</text:p>
          </table:table-cell>
          <table:table-cell office:value-type="string" calcext:value-type="string">
            <text:p>TT/A/L2/R3/1085/B2</text:p>
          </table:table-cell>
        </table:table-row>
        <table:table-row table:style-name="ro2">
          <table:table-cell office:value-type="float" office:value="7010908691" calcext:value-type="float">
            <text:p>7010908691</text:p>
          </table:table-cell>
          <table:table-cell office:value-type="string" calcext:value-type="string">
            <text:p>DHARANES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87];&quot;/L&quot;;[.H87];&quot;/R&quot;)" office:value-type="string" office:string-value="TT/A/L2/R" calcext:value-type="string">
            <text:p>TT/A/L2/R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CONCATENATE([.K87];[.M87];&quot;/10&quot;;[.L87];&quot;/B2&quot;)" office:value-type="string" office:string-value="TT/A/L2/R3/1086/B2" calcext:value-type="string">
            <text:p>TT/A/L2/R3/1086/B2</text:p>
          </table:table-cell>
          <table:table-cell office:value-type="string" calcext:value-type="string">
            <text:p>TT/A/L2/R3/1086/B2</text:p>
          </table:table-cell>
        </table:table-row>
        <table:table-row table:style-name="ro2">
          <table:table-cell office:value-type="float" office:value="9825237093" calcext:value-type="float">
            <text:p>9825237093</text:p>
          </table:table-cell>
          <table:table-cell office:value-type="string" calcext:value-type="string">
            <text:p>DHYAN AMISHBHAI PATE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88];&quot;/L&quot;;[.H88];&quot;/R&quot;)" office:value-type="string" office:string-value="TT/A/L2/R" calcext:value-type="string">
            <text:p>TT/A/L2/R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formula="of:=CONCATENATE([.K88];[.M88];&quot;/10&quot;;[.L88];&quot;/B2&quot;)" office:value-type="string" office:string-value="TT/A/L2/R3/1087/B2" calcext:value-type="string">
            <text:p>TT/A/L2/R3/1087/B2</text:p>
          </table:table-cell>
          <table:table-cell office:value-type="string" calcext:value-type="string">
            <text:p>TT/A/L2/R3/1087/B2</text:p>
          </table:table-cell>
        </table:table-row>
        <table:table-row table:style-name="ro2">
          <table:table-cell office:value-type="float" office:value="9680393149" calcext:value-type="float">
            <text:p>9680393149</text:p>
          </table:table-cell>
          <table:table-cell office:value-type="string" calcext:value-type="string">
            <text:p>GAURI RATHORE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89];&quot;/L&quot;;[.H89];&quot;/R&quot;)" office:value-type="string" office:string-value="TT/A/L2/R" calcext:value-type="string">
            <text:p>TT/A/L2/R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CONCATENATE([.K89];[.M89];&quot;/10&quot;;[.L89];&quot;/B2&quot;)" office:value-type="string" office:string-value="TT/A/L2/R3/1088/B2" calcext:value-type="string">
            <text:p>TT/A/L2/R3/1088/B2</text:p>
          </table:table-cell>
          <table:table-cell office:value-type="string" calcext:value-type="string">
            <text:p>TT/A/L2/R3/1088/B2</text:p>
          </table:table-cell>
        </table:table-row>
        <table:table-row table:style-name="ro2">
          <table:table-cell office:value-type="float" office:value="9049569516" calcext:value-type="float">
            <text:p>9049569516</text:p>
          </table:table-cell>
          <table:table-cell office:value-type="string" calcext:value-type="string">
            <text:p>JATIN MANOJ RAJPUT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Maninagar</text:p>
          </table:table-cell>
          <table:table-cell office:value-type="float" office:value="8072" calcext:value-type="float">
            <text:p>807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90];&quot;/L&quot;;[.H90];&quot;/R&quot;)" office:value-type="string" office:string-value="TT/A/L2/R" calcext:value-type="string">
            <text:p>TT/A/L2/R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CONCATENATE([.K90];[.M90];&quot;/10&quot;;[.L90];&quot;/B2&quot;)" office:value-type="string" office:string-value="TT/A/L2/R3/1089/B2" calcext:value-type="string">
            <text:p>TT/A/L2/R3/1089/B2</text:p>
          </table:table-cell>
          <table:table-cell office:value-type="string" calcext:value-type="string">
            <text:p>TT/A/L2/R3/1089/B2</text:p>
          </table:table-cell>
        </table:table-row>
        <table:table-row table:style-name="ro2">
          <table:table-cell office:value-type="float" office:value="9925427953" calcext:value-type="float">
            <text:p>9925427953</text:p>
          </table:table-cell>
          <table:table-cell office:value-type="string" calcext:value-type="string">
            <text:p>KAVYA MRUNALKUMAR JOSH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ardhari Road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91];&quot;/L&quot;;[.H91];&quot;/R&quot;)" office:value-type="string" office:string-value="TT/A/L2/R" calcext:value-type="string">
            <text:p>TT/A/L2/R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CONCATENATE([.K91];[.M91];&quot;/10&quot;;[.L91];&quot;/B2&quot;)" office:value-type="string" office:string-value="TT/A/L2/R3/1090/B2" calcext:value-type="string">
            <text:p>TT/A/L2/R3/1090/B2</text:p>
          </table:table-cell>
          <table:table-cell office:value-type="string" calcext:value-type="string">
            <text:p>TT/A/L2/R3/1090/B2</text:p>
          </table:table-cell>
        </table:table-row>
        <table:table-row table:style-name="ro2">
          <table:table-cell office:value-type="float" office:value="8838527797" calcext:value-type="float">
            <text:p>8838527797</text:p>
          </table:table-cell>
          <table:table-cell office:value-type="string" calcext:value-type="string">
            <text:p>S.KAVIN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wahar Nagar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92];&quot;/L&quot;;[.H92];&quot;/R&quot;)" office:value-type="string" office:string-value="TT/A/L2/R" calcext:value-type="string">
            <text:p>TT/A/L2/R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CONCATENATE([.K92];[.M92];&quot;/10&quot;;[.L92];&quot;/B2&quot;)" office:value-type="string" office:string-value="TT/A/L2/R3/1091/B2" calcext:value-type="string">
            <text:p>TT/A/L2/R3/1091/B2</text:p>
          </table:table-cell>
          <table:table-cell office:value-type="string" calcext:value-type="string">
            <text:p>TT/A/L2/R3/1091/B2</text:p>
          </table:table-cell>
        </table:table-row>
        <table:table-row table:style-name="ro2">
          <table:table-cell office:value-type="float" office:value="9724319422" calcext:value-type="float">
            <text:p>9724319422</text:p>
          </table:table-cell>
          <table:table-cell office:value-type="string" calcext:value-type="string">
            <text:p>SHIVANI BHAGWAN CHAUDHAR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Ankleshwar - Chauta Polica Chowki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93];&quot;/L&quot;;[.H93];&quot;/R&quot;)" office:value-type="string" office:string-value="TT/A/L2/R" calcext:value-type="string">
            <text:p>TT/A/L2/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CONCATENATE([.K93];[.M93];&quot;/10&quot;;[.L93];&quot;/B2&quot;)" office:value-type="string" office:string-value="TT/A/L2/R3/1092/B2" calcext:value-type="string">
            <text:p>TT/A/L2/R3/1092/B2</text:p>
          </table:table-cell>
          <table:table-cell office:value-type="string" calcext:value-type="string">
            <text:p>TT/A/L2/R3/1092/B2</text:p>
          </table:table-cell>
        </table:table-row>
        <table:table-row table:style-name="ro2">
          <table:table-cell office:value-type="float" office:value="9734526040" calcext:value-type="float">
            <text:p>9734526040</text:p>
          </table:table-cell>
          <table:table-cell office:value-type="string" calcext:value-type="string">
            <text:p>TANVEER <text:s/>AZIZ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94];&quot;/L&quot;;[.H94];&quot;/R&quot;)" office:value-type="string" office:string-value="TT/A/L2/R" calcext:value-type="string">
            <text:p>TT/A/L2/R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CONCATENATE([.K94];[.M94];&quot;/10&quot;;[.L94];&quot;/B2&quot;)" office:value-type="string" office:string-value="TT/A/L2/R3/1093/B2" calcext:value-type="string">
            <text:p>TT/A/L2/R3/1093/B2</text:p>
          </table:table-cell>
          <table:table-cell office:value-type="string" calcext:value-type="string">
            <text:p>TT/A/L2/R3/1093/B2</text:p>
          </table:table-cell>
        </table:table-row>
        <table:table-row table:style-name="ro2">
          <table:table-cell office:value-type="float" office:value="9558805127" calcext:value-type="float">
            <text:p>9558805127</text:p>
          </table:table-cell>
          <table:table-cell office:value-type="string" calcext:value-type="string">
            <text:p>THANISHA MITESH SHA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Maninagar</text:p>
          </table:table-cell>
          <table:table-cell office:value-type="float" office:value="8072" calcext:value-type="float">
            <text:p>807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95];&quot;/L&quot;;[.H95];&quot;/R&quot;)" office:value-type="string" office:string-value="TT/A/L2/R" calcext:value-type="string">
            <text:p>TT/A/L2/R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formula="of:=CONCATENATE([.K95];[.M95];&quot;/10&quot;;[.L95];&quot;/B2&quot;)" office:value-type="string" office:string-value="TT/A/L2/R3/1094/B2" calcext:value-type="string">
            <text:p>TT/A/L2/R3/1094/B2</text:p>
          </table:table-cell>
          <table:table-cell office:value-type="string" calcext:value-type="string">
            <text:p>TT/A/L2/R3/1094/B2</text:p>
          </table:table-cell>
        </table:table-row>
        <table:table-row table:style-name="ro2">
          <table:table-cell office:value-type="float" office:value="9099023937" calcext:value-type="float">
            <text:p>9099023937</text:p>
          </table:table-cell>
          <table:table-cell office:value-type="string" calcext:value-type="string">
            <text:p>VEDANGI NILESHBHAI GORASIY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olly Bunglow</text:p>
          </table:table-cell>
          <table:table-cell office:value-type="float" office:value="8009" calcext:value-type="float">
            <text:p>800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96];&quot;/L&quot;;[.H96];&quot;/R&quot;)" office:value-type="string" office:string-value="TT/A/L2/R" calcext:value-type="string">
            <text:p>TT/A/L2/R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CONCATENATE([.K96];[.M96];&quot;/10&quot;;[.L96];&quot;/B2&quot;)" office:value-type="string" office:string-value="TT/A/L2/R3/1095/B2" calcext:value-type="string">
            <text:p>TT/A/L2/R3/1095/B2</text:p>
          </table:table-cell>
          <table:table-cell office:value-type="string" calcext:value-type="string">
            <text:p>TT/A/L2/R3/1095/B2</text:p>
          </table:table-cell>
        </table:table-row>
        <table:table-row table:style-name="ro2">
          <table:table-cell office:value-type="float" office:value="9840378442" calcext:value-type="float">
            <text:p>9840378442</text:p>
          </table:table-cell>
          <table:table-cell office:value-type="string" calcext:value-type="string">
            <text:p>ADIT VISHWAM RAO MALATHK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97];&quot;/L&quot;;[.H97];&quot;/R&quot;)" office:value-type="string" office:string-value="TT/B/L2/R" calcext:value-type="string">
            <text:p>TT/B/L2/R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formula="of:=CONCATENATE([.K97];[.M97];&quot;/10&quot;;[.L97];&quot;/B2&quot;)" office:value-type="string" office:string-value="TT/B/L2/R3/1096/B2" calcext:value-type="string">
            <text:p>TT/B/L2/R3/1096/B2</text:p>
          </table:table-cell>
          <table:table-cell office:value-type="string" calcext:value-type="string">
            <text:p>TT/B/L2/R3/1096/B2</text:p>
          </table:table-cell>
        </table:table-row>
        <table:table-row table:style-name="ro2">
          <table:table-cell office:value-type="float" office:value="9383270493" calcext:value-type="float">
            <text:p>9383270493</text:p>
          </table:table-cell>
          <table:table-cell office:value-type="string" calcext:value-type="string">
            <text:p>BIPLAB BISWA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ishal Garh</text:p>
          </table:table-cell>
          <table:table-cell office:value-type="string" calcext:value-type="string">
            <text:p>6715A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98];&quot;/L&quot;;[.H98];&quot;/R&quot;)" office:value-type="string" office:string-value="TT/B/L2/R" calcext:value-type="string">
            <text:p>TT/B/L2/R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formula="of:=CONCATENATE([.K98];[.M98];&quot;/10&quot;;[.L98];&quot;/B2&quot;)" office:value-type="string" office:string-value="TT/B/L2/R3/1097/B2" calcext:value-type="string">
            <text:p>TT/B/L2/R3/1097/B2</text:p>
          </table:table-cell>
          <table:table-cell office:value-type="string" calcext:value-type="string">
            <text:p>TT/B/L2/R3/1097/B2</text:p>
          </table:table-cell>
        </table:table-row>
        <table:table-row table:style-name="ro2">
          <table:table-cell office:value-type="float" office:value="7002250308" calcext:value-type="float">
            <text:p>7002250308</text:p>
          </table:table-cell>
          <table:table-cell office:value-type="string" calcext:value-type="string">
            <text:p>DARSHANAV KAKAT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New Bongaigaon</text:p>
          </table:table-cell>
          <table:table-cell office:value-type="float" office:value="5571" calcext:value-type="float">
            <text:p>5571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99];&quot;/L&quot;;[.H99];&quot;/R&quot;)" office:value-type="string" office:string-value="TT/B/L2/R" calcext:value-type="string">
            <text:p>TT/B/L2/R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CONCATENATE([.K99];[.M99];&quot;/10&quot;;[.L99];&quot;/B2&quot;)" office:value-type="string" office:string-value="TT/B/L2/R3/1098/B2" calcext:value-type="string">
            <text:p>TT/B/L2/R3/1098/B2</text:p>
          </table:table-cell>
          <table:table-cell office:value-type="string" calcext:value-type="string">
            <text:p>TT/B/L2/R3/1098/B2</text:p>
          </table:table-cell>
        </table:table-row>
        <table:table-row table:style-name="ro2">
          <table:table-cell office:value-type="float" office:value="9825794968" calcext:value-type="float">
            <text:p>9825794968</text:p>
          </table:table-cell>
          <table:table-cell office:value-type="string" calcext:value-type="string">
            <text:p>DEVANSHI M ZANKHARI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lawad Road</text:p>
          </table:table-cell>
          <table:table-cell office:value-type="float" office:value="8040" calcext:value-type="float">
            <text:p>80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00];&quot;/L&quot;;[.H100];&quot;/R&quot;)" office:value-type="string" office:string-value="TT/B/L2/R" calcext:value-type="string">
            <text:p>TT/B/L2/R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CONCATENATE([.K100];[.M100];&quot;/10&quot;;[.L100];&quot;/B2&quot;)" office:value-type="string" office:string-value="TT/B/L2/R3/1099/B2" calcext:value-type="string">
            <text:p>TT/B/L2/R3/1099/B2</text:p>
          </table:table-cell>
          <table:table-cell office:value-type="string" calcext:value-type="string">
            <text:p>TT/B/L2/R3/1099/B2</text:p>
          </table:table-cell>
        </table:table-row>
        <table:table-row table:style-name="ro2">
          <table:table-cell office:value-type="float" office:value="9077345029" calcext:value-type="float">
            <text:p>9077345029</text:p>
          </table:table-cell>
          <table:table-cell office:value-type="string" calcext:value-type="string">
            <text:p>GOURAB SAH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ishal Garh</text:p>
          </table:table-cell>
          <table:table-cell office:value-type="string" calcext:value-type="string">
            <text:p>6715A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01];&quot;/L&quot;;[.H101];&quot;/R&quot;)" office:value-type="string" office:string-value="TT/B/L2/R" calcext:value-type="string">
            <text:p>TT/B/L2/R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CONCATENATE([.K101];[.M101];&quot;/1&quot;;[.L101];&quot;/B2&quot;)" office:value-type="string" office:string-value="TT/B/L2/R3/1100/B2" calcext:value-type="string">
            <text:p>TT/B/L2/R3/1100/B2</text:p>
          </table:table-cell>
          <table:table-cell office:value-type="string" calcext:value-type="string">
            <text:p>TT/B/L2/R3/1100/B2</text:p>
          </table:table-cell>
        </table:table-row>
        <table:table-row table:style-name="ro2">
          <table:table-cell office:value-type="float" office:value="9714266208" calcext:value-type="float">
            <text:p>9714266208</text:p>
          </table:table-cell>
          <table:table-cell office:value-type="string" calcext:value-type="string">
            <text:p>NAVYA SHAILESHKUMAR CHAUDHARY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ardhari Road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02];&quot;/L&quot;;[.H102];&quot;/R&quot;)" office:value-type="string" office:string-value="TT/B/L2/R" calcext:value-type="string">
            <text:p>TT/B/L2/R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formula="of:=CONCATENATE([.K102];[.M102];&quot;/1&quot;;[.L102];&quot;/B2&quot;)" office:value-type="string" office:string-value="TT/B/L2/R3/1101/B2" calcext:value-type="string">
            <text:p>TT/B/L2/R3/1101/B2</text:p>
          </table:table-cell>
          <table:table-cell office:value-type="string" calcext:value-type="string">
            <text:p>TT/B/L2/R3/1101/B2</text:p>
          </table:table-cell>
        </table:table-row>
        <table:table-row table:style-name="ro2">
          <table:table-cell office:value-type="float" office:value="8837040090" calcext:value-type="float">
            <text:p>8837040090</text:p>
          </table:table-cell>
          <table:table-cell office:value-type="string" calcext:value-type="string">
            <text:p>PRINCE GHOS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ishal Garh</text:p>
          </table:table-cell>
          <table:table-cell office:value-type="string" calcext:value-type="string">
            <text:p>6715A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03];&quot;/L&quot;;[.H103];&quot;/R&quot;)" office:value-type="string" office:string-value="TT/B/L2/R" calcext:value-type="string">
            <text:p>TT/B/L2/R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formula="of:=CONCATENATE([.K103];[.M103];&quot;/1&quot;;[.L103];&quot;/B2&quot;)" office:value-type="string" office:string-value="TT/B/L2/R3/1102/B2" calcext:value-type="string">
            <text:p>TT/B/L2/R3/1102/B2</text:p>
          </table:table-cell>
          <table:table-cell office:value-type="string" calcext:value-type="string">
            <text:p>TT/B/L2/R3/1102/B2</text:p>
          </table:table-cell>
        </table:table-row>
        <table:table-row table:style-name="ro2">
          <table:table-cell office:value-type="float" office:value="7908707353" calcext:value-type="float">
            <text:p>7908707353</text:p>
          </table:table-cell>
          <table:table-cell office:value-type="string" calcext:value-type="string">
            <text:p>RAHIL ALV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04];&quot;/L&quot;;[.H104];&quot;/R&quot;)" office:value-type="string" office:string-value="TT/B/L2/R" calcext:value-type="string">
            <text:p>TT/B/L2/R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formula="of:=CONCATENATE([.K104];[.M104];&quot;/1&quot;;[.L104];&quot;/B2&quot;)" office:value-type="string" office:string-value="TT/B/L2/R3/1103/B2" calcext:value-type="string">
            <text:p>TT/B/L2/R3/1103/B2</text:p>
          </table:table-cell>
          <table:table-cell office:value-type="string" calcext:value-type="string">
            <text:p>TT/B/L2/R3/1103/B2</text:p>
          </table:table-cell>
        </table:table-row>
        <table:table-row table:style-name="ro2">
          <table:table-cell office:value-type="float" office:value="9647154386" calcext:value-type="float">
            <text:p>9647154386</text:p>
          </table:table-cell>
          <table:table-cell office:value-type="string" calcext:value-type="string">
            <text:p>SAPTARSHI DA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05];&quot;/L&quot;;[.H105];&quot;/R&quot;)" office:value-type="string" office:string-value="TT/B/L2/R" calcext:value-type="string">
            <text:p>TT/B/L2/R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formula="of:=CONCATENATE([.K105];[.M105];&quot;/1&quot;;[.L105];&quot;/B2&quot;)" office:value-type="string" office:string-value="TT/B/L2/R3/1104/B2" calcext:value-type="string">
            <text:p>TT/B/L2/R3/1104/B2</text:p>
          </table:table-cell>
          <table:table-cell office:value-type="string" calcext:value-type="string">
            <text:p>TT/B/L2/R3/1104/B2</text:p>
          </table:table-cell>
        </table:table-row>
        <table:table-row table:style-name="ro2">
          <table:table-cell office:value-type="float" office:value="9436134234" calcext:value-type="float">
            <text:p>9436134234</text:p>
          </table:table-cell>
          <table:table-cell office:value-type="string" calcext:value-type="string">
            <text:p>SIDDHANT DEBBARM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radise Chaumuhani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06];&quot;/L&quot;;[.H106];&quot;/R&quot;)" office:value-type="string" office:string-value="TT/B/L2/R" calcext:value-type="string">
            <text:p>TT/B/L2/R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CONCATENATE([.K106];[.M106];&quot;/1&quot;;[.L106];&quot;/B2&quot;)" office:value-type="string" office:string-value="TT/B/L2/R3/1105/B2" calcext:value-type="string">
            <text:p>TT/B/L2/R3/1105/B2</text:p>
          </table:table-cell>
          <table:table-cell office:value-type="string" calcext:value-type="string">
            <text:p>TT/B/L2/R3/1105/B2</text:p>
          </table:table-cell>
        </table:table-row>
        <table:table-row table:style-name="ro2">
          <table:table-cell office:value-type="float" office:value="9950454140" calcext:value-type="float">
            <text:p>9950454140</text:p>
          </table:table-cell>
          <table:table-cell office:value-type="string" calcext:value-type="string">
            <text:p>MAAHI MULCHANDAN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07];&quot;/L&quot;;[.H107];&quot;/R&quot;)" office:value-type="string" office:string-value="TT/A/L3/R" calcext:value-type="string">
            <text:p>TT/A/L3/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CONCATENATE([.K107];[.M107];&quot;/1&quot;;[.L107];&quot;/B2&quot;)" office:value-type="string" office:string-value="TT/A/L3/R3/1106/B2" calcext:value-type="string">
            <text:p>TT/A/L3/R3/1106/B2</text:p>
          </table:table-cell>
          <table:table-cell office:value-type="string" calcext:value-type="string">
            <text:p>TT/A/L3/R3/1106/B2</text:p>
          </table:table-cell>
        </table:table-row>
        <table:table-row table:style-name="ro2">
          <table:table-cell office:value-type="float" office:value="8971277688" calcext:value-type="float">
            <text:p>8971277688</text:p>
          </table:table-cell>
          <table:table-cell office:value-type="string" calcext:value-type="string">
            <text:p>NIPUN KULKARN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umara Park West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08];&quot;/L&quot;;[.H108];&quot;/R&quot;)" office:value-type="string" office:string-value="TT/A/L3/R" calcext:value-type="string">
            <text:p>TT/A/L3/R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formula="of:=CONCATENATE([.K108];[.M108];&quot;/1&quot;;[.L108];&quot;/B2&quot;)" office:value-type="string" office:string-value="TT/A/L3/R3/1107/B2" calcext:value-type="string">
            <text:p>TT/A/L3/R3/1107/B2</text:p>
          </table:table-cell>
          <table:table-cell office:value-type="string" calcext:value-type="string">
            <text:p>TT/A/L3/R3/1107/B2</text:p>
          </table:table-cell>
        </table:table-row>
        <table:table-row table:style-name="ro2">
          <table:table-cell office:value-type="float" office:value="7204924937" calcext:value-type="float">
            <text:p>7204924937</text:p>
          </table:table-cell>
          <table:table-cell office:value-type="string" calcext:value-type="string">
            <text:p>NITISH <text:s/>N <text:s/>MISTRY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09];&quot;/L&quot;;[.H109];&quot;/R&quot;)" office:value-type="string" office:string-value="TT/A/L3/R" calcext:value-type="string">
            <text:p>TT/A/L3/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CONCATENATE([.K109];[.M109];&quot;/1&quot;;[.L109];&quot;/B2&quot;)" office:value-type="string" office:string-value="TT/A/L3/R3/1108/B2" calcext:value-type="string">
            <text:p>TT/A/L3/R3/1108/B2</text:p>
          </table:table-cell>
          <table:table-cell office:value-type="string" calcext:value-type="string">
            <text:p>TT/A/L3/R3/1108/B2</text:p>
          </table:table-cell>
        </table:table-row>
        <table:table-row table:style-name="ro2">
          <table:table-cell office:value-type="float" office:value="8971470434" calcext:value-type="float">
            <text:p>8971470434</text:p>
          </table:table-cell>
          <table:table-cell office:value-type="string" calcext:value-type="string">
            <text:p>SIRI CHANDANA POLISETT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10];&quot;/L&quot;;[.H110];&quot;/R&quot;)" office:value-type="string" office:string-value="TT/A/L3/R" calcext:value-type="string">
            <text:p>TT/A/L3/R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CONCATENATE([.K110];[.M110];&quot;/1&quot;;[.L110];&quot;/B2&quot;)" office:value-type="string" office:string-value="TT/A/L3/R4/1109/B2" calcext:value-type="string">
            <text:p>TT/A/L3/R4/1109/B2</text:p>
          </table:table-cell>
          <table:table-cell office:value-type="string" calcext:value-type="string">
            <text:p>TT/A/L3/R4/1109/B2</text:p>
          </table:table-cell>
        </table:table-row>
        <table:table-row table:style-name="ro2">
          <table:table-cell office:value-type="float" office:value="7984059699" calcext:value-type="float">
            <text:p>7984059699</text:p>
          </table:table-cell>
          <table:table-cell office:value-type="string" calcext:value-type="string">
            <text:p>SWARA UMARANIY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Dahod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11];&quot;/L&quot;;[.H111];&quot;/R&quot;)" office:value-type="string" office:string-value="TT/A/L3/R" calcext:value-type="string">
            <text:p>TT/A/L3/R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CONCATENATE([.K111];[.M111];&quot;/1&quot;;[.L111];&quot;/B2&quot;)" office:value-type="string" office:string-value="TT/A/L3/R4/1110/B2" calcext:value-type="string">
            <text:p>TT/A/L3/R4/1110/B2</text:p>
          </table:table-cell>
          <table:table-cell office:value-type="string" calcext:value-type="string">
            <text:p>TT/A/L3/R4/1110/B2</text:p>
          </table:table-cell>
        </table:table-row>
        <table:table-row table:style-name="ro2">
          <table:table-cell office:value-type="float" office:value="7760546928" calcext:value-type="float">
            <text:p>7760546928</text:p>
          </table:table-cell>
          <table:table-cell office:value-type="string" calcext:value-type="string">
            <text:p>TVISH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umara Park West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12];&quot;/L&quot;;[.H112];&quot;/R&quot;)" office:value-type="string" office:string-value="TT/A/L3/R" calcext:value-type="string">
            <text:p>TT/A/L3/R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CONCATENATE([.K112];[.M112];&quot;/1&quot;;[.L112];&quot;/B2&quot;)" office:value-type="string" office:string-value="TT/A/L3/R4/1111/B2" calcext:value-type="string">
            <text:p>TT/A/L3/R4/1111/B2</text:p>
          </table:table-cell>
          <table:table-cell office:value-type="string" calcext:value-type="string">
            <text:p>TT/A/L3/R4/1111/B2</text:p>
          </table:table-cell>
        </table:table-row>
        <table:table-row table:style-name="ro2">
          <table:table-cell office:value-type="float" office:value="7353836669" calcext:value-type="float">
            <text:p>7353836669</text:p>
          </table:table-cell>
          <table:table-cell office:value-type="string" calcext:value-type="string">
            <text:p>AADITYA RAY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13];&quot;/L&quot;;[.H113];&quot;/R&quot;)" office:value-type="string" office:string-value="TT/B/L3/R" calcext:value-type="string">
            <text:p>TT/B/L3/R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CONCATENATE([.K113];[.M113];&quot;/1&quot;;[.L113];&quot;/B2&quot;)" office:value-type="string" office:string-value="TT/B/L3/R4/1112/B2" calcext:value-type="string">
            <text:p>TT/B/L3/R4/1112/B2</text:p>
          </table:table-cell>
          <table:table-cell office:value-type="string" calcext:value-type="string">
            <text:p>TT/B/L3/R4/1112/B2</text:p>
          </table:table-cell>
        </table:table-row>
        <table:table-row table:style-name="ro2">
          <table:table-cell office:value-type="float" office:value="8197305500" calcext:value-type="float">
            <text:p>8197305500</text:p>
          </table:table-cell>
          <table:table-cell office:value-type="string" calcext:value-type="string">
            <text:p>AAYUSH NALAWADE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14];&quot;/L&quot;;[.H114];&quot;/R&quot;)" office:value-type="string" office:string-value="TT/B/L3/R" calcext:value-type="string">
            <text:p>TT/B/L3/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CONCATENATE([.K114];[.M114];&quot;/1&quot;;[.L114];&quot;/B2&quot;)" office:value-type="string" office:string-value="TT/B/L3/R4/1113/B2" calcext:value-type="string">
            <text:p>TT/B/L3/R4/1113/B2</text:p>
          </table:table-cell>
          <table:table-cell office:value-type="string" calcext:value-type="string">
            <text:p>TT/B/L3/R4/1113/B2</text:p>
          </table:table-cell>
        </table:table-row>
        <table:table-row table:style-name="ro2">
          <table:table-cell office:value-type="float" office:value="9880488455" calcext:value-type="float">
            <text:p>9880488455</text:p>
          </table:table-cell>
          <table:table-cell office:value-type="string" calcext:value-type="string">
            <text:p>ABHINAV P. KALLIMAT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15];&quot;/L&quot;;[.H115];&quot;/R&quot;)" office:value-type="string" office:string-value="TT/B/L3/R" calcext:value-type="string">
            <text:p>TT/B/L3/R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CONCATENATE([.K115];[.M115];&quot;/1&quot;;[.L115];&quot;/B2&quot;)" office:value-type="string" office:string-value="TT/B/L3/R4/1114/B2" calcext:value-type="string">
            <text:p>TT/B/L3/R4/1114/B2</text:p>
          </table:table-cell>
          <table:table-cell office:value-type="string" calcext:value-type="string">
            <text:p>TT/B/L3/R4/1114/B2</text:p>
          </table:table-cell>
        </table:table-row>
        <table:table-row table:style-name="ro2">
          <table:table-cell office:value-type="float" office:value="8328848067" calcext:value-type="float">
            <text:p>8328848067</text:p>
          </table:table-cell>
          <table:table-cell office:value-type="string" calcext:value-type="string">
            <text:p>ANANYA PANIGRAH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16];&quot;/L&quot;;[.H116];&quot;/R&quot;)" office:value-type="string" office:string-value="TT/B/L3/R" calcext:value-type="string">
            <text:p>TT/B/L3/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CONCATENATE([.K116];[.M116];&quot;/1&quot;;[.L116];&quot;/B2&quot;)" office:value-type="string" office:string-value="TT/B/L3/R4/1115/B2" calcext:value-type="string">
            <text:p>TT/B/L3/R4/1115/B2</text:p>
          </table:table-cell>
          <table:table-cell office:value-type="string" calcext:value-type="string">
            <text:p>TT/B/L3/R4/1115/B2</text:p>
          </table:table-cell>
        </table:table-row>
        <table:table-row table:style-name="ro2">
          <table:table-cell office:value-type="float" office:value="9731338042" calcext:value-type="float">
            <text:p>9731338042</text:p>
          </table:table-cell>
          <table:table-cell office:value-type="string" calcext:value-type="string">
            <text:p>APOORVA M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17];&quot;/L&quot;;[.H117];&quot;/R&quot;)" office:value-type="string" office:string-value="TT/B/L3/R" calcext:value-type="string">
            <text:p>TT/B/L3/R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formula="of:=CONCATENATE([.K117];[.M117];&quot;/1&quot;;[.L117];&quot;/B2&quot;)" office:value-type="string" office:string-value="TT/B/L3/R4/1116/B2" calcext:value-type="string">
            <text:p>TT/B/L3/R4/1116/B2</text:p>
          </table:table-cell>
          <table:table-cell office:value-type="string" calcext:value-type="string">
            <text:p>TT/B/L3/R4/1116/B2</text:p>
          </table:table-cell>
        </table:table-row>
        <table:table-row table:style-name="ro2">
          <table:table-cell office:value-type="float" office:value="7619597521" calcext:value-type="float">
            <text:p>7619597521</text:p>
          </table:table-cell>
          <table:table-cell office:value-type="string" calcext:value-type="string">
            <text:p>ATHARVA HERAGE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18];&quot;/L&quot;;[.H118];&quot;/R&quot;)" office:value-type="string" office:string-value="TT/B/L3/R" calcext:value-type="string">
            <text:p>TT/B/L3/R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CONCATENATE([.K118];[.M118];&quot;/1&quot;;[.L118];&quot;/B2&quot;)" office:value-type="string" office:string-value="TT/B/L3/R4/1117/B2" calcext:value-type="string">
            <text:p>TT/B/L3/R4/1117/B2</text:p>
          </table:table-cell>
          <table:table-cell office:value-type="string" calcext:value-type="string">
            <text:p>TT/B/L3/R4/1117/B2</text:p>
          </table:table-cell>
        </table:table-row>
        <table:table-row table:style-name="ro2">
          <table:table-cell office:value-type="float" office:value="7899887339" calcext:value-type="float">
            <text:p>7899887339</text:p>
          </table:table-cell>
          <table:table-cell office:value-type="string" calcext:value-type="string">
            <text:p>AYSHA LIB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19];&quot;/L&quot;;[.H119];&quot;/R&quot;)" office:value-type="string" office:string-value="TT/B/L3/R" calcext:value-type="string">
            <text:p>TT/B/L3/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CONCATENATE([.K119];[.M119];&quot;/1&quot;;[.L119];&quot;/B2&quot;)" office:value-type="string" office:string-value="TT/B/L3/R4/1118/B2" calcext:value-type="string">
            <text:p>TT/B/L3/R4/1118/B2</text:p>
          </table:table-cell>
          <table:table-cell office:value-type="string" calcext:value-type="string">
            <text:p>TT/B/L3/R4/1118/B2</text:p>
          </table:table-cell>
        </table:table-row>
        <table:table-row table:style-name="ro2">
          <table:table-cell office:value-type="float" office:value="9862319532" calcext:value-type="float">
            <text:p>9862319532</text:p>
          </table:table-cell>
          <table:table-cell office:value-type="string" calcext:value-type="string">
            <text:p>BIPAN SAH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ishal Garh</text:p>
          </table:table-cell>
          <table:table-cell office:value-type="string" calcext:value-type="string">
            <text:p>6715A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20];&quot;/L&quot;;[.H120];&quot;/R&quot;)" office:value-type="string" office:string-value="TT/B/L3/R" calcext:value-type="string">
            <text:p>TT/B/L3/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CONCATENATE([.K120];[.M120];&quot;/1&quot;;[.L120];&quot;/B2&quot;)" office:value-type="string" office:string-value="TT/B/L3/R4/1119/B2" calcext:value-type="string">
            <text:p>TT/B/L3/R4/1119/B2</text:p>
          </table:table-cell>
          <table:table-cell office:value-type="string" calcext:value-type="string">
            <text:p>TT/B/L3/R4/1119/B2</text:p>
          </table:table-cell>
        </table:table-row>
        <table:table-row table:style-name="ro2">
          <table:table-cell office:value-type="float" office:value="9880084928" calcext:value-type="float">
            <text:p>9880084928</text:p>
          </table:table-cell>
          <table:table-cell office:value-type="string" calcext:value-type="string">
            <text:p>DIGANTH K 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21];&quot;/L&quot;;[.H121];&quot;/R&quot;)" office:value-type="string" office:string-value="TT/B/L3/R" calcext:value-type="string">
            <text:p>TT/B/L3/R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CONCATENATE([.K121];[.M121];&quot;/1&quot;;[.L121];&quot;/B2&quot;)" office:value-type="string" office:string-value="TT/B/L3/R4/1120/B2" calcext:value-type="string">
            <text:p>TT/B/L3/R4/1120/B2</text:p>
          </table:table-cell>
          <table:table-cell office:value-type="string" calcext:value-type="string">
            <text:p>TT/B/L3/R4/1120/B2</text:p>
          </table:table-cell>
        </table:table-row>
        <table:table-row table:style-name="ro2">
          <table:table-cell office:value-type="float" office:value="9740179277" calcext:value-type="float">
            <text:p>9740179277</text:p>
          </table:table-cell>
          <table:table-cell office:value-type="string" calcext:value-type="string">
            <text:p>DRUTHI G V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22];&quot;/L&quot;;[.H122];&quot;/R&quot;)" office:value-type="string" office:string-value="TT/B/L3/R" calcext:value-type="string">
            <text:p>TT/B/L3/R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formula="of:=CONCATENATE([.K122];[.M122];&quot;/1&quot;;[.L122];&quot;/B2&quot;)" office:value-type="string" office:string-value="TT/B/L3/R4/1121/B2" calcext:value-type="string">
            <text:p>TT/B/L3/R4/1121/B2</text:p>
          </table:table-cell>
          <table:table-cell office:value-type="string" calcext:value-type="string">
            <text:p>TT/B/L3/R4/1121/B2</text:p>
          </table:table-cell>
        </table:table-row>
        <table:table-row table:style-name="ro2">
          <table:table-cell office:value-type="float" office:value="9686111668" calcext:value-type="float">
            <text:p>9686111668</text:p>
          </table:table-cell>
          <table:table-cell office:value-type="string" calcext:value-type="string">
            <text:p>G ADHARSH KRISHN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23];&quot;/L&quot;;[.H123];&quot;/R&quot;)" office:value-type="string" office:string-value="TT/B/L3/R" calcext:value-type="string">
            <text:p>TT/B/L3/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CONCATENATE([.K123];[.M123];&quot;/1&quot;;[.L123];&quot;/B2&quot;)" office:value-type="string" office:string-value="TT/B/L3/R4/1122/B2" calcext:value-type="string">
            <text:p>TT/B/L3/R4/1122/B2</text:p>
          </table:table-cell>
          <table:table-cell office:value-type="string" calcext:value-type="string">
            <text:p>TT/B/L3/R4/1122/B2</text:p>
          </table:table-cell>
        </table:table-row>
        <table:table-row table:style-name="ro2">
          <table:table-cell office:value-type="float" office:value="8870585873" calcext:value-type="float">
            <text:p>8870585873</text:p>
          </table:table-cell>
          <table:table-cell office:value-type="string" calcext:value-type="string">
            <text:p>G.HEMASR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24];&quot;/L&quot;;[.H124];&quot;/R&quot;)" office:value-type="string" office:string-value="TT/B/L3/R" calcext:value-type="string">
            <text:p>TT/B/L3/R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CONCATENATE([.K124];[.M124];&quot;/1&quot;;[.L124];&quot;/B2&quot;)" office:value-type="string" office:string-value="TT/B/L3/R4/1123/B2" calcext:value-type="string">
            <text:p>TT/B/L3/R4/1123/B2</text:p>
          </table:table-cell>
          <table:table-cell office:value-type="string" calcext:value-type="string">
            <text:p>TT/B/L3/R4/1123/B2</text:p>
          </table:table-cell>
        </table:table-row>
        <table:table-row table:style-name="ro2">
          <table:table-cell office:value-type="float" office:value="9994519792" calcext:value-type="float">
            <text:p>9994519792</text:p>
          </table:table-cell>
          <table:table-cell office:value-type="string" calcext:value-type="string">
            <text:p>G.PRATHISHK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25];&quot;/L&quot;;[.H125];&quot;/R&quot;)" office:value-type="string" office:string-value="TT/B/L3/R" calcext:value-type="string">
            <text:p>TT/B/L3/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CONCATENATE([.K125];[.M125];&quot;/1&quot;;[.L125];&quot;/B2&quot;)" office:value-type="string" office:string-value="TT/B/L3/R4/1124/B2" calcext:value-type="string">
            <text:p>TT/B/L3/R4/1124/B2</text:p>
          </table:table-cell>
          <table:table-cell office:value-type="string" calcext:value-type="string">
            <text:p>TT/B/L3/R4/1124/B2</text:p>
          </table:table-cell>
        </table:table-row>
        <table:table-row table:style-name="ro2">
          <table:table-cell office:value-type="float" office:value="9611944877" calcext:value-type="float">
            <text:p>9611944877</text:p>
          </table:table-cell>
          <table:table-cell office:value-type="string" calcext:value-type="string">
            <text:p>GOKULA BARATH J 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26];&quot;/L&quot;;[.H126];&quot;/R&quot;)" office:value-type="string" office:string-value="TT/B/L3/R" calcext:value-type="string">
            <text:p>TT/B/L3/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CONCATENATE([.K126];[.M126];&quot;/1&quot;;[.L126];&quot;/B2&quot;)" office:value-type="string" office:string-value="TT/B/L3/R4/1125/B2" calcext:value-type="string">
            <text:p>TT/B/L3/R4/1125/B2</text:p>
          </table:table-cell>
          <table:table-cell office:value-type="string" calcext:value-type="string">
            <text:p>TT/B/L3/R4/1125/B2</text:p>
          </table:table-cell>
        </table:table-row>
        <table:table-row table:style-name="ro2">
          <table:table-cell office:value-type="float" office:value="9141510111" calcext:value-type="float">
            <text:p>9141510111</text:p>
          </table:table-cell>
          <table:table-cell office:value-type="string" calcext:value-type="string">
            <text:p>GOUTHAM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27];&quot;/L&quot;;[.H127];&quot;/R&quot;)" office:value-type="string" office:string-value="TT/B/L3/R" calcext:value-type="string">
            <text:p>TT/B/L3/R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CONCATENATE([.K127];[.M127];&quot;/1&quot;;[.L127];&quot;/B2&quot;)" office:value-type="string" office:string-value="TT/B/L3/R4/1126/B2" calcext:value-type="string">
            <text:p>TT/B/L3/R4/1126/B2</text:p>
          </table:table-cell>
          <table:table-cell office:value-type="string" calcext:value-type="string">
            <text:p>TT/B/L3/R4/1126/B2</text:p>
          </table:table-cell>
        </table:table-row>
        <table:table-row table:style-name="ro2">
          <table:table-cell office:value-type="float" office:value="9686523695" calcext:value-type="float">
            <text:p>9686523695</text:p>
          </table:table-cell>
          <table:table-cell office:value-type="string" calcext:value-type="string">
            <text:p>JESHNA 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28];&quot;/L&quot;;[.H128];&quot;/R&quot;)" office:value-type="string" office:string-value="TT/B/L3/R" calcext:value-type="string">
            <text:p>TT/B/L3/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CONCATENATE([.K128];[.M128];&quot;/1&quot;;[.L128];&quot;/B2&quot;)" office:value-type="string" office:string-value="TT/B/L3/R4/1127/B2" calcext:value-type="string">
            <text:p>TT/B/L3/R4/1127/B2</text:p>
          </table:table-cell>
          <table:table-cell office:value-type="string" calcext:value-type="string">
            <text:p>TT/B/L3/R4/1127/B2</text:p>
          </table:table-cell>
        </table:table-row>
        <table:table-row table:style-name="ro2">
          <table:table-cell office:value-type="float" office:value="9845820455" calcext:value-type="float">
            <text:p>9845820455</text:p>
          </table:table-cell>
          <table:table-cell office:value-type="string" calcext:value-type="string">
            <text:p>KEERTHY 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29];&quot;/L&quot;;[.H129];&quot;/R&quot;)" office:value-type="string" office:string-value="TT/B/L3/R" calcext:value-type="string">
            <text:p>TT/B/L3/R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CONCATENATE([.K129];[.M129];&quot;/1&quot;;[.L129];&quot;/B2&quot;)" office:value-type="string" office:string-value="TT/B/L3/R4/1128/B2" calcext:value-type="string">
            <text:p>TT/B/L3/R4/1128/B2</text:p>
          </table:table-cell>
          <table:table-cell office:value-type="string" calcext:value-type="string">
            <text:p>TT/B/L3/R4/1128/B2</text:p>
          </table:table-cell>
        </table:table-row>
        <table:table-row table:style-name="ro2">
          <table:table-cell office:value-type="float" office:value="9980570683" calcext:value-type="float">
            <text:p>9980570683</text:p>
          </table:table-cell>
          <table:table-cell office:value-type="string" calcext:value-type="string">
            <text:p>KETANA M ACH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30];&quot;/L&quot;;[.H130];&quot;/R&quot;)" office:value-type="string" office:string-value="TT/B/L3/R" calcext:value-type="string">
            <text:p>TT/B/L3/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CONCATENATE([.K130];[.M130];&quot;/1&quot;;[.L130];&quot;/B2&quot;)" office:value-type="string" office:string-value="TT/B/L3/R4/1129/B2" calcext:value-type="string">
            <text:p>TT/B/L3/R4/1129/B2</text:p>
          </table:table-cell>
          <table:table-cell office:value-type="string" calcext:value-type="string">
            <text:p>TT/B/L3/R4/1129/B2</text:p>
          </table:table-cell>
        </table:table-row>
        <table:table-row table:style-name="ro2">
          <table:table-cell office:value-type="float" office:value="9008405215" calcext:value-type="float">
            <text:p>9008405215</text:p>
          </table:table-cell>
          <table:table-cell office:value-type="string" calcext:value-type="string">
            <text:p>LAKSHIT KUMAWAT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31];&quot;/L&quot;;[.H131];&quot;/R&quot;)" office:value-type="string" office:string-value="TT/B/L3/R" calcext:value-type="string">
            <text:p>TT/B/L3/R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CONCATENATE([.K131];[.M131];&quot;/1&quot;;[.L131];&quot;/B2&quot;)" office:value-type="string" office:string-value="TT/B/L3/R4/1130/B2" calcext:value-type="string">
            <text:p>TT/B/L3/R4/1130/B2</text:p>
          </table:table-cell>
          <table:table-cell office:value-type="string" calcext:value-type="string">
            <text:p>TT/B/L3/R4/1130/B2</text:p>
          </table:table-cell>
        </table:table-row>
        <table:table-row table:style-name="ro2">
          <table:table-cell office:value-type="float" office:value="9980097253" calcext:value-type="float">
            <text:p>9980097253</text:p>
          </table:table-cell>
          <table:table-cell office:value-type="string" calcext:value-type="string">
            <text:p>MANASA K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32];&quot;/L&quot;;[.H132];&quot;/R&quot;)" office:value-type="string" office:string-value="TT/B/L3/R" calcext:value-type="string">
            <text:p>TT/B/L3/R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CONCATENATE([.K132];[.M132];&quot;/1&quot;;[.L132];&quot;/B2&quot;)" office:value-type="string" office:string-value="TT/B/L3/R4/1131/B2" calcext:value-type="string">
            <text:p>TT/B/L3/R4/1131/B2</text:p>
          </table:table-cell>
          <table:table-cell office:value-type="string" calcext:value-type="string">
            <text:p>TT/B/L3/R4/1131/B2</text:p>
          </table:table-cell>
        </table:table-row>
        <table:table-row table:style-name="ro2">
          <table:table-cell office:value-type="float" office:value="9538254910" calcext:value-type="float">
            <text:p>9538254910</text:p>
          </table:table-cell>
          <table:table-cell office:value-type="string" calcext:value-type="string">
            <text:p>MEENAKSHI JAGANATHAN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33];&quot;/L&quot;;[.H133];&quot;/R&quot;)" office:value-type="string" office:string-value="TT/B/L3/R" calcext:value-type="string">
            <text:p>TT/B/L3/R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CONCATENATE([.K133];[.M133];&quot;/1&quot;;[.L133];&quot;/B2&quot;)" office:value-type="string" office:string-value="TT/B/L3/R4/1132/B2" calcext:value-type="string">
            <text:p>TT/B/L3/R4/1132/B2</text:p>
          </table:table-cell>
          <table:table-cell office:value-type="string" calcext:value-type="string">
            <text:p>TT/B/L3/R4/1132/B2</text:p>
          </table:table-cell>
        </table:table-row>
        <table:table-row table:style-name="ro2">
          <table:table-cell office:value-type="float" office:value="9845335565" calcext:value-type="float">
            <text:p>9845335565</text:p>
          </table:table-cell>
          <table:table-cell office:value-type="string" calcext:value-type="string">
            <text:p>MOKSH V NAH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umara Park West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34];&quot;/L&quot;;[.H134];&quot;/R&quot;)" office:value-type="string" office:string-value="TT/B/L3/R" calcext:value-type="string">
            <text:p>TT/B/L3/R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CONCATENATE([.K134];[.M134];&quot;/1&quot;;[.L134];&quot;/B2&quot;)" office:value-type="string" office:string-value="TT/B/L3/R4/1133/B2" calcext:value-type="string">
            <text:p>TT/B/L3/R4/1133/B2</text:p>
          </table:table-cell>
          <table:table-cell office:value-type="string" calcext:value-type="string">
            <text:p>TT/B/L3/R4/1133/B2</text:p>
          </table:table-cell>
        </table:table-row>
        <table:table-row table:style-name="ro2">
          <table:table-cell office:value-type="float" office:value="9251971051" calcext:value-type="float">
            <text:p>9251971051</text:p>
          </table:table-cell>
          <table:table-cell office:value-type="string" calcext:value-type="string">
            <text:p>MUDIT MEEN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35];&quot;/L&quot;;[.H135];&quot;/R&quot;)" office:value-type="string" office:string-value="TT/B/L3/R" calcext:value-type="string">
            <text:p>TT/B/L3/R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CONCATENATE([.K135];[.M135];&quot;/1&quot;;[.L135];&quot;/B2&quot;)" office:value-type="string" office:string-value="TT/B/L3/R4/1134/B2" calcext:value-type="string">
            <text:p>TT/B/L3/R4/1134/B2</text:p>
          </table:table-cell>
          <table:table-cell office:value-type="string" calcext:value-type="string">
            <text:p>TT/B/L3/R4/1134/B2</text:p>
          </table:table-cell>
        </table:table-row>
        <table:table-row table:style-name="ro2">
          <table:table-cell office:value-type="float" office:value="9448461629" calcext:value-type="float">
            <text:p>9448461629</text:p>
          </table:table-cell>
          <table:table-cell office:value-type="string" calcext:value-type="string">
            <text:p>MUGDHA NANDAN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36];&quot;/L&quot;;[.H136];&quot;/R&quot;)" office:value-type="string" office:string-value="TT/B/L3/R" calcext:value-type="string">
            <text:p>TT/B/L3/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CONCATENATE([.K136];[.M136];&quot;/1&quot;;[.L136];&quot;/B2&quot;)" office:value-type="string" office:string-value="TT/B/L3/R4/1135/B2" calcext:value-type="string">
            <text:p>TT/B/L3/R4/1135/B2</text:p>
          </table:table-cell>
          <table:table-cell office:value-type="string" calcext:value-type="string">
            <text:p>TT/B/L3/R4/1135/B2</text:p>
          </table:table-cell>
        </table:table-row>
        <table:table-row table:style-name="ro2">
          <table:table-cell office:value-type="float" office:value="9940050707" calcext:value-type="float">
            <text:p>9940050707</text:p>
          </table:table-cell>
          <table:table-cell office:value-type="string" calcext:value-type="string">
            <text:p>MURALIDARAN. B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Neelangarai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37];&quot;/L&quot;;[.H137];&quot;/R&quot;)" office:value-type="string" office:string-value="TT/B/L3/R" calcext:value-type="string">
            <text:p>TT/B/L3/R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CONCATENATE([.K137];[.M137];&quot;/1&quot;;[.L137];&quot;/B2&quot;)" office:value-type="string" office:string-value="TT/B/L3/R4/1136/B2" calcext:value-type="string">
            <text:p>TT/B/L3/R4/1136/B2</text:p>
          </table:table-cell>
          <table:table-cell office:value-type="string" calcext:value-type="string">
            <text:p>TT/B/L3/R4/1136/B2</text:p>
          </table:table-cell>
        </table:table-row>
        <table:table-row table:style-name="ro2">
          <table:table-cell office:value-type="float" office:value="9107775399" calcext:value-type="float">
            <text:p>9107775399</text:p>
          </table:table-cell>
          <table:table-cell office:value-type="string" calcext:value-type="string">
            <text:p>P REINIS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38];&quot;/L&quot;;[.H138];&quot;/R&quot;)" office:value-type="string" office:string-value="TT/B/L3/R" calcext:value-type="string">
            <text:p>TT/B/L3/R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CONCATENATE([.K138];[.M138];&quot;/1&quot;;[.L138];&quot;/B2&quot;)" office:value-type="string" office:string-value="TT/B/L3/R4/1137/B2" calcext:value-type="string">
            <text:p>TT/B/L3/R4/1137/B2</text:p>
          </table:table-cell>
          <table:table-cell office:value-type="string" calcext:value-type="string">
            <text:p>TT/B/L3/R4/1137/B2</text:p>
          </table:table-cell>
        </table:table-row>
        <table:table-row table:style-name="ro2">
          <table:table-cell office:value-type="float" office:value="9879121007" calcext:value-type="float">
            <text:p>9879121007</text:p>
          </table:table-cell>
          <table:table-cell office:value-type="string" calcext:value-type="string">
            <text:p>PARVA JATIN PATE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Science City</text:p>
          </table:table-cell>
          <table:table-cell office:value-type="float" office:value="8063" calcext:value-type="float">
            <text:p>806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39];&quot;/L&quot;;[.H139];&quot;/R&quot;)" office:value-type="string" office:string-value="TT/B/L3/R" calcext:value-type="string">
            <text:p>TT/B/L3/R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formula="of:=CONCATENATE([.K139];[.M139];&quot;/1&quot;;[.L139];&quot;/B2&quot;)" office:value-type="string" office:string-value="TT/B/L3/R4/1138/B2" calcext:value-type="string">
            <text:p>TT/B/L3/R4/1138/B2</text:p>
          </table:table-cell>
          <table:table-cell office:value-type="string" calcext:value-type="string">
            <text:p>TT/B/L3/R4/1138/B2</text:p>
          </table:table-cell>
        </table:table-row>
        <table:table-row table:style-name="ro2">
          <table:table-cell office:value-type="float" office:value="8884251245" calcext:value-type="float">
            <text:p>8884251245</text:p>
          </table:table-cell>
          <table:table-cell office:value-type="string" calcext:value-type="string">
            <text:p>PRATEEK P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40];&quot;/L&quot;;[.H140];&quot;/R&quot;)" office:value-type="string" office:string-value="TT/B/L3/R" calcext:value-type="string">
            <text:p>TT/B/L3/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CONCATENATE([.K140];[.M140];&quot;/1&quot;;[.L140];&quot;/B2&quot;)" office:value-type="string" office:string-value="TT/B/L3/R4/1139/B2" calcext:value-type="string">
            <text:p>TT/B/L3/R4/1139/B2</text:p>
          </table:table-cell>
          <table:table-cell office:value-type="string" calcext:value-type="string">
            <text:p>TT/B/L3/R4/1139/B2</text:p>
          </table:table-cell>
        </table:table-row>
        <table:table-row table:style-name="ro2">
          <table:table-cell office:value-type="float" office:value="9060070563" calcext:value-type="float">
            <text:p>9060070563</text:p>
          </table:table-cell>
          <table:table-cell office:value-type="string" calcext:value-type="string">
            <text:p>RAKSHIIT M N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41];&quot;/L&quot;;[.H141];&quot;/R&quot;)" office:value-type="string" office:string-value="TT/B/L3/R" calcext:value-type="string">
            <text:p>TT/B/L3/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CONCATENATE([.K141];[.M141];&quot;/1&quot;;[.L141];&quot;/B2&quot;)" office:value-type="string" office:string-value="TT/B/L3/R4/1140/B2" calcext:value-type="string">
            <text:p>TT/B/L3/R4/1140/B2</text:p>
          </table:table-cell>
          <table:table-cell office:value-type="string" calcext:value-type="string">
            <text:p>TT/B/L3/R4/1140/B2</text:p>
          </table:table-cell>
        </table:table-row>
        <table:table-row table:style-name="ro2">
          <table:table-cell office:value-type="float" office:value="8787558856" calcext:value-type="float">
            <text:p>8787558856</text:p>
          </table:table-cell>
          <table:table-cell office:value-type="string" calcext:value-type="string">
            <text:p>RITTIKA DEB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radise Chaumuhani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42];&quot;/L&quot;;[.H142];&quot;/R&quot;)" office:value-type="string" office:string-value="TT/B/L3/R" calcext:value-type="string">
            <text:p>TT/B/L3/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CONCATENATE([.K142];[.M142];&quot;/1&quot;;[.L142];&quot;/B2&quot;)" office:value-type="string" office:string-value="TT/B/L3/R4/1141/B2" calcext:value-type="string">
            <text:p>TT/B/L3/R4/1141/B2</text:p>
          </table:table-cell>
          <table:table-cell office:value-type="string" calcext:value-type="string">
            <text:p>TT/B/L3/R4/1141/B2</text:p>
          </table:table-cell>
        </table:table-row>
        <table:table-row table:style-name="ro2">
          <table:table-cell office:value-type="float" office:value="9900611336" calcext:value-type="float">
            <text:p>9900611336</text:p>
          </table:table-cell>
          <table:table-cell office:value-type="string" calcext:value-type="string">
            <text:p>RUSHIL K GOWD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43];&quot;/L&quot;;[.H143];&quot;/R&quot;)" office:value-type="string" office:string-value="TT/B/L3/R" calcext:value-type="string">
            <text:p>TT/B/L3/R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CONCATENATE([.K143];[.M143];&quot;/1&quot;;[.L143];&quot;/B2&quot;)" office:value-type="string" office:string-value="TT/B/L3/R4/1142/B2" calcext:value-type="string">
            <text:p>TT/B/L3/R4/1142/B2</text:p>
          </table:table-cell>
          <table:table-cell office:value-type="string" calcext:value-type="string">
            <text:p>TT/B/L3/R4/1142/B2</text:p>
          </table:table-cell>
        </table:table-row>
        <table:table-row table:style-name="ro2">
          <table:table-cell office:value-type="float" office:value="9741266751" calcext:value-type="float">
            <text:p>9741266751</text:p>
          </table:table-cell>
          <table:table-cell office:value-type="string" calcext:value-type="string">
            <text:p>RUTHU BANAK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44];&quot;/L&quot;;[.H144];&quot;/R&quot;)" office:value-type="string" office:string-value="TT/B/L3/R" calcext:value-type="string">
            <text:p>TT/B/L3/R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table:formula="of:=CONCATENATE([.K144];[.M144];&quot;/1&quot;;[.L144];&quot;/B2&quot;)" office:value-type="string" office:string-value="TT/B/L3/R4/1143/B2" calcext:value-type="string">
            <text:p>TT/B/L3/R4/1143/B2</text:p>
          </table:table-cell>
          <table:table-cell office:value-type="string" calcext:value-type="string">
            <text:p>TT/B/L3/R4/1143/B2</text:p>
          </table:table-cell>
        </table:table-row>
        <table:table-row table:style-name="ro2">
          <table:table-cell office:value-type="float" office:value="9823569275" calcext:value-type="float">
            <text:p>9823569275</text:p>
          </table:table-cell>
          <table:table-cell office:value-type="string" calcext:value-type="string">
            <text:p>SHREESH M PATI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45];&quot;/L&quot;;[.H145];&quot;/R&quot;)" office:value-type="string" office:string-value="TT/B/L3/R" calcext:value-type="string">
            <text:p>TT/B/L3/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CONCATENATE([.K145];[.M145];&quot;/1&quot;;[.L145];&quot;/B2&quot;)" office:value-type="string" office:string-value="TT/B/L3/R4/1144/B2" calcext:value-type="string">
            <text:p>TT/B/L3/R4/1144/B2</text:p>
          </table:table-cell>
          <table:table-cell office:value-type="string" calcext:value-type="string">
            <text:p>TT/B/L3/R4/1144/B2</text:p>
          </table:table-cell>
        </table:table-row>
        <table:table-row table:style-name="ro2">
          <table:table-cell office:value-type="float" office:value="9880087035" calcext:value-type="float">
            <text:p>9880087035</text:p>
          </table:table-cell>
          <table:table-cell office:value-type="string" calcext:value-type="string">
            <text:p>SIDDHANTH R JAIN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46];&quot;/L&quot;;[.H146];&quot;/R&quot;)" office:value-type="string" office:string-value="TT/B/L3/R" calcext:value-type="string">
            <text:p>TT/B/L3/R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CONCATENATE([.K146];[.M146];&quot;/1&quot;;[.L146];&quot;/B2&quot;)" office:value-type="string" office:string-value="TT/B/L3/R5/1145/B2" calcext:value-type="string">
            <text:p>TT/B/L3/R5/1145/B2</text:p>
          </table:table-cell>
          <table:table-cell office:value-type="string" calcext:value-type="string">
            <text:p>TT/B/L3/R5/1145/B2</text:p>
          </table:table-cell>
        </table:table-row>
        <table:table-row table:style-name="ro2">
          <table:table-cell office:value-type="float" office:value="9900093451" calcext:value-type="float">
            <text:p>9900093451</text:p>
          </table:table-cell>
          <table:table-cell office:value-type="string" calcext:value-type="string">
            <text:p>SUCHITH 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47];&quot;/L&quot;;[.H147];&quot;/R&quot;)" office:value-type="string" office:string-value="TT/B/L3/R" calcext:value-type="string">
            <text:p>TT/B/L3/R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CONCATENATE([.K147];[.M147];&quot;/1&quot;;[.L147];&quot;/B2&quot;)" office:value-type="string" office:string-value="TT/B/L3/R5/1146/B2" calcext:value-type="string">
            <text:p>TT/B/L3/R5/1146/B2</text:p>
          </table:table-cell>
          <table:table-cell office:value-type="string" calcext:value-type="string">
            <text:p>TT/B/L3/R5/1146/B2</text:p>
          </table:table-cell>
        </table:table-row>
        <table:table-row table:style-name="ro2">
          <table:table-cell office:value-type="float" office:value="7338567437" calcext:value-type="float">
            <text:p>7338567437</text:p>
          </table:table-cell>
          <table:table-cell office:value-type="string" calcext:value-type="string">
            <text:p>TEJAS S 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48];&quot;/L&quot;;[.H148];&quot;/R&quot;)" office:value-type="string" office:string-value="TT/B/L3/R" calcext:value-type="string">
            <text:p>TT/B/L3/R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formula="of:=CONCATENATE([.K148];[.M148];&quot;/1&quot;;[.L148];&quot;/B2&quot;)" office:value-type="string" office:string-value="TT/B/L3/R5/1147/B2" calcext:value-type="string">
            <text:p>TT/B/L3/R5/1147/B2</text:p>
          </table:table-cell>
          <table:table-cell office:value-type="string" calcext:value-type="string">
            <text:p>TT/B/L3/R5/1147/B2</text:p>
          </table:table-cell>
        </table:table-row>
        <table:table-row table:style-name="ro2">
          <table:table-cell office:value-type="float" office:value="8123332966" calcext:value-type="float">
            <text:p>8123332966</text:p>
          </table:table-cell>
          <table:table-cell office:value-type="string" calcext:value-type="string">
            <text:p>VISHAL KUMAR GOWD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49];&quot;/L&quot;;[.H149];&quot;/R&quot;)" office:value-type="string" office:string-value="TT/B/L3/R" calcext:value-type="string">
            <text:p>TT/B/L3/R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CONCATENATE([.K149];[.M149];&quot;/1&quot;;[.L149];&quot;/B2&quot;)" office:value-type="string" office:string-value="TT/B/L3/R5/1148/B2" calcext:value-type="string">
            <text:p>TT/B/L3/R5/1148/B2</text:p>
          </table:table-cell>
          <table:table-cell office:value-type="string" calcext:value-type="string">
            <text:p>TT/B/L3/R5/1148/B2</text:p>
          </table:table-cell>
        </table:table-row>
        <table:table-row table:style-name="ro2">
          <table:table-cell office:value-type="float" office:value="9980484631" calcext:value-type="float">
            <text:p>9980484631</text:p>
          </table:table-cell>
          <table:table-cell office:value-type="string" calcext:value-type="string">
            <text:p>YAJATH.M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50];&quot;/L&quot;;[.H150];&quot;/R&quot;)" office:value-type="string" office:string-value="TT/B/L3/R" calcext:value-type="string">
            <text:p>TT/B/L3/R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formula="of:=CONCATENATE([.K150];[.M150];&quot;/1&quot;;[.L150];&quot;/B2&quot;)" office:value-type="string" office:string-value="TT/B/L3/R5/1149/B2" calcext:value-type="string">
            <text:p>TT/B/L3/R5/1149/B2</text:p>
          </table:table-cell>
          <table:table-cell office:value-type="string" calcext:value-type="string">
            <text:p>TT/B/L3/R5/1149/B2</text:p>
          </table:table-cell>
        </table:table-row>
        <table:table-row table:style-name="ro2">
          <table:table-cell office:value-type="float" office:value="9265074264" calcext:value-type="float">
            <text:p>9265074264</text:p>
          </table:table-cell>
          <table:table-cell office:value-type="string" calcext:value-type="string">
            <text:p>DHYAN PARAS MEHT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Nakhatrana Center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51];&quot;/L&quot;;[.H151];&quot;/R&quot;)" office:value-type="string" office:string-value="TT/A/L4/R" calcext:value-type="string">
            <text:p>TT/A/L4/R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CONCATENATE([.K151];[.M151];&quot;/1&quot;;[.L151];&quot;/B2&quot;)" office:value-type="string" office:string-value="TT/A/L4/R5/1150/B2" calcext:value-type="string">
            <text:p>TT/A/L4/R5/1150/B2</text:p>
          </table:table-cell>
          <table:table-cell office:value-type="string" calcext:value-type="string">
            <text:p>TT/A/L4/R5/1150/B2</text:p>
          </table:table-cell>
        </table:table-row>
        <table:table-row table:style-name="ro2">
          <table:table-cell office:value-type="float" office:value="9979090506" calcext:value-type="float">
            <text:p>9979090506</text:p>
          </table:table-cell>
          <table:table-cell office:value-type="string" calcext:value-type="string">
            <text:p>DIVY RASIKKUMAR CHAUDHAR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52];&quot;/L&quot;;[.H152];&quot;/R&quot;)" office:value-type="string" office:string-value="TT/A/L4/R" calcext:value-type="string">
            <text:p>TT/A/L4/R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table:formula="of:=CONCATENATE([.K152];[.M152];&quot;/1&quot;;[.L152];&quot;/B2&quot;)" office:value-type="string" office:string-value="TT/A/L4/R5/1151/B2" calcext:value-type="string">
            <text:p>TT/A/L4/R5/1151/B2</text:p>
          </table:table-cell>
          <table:table-cell office:value-type="string" calcext:value-type="string">
            <text:p>TT/A/L4/R5/1151/B2</text:p>
          </table:table-cell>
        </table:table-row>
        <table:table-row table:style-name="ro2">
          <table:table-cell office:value-type="float" office:value="9571199200" calcext:value-type="float">
            <text:p>9571199200</text:p>
          </table:table-cell>
          <table:table-cell office:value-type="string" calcext:value-type="string">
            <text:p>KESHAV MITTA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Mahapura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53];&quot;/L&quot;;[.H153];&quot;/R&quot;)" office:value-type="string" office:string-value="TT/A/L4/R" calcext:value-type="string">
            <text:p>TT/A/L4/R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formula="of:=CONCATENATE([.K153];[.M153];&quot;/1&quot;;[.L153];&quot;/B2&quot;)" office:value-type="string" office:string-value="TT/A/L4/R5/1152/B2" calcext:value-type="string">
            <text:p>TT/A/L4/R5/1152/B2</text:p>
          </table:table-cell>
          <table:table-cell office:value-type="string" calcext:value-type="string">
            <text:p>TT/A/L4/R5/1152/B2</text:p>
          </table:table-cell>
        </table:table-row>
        <table:table-row table:style-name="ro2">
          <table:table-cell office:value-type="float" office:value="9791012391" calcext:value-type="float">
            <text:p>9791012391</text:p>
          </table:table-cell>
          <table:table-cell office:value-type="string" calcext:value-type="string">
            <text:p>M.MOKKUL RAJ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wahar Nagar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54];&quot;/L&quot;;[.H154];&quot;/R&quot;)" office:value-type="string" office:string-value="TT/A/L4/R" calcext:value-type="string">
            <text:p>TT/A/L4/R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CONCATENATE([.K154];[.M154];&quot;/1&quot;;[.L154];&quot;/B2&quot;)" office:value-type="string" office:string-value="TT/A/L4/R5/1153/B2" calcext:value-type="string">
            <text:p>TT/A/L4/R5/1153/B2</text:p>
          </table:table-cell>
          <table:table-cell office:value-type="string" calcext:value-type="string">
            <text:p>TT/A/L4/R5/1153/B2</text:p>
          </table:table-cell>
        </table:table-row>
        <table:table-row table:style-name="ro2">
          <table:table-cell office:value-type="float" office:value="7359249458" calcext:value-type="float">
            <text:p>7359249458</text:p>
          </table:table-cell>
          <table:table-cell office:value-type="string" calcext:value-type="string">
            <text:p>VANSHIKA BABUBHAI MALIVAD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ardhari Road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55];&quot;/L&quot;;[.H155];&quot;/R&quot;)" office:value-type="string" office:string-value="TT/A/L4/R" calcext:value-type="string">
            <text:p>TT/A/L4/R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table:formula="of:=CONCATENATE([.K155];[.M155];&quot;/1&quot;;[.L155];&quot;/B2&quot;)" office:value-type="string" office:string-value="TT/A/L4/R5/1154/B2" calcext:value-type="string">
            <text:p>TT/A/L4/R5/1154/B2</text:p>
          </table:table-cell>
          <table:table-cell office:value-type="string" calcext:value-type="string">
            <text:p>TT/A/L4/R5/1154/B2</text:p>
          </table:table-cell>
        </table:table-row>
        <table:table-row table:style-name="ro2">
          <table:table-cell office:value-type="float" office:value="9884345050" calcext:value-type="float">
            <text:p>9884345050</text:p>
          </table:table-cell>
          <table:table-cell office:value-type="string" calcext:value-type="string">
            <text:p>YASHV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56];&quot;/L&quot;;[.H156];&quot;/R&quot;)" office:value-type="string" office:string-value="TT/A/L4/R" calcext:value-type="string">
            <text:p>TT/A/L4/R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formula="of:=CONCATENATE([.K156];[.M156];&quot;/1&quot;;[.L156];&quot;/B2&quot;)" office:value-type="string" office:string-value="TT/A/L4/R5/1155/B2" calcext:value-type="string">
            <text:p>TT/A/L4/R5/1155/B2</text:p>
          </table:table-cell>
          <table:table-cell office:value-type="string" calcext:value-type="string">
            <text:p>TT/A/L4/R5/1155/B2</text:p>
          </table:table-cell>
        </table:table-row>
        <table:table-row table:style-name="ro2">
          <table:table-cell office:value-type="float" office:value="9480564977" calcext:value-type="float">
            <text:p>9480564977</text:p>
          </table:table-cell>
          <table:table-cell office:value-type="string" calcext:value-type="string">
            <text:p>AARNA P GUTTIGOL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57];&quot;/L&quot;;[.H157];&quot;/R&quot;)" office:value-type="string" office:string-value="TT/B/L4/R" calcext:value-type="string">
            <text:p>TT/B/L4/R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CONCATENATE([.K157];[.M157];&quot;/1&quot;;[.L157];&quot;/B2&quot;)" office:value-type="string" office:string-value="TT/B/L4/R5/1156/B2" calcext:value-type="string">
            <text:p>TT/B/L4/R5/1156/B2</text:p>
          </table:table-cell>
          <table:table-cell office:value-type="string" calcext:value-type="string">
            <text:p>TT/B/L4/R5/1156/B2</text:p>
          </table:table-cell>
        </table:table-row>
        <table:table-row table:style-name="ro2">
          <table:table-cell office:value-type="float" office:value="9845457554" calcext:value-type="float">
            <text:p>9845457554</text:p>
          </table:table-cell>
          <table:table-cell office:value-type="string" calcext:value-type="string">
            <text:p>ADITYA SHARM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58];&quot;/L&quot;;[.H158];&quot;/R&quot;)" office:value-type="string" office:string-value="TT/B/L4/R" calcext:value-type="string">
            <text:p>TT/B/L4/R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formula="of:=CONCATENATE([.K158];[.M158];&quot;/1&quot;;[.L158];&quot;/B2&quot;)" office:value-type="string" office:string-value="TT/B/L4/R5/1157/B2" calcext:value-type="string">
            <text:p>TT/B/L4/R5/1157/B2</text:p>
          </table:table-cell>
          <table:table-cell office:value-type="string" calcext:value-type="string">
            <text:p>TT/B/L4/R5/1157/B2</text:p>
          </table:table-cell>
        </table:table-row>
        <table:table-row table:style-name="ro2">
          <table:table-cell office:value-type="float" office:value="7904917978" calcext:value-type="float">
            <text:p>7904917978</text:p>
          </table:table-cell>
          <table:table-cell office:value-type="string" calcext:value-type="string">
            <text:p>ALWIN JENIKUM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1015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59];&quot;/L&quot;;[.H159];&quot;/R&quot;)" office:value-type="string" office:string-value="TT/B/L4/R" calcext:value-type="string">
            <text:p>TT/B/L4/R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CONCATENATE([.K159];[.M159];&quot;/1&quot;;[.L159];&quot;/B2&quot;)" office:value-type="string" office:string-value="TT/B/L4/R5/1158/B2" calcext:value-type="string">
            <text:p>TT/B/L4/R5/1158/B2</text:p>
          </table:table-cell>
          <table:table-cell office:value-type="string" calcext:value-type="string">
            <text:p>TT/B/L4/R5/1158/B2</text:p>
          </table:table-cell>
        </table:table-row>
        <table:table-row table:style-name="ro2">
          <table:table-cell office:value-type="float" office:value="8078692722" calcext:value-type="float">
            <text:p>8078692722</text:p>
          </table:table-cell>
          <table:table-cell office:value-type="string" calcext:value-type="string">
            <text:p>GARVITA MITTA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60];&quot;/L&quot;;[.H160];&quot;/R&quot;)" office:value-type="string" office:string-value="TT/B/L4/R" calcext:value-type="string">
            <text:p>TT/B/L4/R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formula="of:=CONCATENATE([.K160];[.M160];&quot;/1&quot;;[.L160];&quot;/B2&quot;)" office:value-type="string" office:string-value="TT/B/L4/R5/1159/B2" calcext:value-type="string">
            <text:p>TT/B/L4/R5/1159/B2</text:p>
          </table:table-cell>
          <table:table-cell office:value-type="string" calcext:value-type="string">
            <text:p>TT/B/L4/R5/1159/B2</text:p>
          </table:table-cell>
        </table:table-row>
        <table:table-row table:style-name="ro2">
          <table:table-cell office:value-type="float" office:value="9825185050" calcext:value-type="float">
            <text:p>9825185050</text:p>
          </table:table-cell>
          <table:table-cell office:value-type="string" calcext:value-type="string">
            <text:p>HEMISH VIJAYKUMAR RAN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hatar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61];&quot;/L&quot;;[.H161];&quot;/R&quot;)" office:value-type="string" office:string-value="TT/B/L4/R" calcext:value-type="string">
            <text:p>TT/B/L4/R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CONCATENATE([.K161];[.M161];&quot;/1&quot;;[.L161];&quot;/B2&quot;)" office:value-type="string" office:string-value="TT/B/L4/R5/1160/B2" calcext:value-type="string">
            <text:p>TT/B/L4/R5/1160/B2</text:p>
          </table:table-cell>
          <table:table-cell office:value-type="string" calcext:value-type="string">
            <text:p>TT/B/L4/R5/1160/B2</text:p>
          </table:table-cell>
        </table:table-row>
        <table:table-row table:style-name="ro2">
          <table:table-cell office:value-type="float" office:value="8140827957" calcext:value-type="float">
            <text:p>8140827957</text:p>
          </table:table-cell>
          <table:table-cell office:value-type="string" calcext:value-type="string">
            <text:p>JAHNAVI MISTR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Ankleshwar - Chauta Polica Chowki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62];&quot;/L&quot;;[.H162];&quot;/R&quot;)" office:value-type="string" office:string-value="TT/B/L4/R" calcext:value-type="string">
            <text:p>TT/B/L4/R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CONCATENATE([.K162];[.M162];&quot;/1&quot;;[.L162];&quot;/B2&quot;)" office:value-type="string" office:string-value="TT/B/L4/R5/1161/B2" calcext:value-type="string">
            <text:p>TT/B/L4/R5/1161/B2</text:p>
          </table:table-cell>
          <table:table-cell office:value-type="string" calcext:value-type="string">
            <text:p>TT/B/L4/R5/1161/B2</text:p>
          </table:table-cell>
        </table:table-row>
        <table:table-row table:style-name="ro2">
          <table:table-cell office:value-type="float" office:value="9033603899" calcext:value-type="float">
            <text:p>9033603899</text:p>
          </table:table-cell>
          <table:table-cell office:value-type="string" calcext:value-type="string">
            <text:p>JAINI NIRAVBHAI BHAVS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63];&quot;/L&quot;;[.H163];&quot;/R&quot;)" office:value-type="string" office:string-value="TT/B/L4/R" calcext:value-type="string">
            <text:p>TT/B/L4/R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formula="of:=CONCATENATE([.K163];[.M163];&quot;/1&quot;;[.L163];&quot;/B2&quot;)" office:value-type="string" office:string-value="TT/B/L4/R5/1162/B2" calcext:value-type="string">
            <text:p>TT/B/L4/R5/1162/B2</text:p>
          </table:table-cell>
          <table:table-cell office:value-type="string" calcext:value-type="string">
            <text:p>TT/B/L4/R5/1162/B2</text:p>
          </table:table-cell>
        </table:table-row>
        <table:table-row table:style-name="ro2">
          <table:table-cell office:value-type="float" office:value="9841914238" calcext:value-type="float">
            <text:p>9841914238</text:p>
          </table:table-cell>
          <table:table-cell office:value-type="string" calcext:value-type="string">
            <text:p>M.K.GUKAN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wahar Nagar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64];&quot;/L&quot;;[.H164];&quot;/R&quot;)" office:value-type="string" office:string-value="TT/B/L4/R" calcext:value-type="string">
            <text:p>TT/B/L4/R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table:formula="of:=CONCATENATE([.K164];[.M164];&quot;/1&quot;;[.L164];&quot;/B2&quot;)" office:value-type="string" office:string-value="TT/B/L4/R5/1163/B2" calcext:value-type="string">
            <text:p>TT/B/L4/R5/1163/B2</text:p>
          </table:table-cell>
          <table:table-cell office:value-type="string" calcext:value-type="string">
            <text:p>TT/B/L4/R5/1163/B2</text:p>
          </table:table-cell>
        </table:table-row>
        <table:table-row table:style-name="ro2">
          <table:table-cell office:value-type="float" office:value="9035323549" calcext:value-type="float">
            <text:p>9035323549</text:p>
          </table:table-cell>
          <table:table-cell office:value-type="string" calcext:value-type="string">
            <text:p>MANASI B K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65];&quot;/L&quot;;[.H165];&quot;/R&quot;)" office:value-type="string" office:string-value="TT/B/L4/R" calcext:value-type="string">
            <text:p>TT/B/L4/R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CONCATENATE([.K165];[.M165];&quot;/1&quot;;[.L165];&quot;/B2&quot;)" office:value-type="string" office:string-value="TT/B/L4/R5/1164/B2" calcext:value-type="string">
            <text:p>TT/B/L4/R5/1164/B2</text:p>
          </table:table-cell>
          <table:table-cell office:value-type="string" calcext:value-type="string">
            <text:p>TT/B/L4/R5/1164/B2</text:p>
          </table:table-cell>
        </table:table-row>
        <table:table-row table:style-name="ro2">
          <table:table-cell office:value-type="float" office:value="9460002302" calcext:value-type="float">
            <text:p>9460002302</text:p>
          </table:table-cell>
          <table:table-cell office:value-type="string" calcext:value-type="string">
            <text:p>PEEHU LATHWA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66];&quot;/L&quot;;[.H166];&quot;/R&quot;)" office:value-type="string" office:string-value="TT/B/L4/R" calcext:value-type="string">
            <text:p>TT/B/L4/R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CONCATENATE([.K166];[.M166];&quot;/1&quot;;[.L166];&quot;/B2&quot;)" office:value-type="string" office:string-value="TT/B/L4/R5/1165/B2" calcext:value-type="string">
            <text:p>TT/B/L4/R5/1165/B2</text:p>
          </table:table-cell>
          <table:table-cell office:value-type="string" calcext:value-type="string">
            <text:p>TT/B/L4/R5/1165/B2</text:p>
          </table:table-cell>
        </table:table-row>
        <table:table-row table:style-name="ro2">
          <table:table-cell office:value-type="float" office:value="9687259583" calcext:value-type="float">
            <text:p>9687259583</text:p>
          </table:table-cell>
          <table:table-cell office:value-type="string" calcext:value-type="string">
            <text:p>PRIYANSHI ARPITBHAI PATE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67];&quot;/L&quot;;[.H167];&quot;/R&quot;)" office:value-type="string" office:string-value="TT/B/L4/R" calcext:value-type="string">
            <text:p>TT/B/L4/R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formula="of:=CONCATENATE([.K167];[.M167];&quot;/1&quot;;[.L167];&quot;/B2&quot;)" office:value-type="string" office:string-value="TT/B/L4/R5/1166/B2" calcext:value-type="string">
            <text:p>TT/B/L4/R5/1166/B2</text:p>
          </table:table-cell>
          <table:table-cell office:value-type="string" calcext:value-type="string">
            <text:p>TT/B/L4/R5/1166/B2</text:p>
          </table:table-cell>
        </table:table-row>
        <table:table-row table:style-name="ro2">
          <table:table-cell office:value-type="float" office:value="9035578768" calcext:value-type="float">
            <text:p>9035578768</text:p>
          </table:table-cell>
          <table:table-cell office:value-type="string" calcext:value-type="string">
            <text:p>RASHMITA <text:s/>D AMBIG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68];&quot;/L&quot;;[.H168];&quot;/R&quot;)" office:value-type="string" office:string-value="TT/B/L4/R" calcext:value-type="string">
            <text:p>TT/B/L4/R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table:formula="of:=CONCATENATE([.K168];[.M168];&quot;/1&quot;;[.L168];&quot;/B2&quot;)" office:value-type="string" office:string-value="TT/B/L4/R5/1167/B2" calcext:value-type="string">
            <text:p>TT/B/L4/R5/1167/B2</text:p>
          </table:table-cell>
          <table:table-cell office:value-type="string" calcext:value-type="string">
            <text:p>TT/B/L4/R5/1167/B2</text:p>
          </table:table-cell>
        </table:table-row>
        <table:table-row table:style-name="ro2">
          <table:table-cell office:value-type="float" office:value="9042000066" calcext:value-type="float">
            <text:p>9042000066</text:p>
          </table:table-cell>
          <table:table-cell office:value-type="string" calcext:value-type="string">
            <text:p>S. JAIS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69];&quot;/L&quot;;[.H169];&quot;/R&quot;)" office:value-type="string" office:string-value="TT/B/L4/R" calcext:value-type="string">
            <text:p>TT/B/L4/R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formula="of:=CONCATENATE([.K169];[.M169];&quot;/1&quot;;[.L169];&quot;/B2&quot;)" office:value-type="string" office:string-value="TT/B/L4/R5/1168/B2" calcext:value-type="string">
            <text:p>TT/B/L4/R5/1168/B2</text:p>
          </table:table-cell>
          <table:table-cell office:value-type="string" calcext:value-type="string">
            <text:p>TT/B/L4/R5/1168/B2</text:p>
          </table:table-cell>
        </table:table-row>
        <table:table-row table:style-name="ro2">
          <table:table-cell office:value-type="float" office:value="9731288665" calcext:value-type="float">
            <text:p>9731288665</text:p>
          </table:table-cell>
          <table:table-cell office:value-type="string" calcext:value-type="string">
            <text:p>SATHVIK.M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umara Park West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70];&quot;/L&quot;;[.H170];&quot;/R&quot;)" office:value-type="string" office:string-value="TT/B/L4/R" calcext:value-type="string">
            <text:p>TT/B/L4/R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CONCATENATE([.K170];[.M170];&quot;/1&quot;;[.L170];&quot;/B2&quot;)" office:value-type="string" office:string-value="TT/B/L4/R5/1169/B2" calcext:value-type="string">
            <text:p>TT/B/L4/R5/1169/B2</text:p>
          </table:table-cell>
          <table:table-cell office:value-type="string" calcext:value-type="string">
            <text:p>TT/B/L4/R5/1169/B2</text:p>
          </table:table-cell>
        </table:table-row>
        <table:table-row table:style-name="ro2">
          <table:table-cell office:value-type="float" office:value="9426359433" calcext:value-type="float">
            <text:p>9426359433</text:p>
          </table:table-cell>
          <table:table-cell office:value-type="string" calcext:value-type="string">
            <text:p>SHREY M. ACHARY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udasan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71];&quot;/L&quot;;[.H171];&quot;/R&quot;)" office:value-type="string" office:string-value="TT/B/L4/R" calcext:value-type="string">
            <text:p>TT/B/L4/R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CONCATENATE([.K171];[.M171];&quot;/1&quot;;[.L171];&quot;/B2&quot;)" office:value-type="string" office:string-value="TT/B/L4/R5/1170/B2" calcext:value-type="string">
            <text:p>TT/B/L4/R5/1170/B2</text:p>
          </table:table-cell>
          <table:table-cell office:value-type="string" calcext:value-type="string">
            <text:p>TT/B/L4/R5/1170/B2</text:p>
          </table:table-cell>
        </table:table-row>
        <table:table-row table:style-name="ro2">
          <table:table-cell office:value-type="float" office:value="9731808637" calcext:value-type="float">
            <text:p>9731808637</text:p>
          </table:table-cell>
          <table:table-cell office:value-type="string" calcext:value-type="string">
            <text:p>SPOORTI Y CHACHAD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72];&quot;/L&quot;;[.H172];&quot;/R&quot;)" office:value-type="string" office:string-value="TT/B/L4/R" calcext:value-type="string">
            <text:p>TT/B/L4/R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CONCATENATE([.K172];[.M172];&quot;/1&quot;;[.L172];&quot;/B2&quot;)" office:value-type="string" office:string-value="TT/B/L4/R5/1171/B2" calcext:value-type="string">
            <text:p>TT/B/L4/R5/1171/B2</text:p>
          </table:table-cell>
          <table:table-cell office:value-type="string" calcext:value-type="string">
            <text:p>TT/B/L4/R5/1171/B2</text:p>
          </table:table-cell>
        </table:table-row>
        <table:table-row table:style-name="ro2">
          <table:table-cell office:value-type="float" office:value="8001053038" calcext:value-type="float">
            <text:p>8001053038</text:p>
          </table:table-cell>
          <table:table-cell office:value-type="string" calcext:value-type="string">
            <text:p>ADRIT ROY KARMAK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73];&quot;/L&quot;;[.H173];&quot;/R&quot;)" office:value-type="string" office:string-value="TT/A/L5/R" calcext:value-type="string">
            <text:p>TT/A/L5/R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formula="of:=CONCATENATE([.K173];[.M173];&quot;/1&quot;;[.L173];&quot;/B2&quot;)" office:value-type="string" office:string-value="TT/A/L5/R5/1172/B2" calcext:value-type="string">
            <text:p>TT/A/L5/R5/1172/B2</text:p>
          </table:table-cell>
          <table:table-cell office:value-type="string" calcext:value-type="string">
            <text:p>TT/A/L5/R5/1172/B2</text:p>
          </table:table-cell>
        </table:table-row>
        <table:table-row table:style-name="ro2">
          <table:table-cell office:value-type="float" office:value="9909555426" calcext:value-type="float">
            <text:p>9909555426</text:p>
          </table:table-cell>
          <table:table-cell office:value-type="string" calcext:value-type="string">
            <text:p>KRUSHNA KIRANKUMAR NA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Hospital Road Center - Bhuj</text:p>
          </table:table-cell>
          <table:table-cell office:value-type="float" office:value="8026" calcext:value-type="float">
            <text:p>802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74];&quot;/L&quot;;[.H174];&quot;/R&quot;)" office:value-type="string" office:string-value="TT/A/L5/R" calcext:value-type="string">
            <text:p>TT/A/L5/R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formula="of:=CONCATENATE([.K174];[.M174];&quot;/1&quot;;[.L174];&quot;/B2&quot;)" office:value-type="string" office:string-value="TT/A/L5/R5/1173/B2" calcext:value-type="string">
            <text:p>TT/A/L5/R5/1173/B2</text:p>
          </table:table-cell>
          <table:table-cell office:value-type="string" calcext:value-type="string">
            <text:p>TT/A/L5/R5/1173/B2</text:p>
          </table:table-cell>
        </table:table-row>
        <table:table-row table:style-name="ro2">
          <table:table-cell office:value-type="float" office:value="9427886326" calcext:value-type="float">
            <text:p>9427886326</text:p>
          </table:table-cell>
          <table:table-cell office:value-type="string" calcext:value-type="string">
            <text:p>SWARA PATI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Altha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75];&quot;/L&quot;;[.H175];&quot;/R&quot;)" office:value-type="string" office:string-value="TT/A/L5/R" calcext:value-type="string">
            <text:p>TT/A/L5/R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formula="of:=CONCATENATE([.K175];[.M175];&quot;/1&quot;;[.L175];&quot;/B2&quot;)" office:value-type="string" office:string-value="TT/A/L5/R5/1174/B2" calcext:value-type="string">
            <text:p>TT/A/L5/R5/1174/B2</text:p>
          </table:table-cell>
          <table:table-cell office:value-type="string" calcext:value-type="string">
            <text:p>TT/A/L5/R5/1174/B2</text:p>
          </table:table-cell>
        </table:table-row>
        <table:table-row table:style-name="ro2">
          <table:table-cell office:value-type="float" office:value="9828423235" calcext:value-type="float">
            <text:p>9828423235</text:p>
          </table:table-cell>
          <table:table-cell office:value-type="string" calcext:value-type="string">
            <text:p>ABHIRAJ TUNGARI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76];&quot;/L&quot;;[.H176];&quot;/R&quot;)" office:value-type="string" office:string-value="TT/B/L5/R" calcext:value-type="string">
            <text:p>TT/B/L5/R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formula="of:=CONCATENATE([.K176];[.M176];&quot;/1&quot;;[.L176];&quot;/B2&quot;)" office:value-type="string" office:string-value="TT/B/L5/R5/1175/B2" calcext:value-type="string">
            <text:p>TT/B/L5/R5/1175/B2</text:p>
          </table:table-cell>
          <table:table-cell office:value-type="string" calcext:value-type="string">
            <text:p>TT/B/L5/R5/1175/B2</text:p>
          </table:table-cell>
        </table:table-row>
        <table:table-row table:style-name="ro2">
          <table:table-cell office:value-type="float" office:value="9851312022" calcext:value-type="float">
            <text:p>9851312022</text:p>
          </table:table-cell>
          <table:table-cell office:value-type="string" calcext:value-type="string">
            <text:p>ANWITAMA HALD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77];&quot;/L&quot;;[.H177];&quot;/R&quot;)" office:value-type="string" office:string-value="TT/B/L5/R" calcext:value-type="string">
            <text:p>TT/B/L5/R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formula="of:=CONCATENATE([.K177];[.M177];&quot;/1&quot;;[.L177];&quot;/B2&quot;)" office:value-type="string" office:string-value="TT/B/L5/R5/1176/B2" calcext:value-type="string">
            <text:p>TT/B/L5/R5/1176/B2</text:p>
          </table:table-cell>
          <table:table-cell office:value-type="string" calcext:value-type="string">
            <text:p>TT/B/L5/R5/1176/B2</text:p>
          </table:table-cell>
        </table:table-row>
        <table:table-row table:style-name="ro2">
          <table:table-cell office:value-type="float" office:value="7038323021" calcext:value-type="float">
            <text:p>7038323021</text:p>
          </table:table-cell>
          <table:table-cell office:value-type="string" calcext:value-type="string">
            <text:p>AYUSH GANESH PALLOD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78];&quot;/L&quot;;[.H178];&quot;/R&quot;)" office:value-type="string" office:string-value="TT/B/L5/R" calcext:value-type="string">
            <text:p>TT/B/L5/R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formula="of:=CONCATENATE([.K178];[.M178];&quot;/1&quot;;[.L178];&quot;/B2&quot;)" office:value-type="string" office:string-value="TT/B/L5/R5/1177/B2" calcext:value-type="string">
            <text:p>TT/B/L5/R5/1177/B2</text:p>
          </table:table-cell>
          <table:table-cell office:value-type="string" calcext:value-type="string">
            <text:p>TT/B/L5/R5/1177/B2</text:p>
          </table:table-cell>
        </table:table-row>
        <table:table-row table:style-name="ro2">
          <table:table-cell office:value-type="float" office:value="9615390891" calcext:value-type="float">
            <text:p>9615390891</text:p>
          </table:table-cell>
          <table:table-cell office:value-type="string" calcext:value-type="string">
            <text:p>DIPANNITA BHOWMIK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Math Chaumuhani</text:p>
          </table:table-cell>
          <table:table-cell office:value-type="float" office:value="6702" calcext:value-type="float">
            <text:p>6702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79];&quot;/L&quot;;[.H179];&quot;/R&quot;)" office:value-type="string" office:string-value="TT/B/L5/R" calcext:value-type="string">
            <text:p>TT/B/L5/R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formula="of:=CONCATENATE([.K179];[.M179];&quot;/1&quot;;[.L179];&quot;/B2&quot;)" office:value-type="string" office:string-value="TT/B/L5/R5/1178/B2" calcext:value-type="string">
            <text:p>TT/B/L5/R5/1178/B2</text:p>
          </table:table-cell>
          <table:table-cell office:value-type="string" calcext:value-type="string">
            <text:p>TT/B/L5/R5/1178/B2</text:p>
          </table:table-cell>
        </table:table-row>
        <table:table-row table:style-name="ro2">
          <table:table-cell office:value-type="float" office:value="8200877637" calcext:value-type="float">
            <text:p>8200877637</text:p>
          </table:table-cell>
          <table:table-cell office:value-type="string" calcext:value-type="string">
            <text:p>JAYESH KANJAN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80];&quot;/L&quot;;[.H180];&quot;/R&quot;)" office:value-type="string" office:string-value="TT/B/L5/R" calcext:value-type="string">
            <text:p>TT/B/L5/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CONCATENATE([.K180];[.M180];&quot;/1&quot;;[.L180];&quot;/B2&quot;)" office:value-type="string" office:string-value="TT/B/L5/R5/1179/B2" calcext:value-type="string">
            <text:p>TT/B/L5/R5/1179/B2</text:p>
          </table:table-cell>
          <table:table-cell office:value-type="string" calcext:value-type="string">
            <text:p>TT/B/L5/R5/1179/B2</text:p>
          </table:table-cell>
        </table:table-row>
        <table:table-row table:style-name="ro2">
          <table:table-cell office:value-type="float" office:value="9884558826" calcext:value-type="float">
            <text:p>9884558826</text:p>
          </table:table-cell>
          <table:table-cell office:value-type="string" calcext:value-type="string">
            <text:p>MITHANSH .A. SURAN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81];&quot;/L&quot;;[.H181];&quot;/R&quot;)" office:value-type="string" office:string-value="TT/B/L5/R" calcext:value-type="string">
            <text:p>TT/B/L5/R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CONCATENATE([.K181];[.M181];&quot;/1&quot;;[.L181];&quot;/B2&quot;)" office:value-type="string" office:string-value="TT/B/L5/R5/1180/B2" calcext:value-type="string">
            <text:p>TT/B/L5/R5/1180/B2</text:p>
          </table:table-cell>
          <table:table-cell office:value-type="string" calcext:value-type="string">
            <text:p>TT/B/L5/R5/1180/B2</text:p>
          </table:table-cell>
        </table:table-row>
        <table:table-row table:style-name="ro2">
          <table:table-cell office:value-type="float" office:value="8003044232" calcext:value-type="float">
            <text:p>8003044232</text:p>
          </table:table-cell>
          <table:table-cell office:value-type="string" calcext:value-type="string">
            <text:p>PULKIT MUNDHR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82];&quot;/L&quot;;[.H182];&quot;/R&quot;)" office:value-type="string" office:string-value="TT/B/L5/R" calcext:value-type="string">
            <text:p>TT/B/L5/R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table:formula="of:=CONCATENATE([.K182];[.M182];&quot;/1&quot;;[.L182];&quot;/B2&quot;)" office:value-type="string" office:string-value="TT/B/L5/R6/1181/B2" calcext:value-type="string">
            <text:p>TT/B/L5/R6/1181/B2</text:p>
          </table:table-cell>
          <table:table-cell office:value-type="string" calcext:value-type="string">
            <text:p>TT/B/L5/R6/1181/B2</text:p>
          </table:table-cell>
        </table:table-row>
        <table:table-row table:style-name="ro2">
          <table:table-cell office:value-type="float" office:value="9900973260" calcext:value-type="float">
            <text:p>9900973260</text:p>
          </table:table-cell>
          <table:table-cell office:value-type="string" calcext:value-type="string">
            <text:p>R NAYANA UMES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83];&quot;/L&quot;;[.H183];&quot;/R&quot;)" office:value-type="string" office:string-value="TT/B/L5/R" calcext:value-type="string">
            <text:p>TT/B/L5/R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table:formula="of:=CONCATENATE([.K183];[.M183];&quot;/1&quot;;[.L183];&quot;/B2&quot;)" office:value-type="string" office:string-value="TT/B/L5/R6/1182/B2" calcext:value-type="string">
            <text:p>TT/B/L5/R6/1182/B2</text:p>
          </table:table-cell>
          <table:table-cell office:value-type="string" calcext:value-type="string">
            <text:p>TT/B/L5/R6/1182/B2</text:p>
          </table:table-cell>
        </table:table-row>
        <table:table-row table:style-name="ro2">
          <table:table-cell office:value-type="float" office:value="9962769927" calcext:value-type="float">
            <text:p>9962769927</text:p>
          </table:table-cell>
          <table:table-cell office:value-type="string" calcext:value-type="string">
            <text:p>S.SUVETH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84];&quot;/L&quot;;[.H184];&quot;/R&quot;)" office:value-type="string" office:string-value="TT/B/L5/R" calcext:value-type="string">
            <text:p>TT/B/L5/R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table:formula="of:=CONCATENATE([.K184];[.M184];&quot;/1&quot;;[.L184];&quot;/B2&quot;)" office:value-type="string" office:string-value="TT/B/L5/R6/1183/B2" calcext:value-type="string">
            <text:p>TT/B/L5/R6/1183/B2</text:p>
          </table:table-cell>
          <table:table-cell office:value-type="string" calcext:value-type="string">
            <text:p>TT/B/L5/R6/1183/B2</text:p>
          </table:table-cell>
        </table:table-row>
        <table:table-row table:style-name="ro2">
          <table:table-cell office:value-type="float" office:value="9366971291" calcext:value-type="float">
            <text:p>9366971291</text:p>
          </table:table-cell>
          <table:table-cell office:value-type="string" calcext:value-type="string">
            <text:p>SAMARPITA ROY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radise Chaumuhani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85];&quot;/L&quot;;[.H185];&quot;/R&quot;)" office:value-type="string" office:string-value="TT/B/L5/R" calcext:value-type="string">
            <text:p>TT/B/L5/R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formula="of:=CONCATENATE([.K185];[.M185];&quot;/1&quot;;[.L185];&quot;/B2&quot;)" office:value-type="string" office:string-value="TT/B/L5/R6/1184/B2" calcext:value-type="string">
            <text:p>TT/B/L5/R6/1184/B2</text:p>
          </table:table-cell>
          <table:table-cell office:value-type="string" calcext:value-type="string">
            <text:p>TT/B/L5/R6/1184/B2</text:p>
          </table:table-cell>
        </table:table-row>
        <table:table-row table:style-name="ro2">
          <table:table-cell office:value-type="float" office:value="9733676787" calcext:value-type="float">
            <text:p>9733676787</text:p>
          </table:table-cell>
          <table:table-cell office:value-type="string" calcext:value-type="string">
            <text:p>SHRABANI GHOS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86];&quot;/L&quot;;[.H186];&quot;/R&quot;)" office:value-type="string" office:string-value="TT/B/L5/R" calcext:value-type="string">
            <text:p>TT/B/L5/R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table:formula="of:=CONCATENATE([.K186];[.M186];&quot;/1&quot;;[.L186];&quot;/B2&quot;)" office:value-type="string" office:string-value="TT/B/L5/R6/1185/B2" calcext:value-type="string">
            <text:p>TT/B/L5/R6/1185/B2</text:p>
          </table:table-cell>
          <table:table-cell office:value-type="string" calcext:value-type="string">
            <text:p>TT/B/L5/R6/1185/B2</text:p>
          </table:table-cell>
        </table:table-row>
        <table:table-row table:style-name="ro2">
          <table:table-cell office:value-type="float" office:value="8762795587" calcext:value-type="float">
            <text:p>8762795587</text:p>
          </table:table-cell>
          <table:table-cell office:value-type="string" calcext:value-type="string">
            <text:p>SHUBHADA SURES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87];&quot;/L&quot;;[.H187];&quot;/R&quot;)" office:value-type="string" office:string-value="TT/B/L5/R" calcext:value-type="string">
            <text:p>TT/B/L5/R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formula="of:=CONCATENATE([.K187];[.M187];&quot;/1&quot;;[.L187];&quot;/B2&quot;)" office:value-type="string" office:string-value="TT/B/L5/R6/1186/B2" calcext:value-type="string">
            <text:p>TT/B/L5/R6/1186/B2</text:p>
          </table:table-cell>
          <table:table-cell office:value-type="string" calcext:value-type="string">
            <text:p>TT/B/L5/R6/1186/B2</text:p>
          </table:table-cell>
        </table:table-row>
        <table:table-row table:style-name="ro2">
          <table:table-cell office:value-type="float" office:value="9844191154" calcext:value-type="float">
            <text:p>9844191154</text:p>
          </table:table-cell>
          <table:table-cell office:value-type="string" calcext:value-type="string">
            <text:p>SHUCHITA SURES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88];&quot;/L&quot;;[.H188];&quot;/R&quot;)" office:value-type="string" office:string-value="TT/B/L5/R" calcext:value-type="string">
            <text:p>TT/B/L5/R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table:formula="of:=CONCATENATE([.K188];[.M188];&quot;/1&quot;;[.L188];&quot;/B2&quot;)" office:value-type="string" office:string-value="TT/B/L5/R6/1187/B2" calcext:value-type="string">
            <text:p>TT/B/L5/R6/1187/B2</text:p>
          </table:table-cell>
          <table:table-cell office:value-type="string" calcext:value-type="string">
            <text:p>TT/B/L5/R6/1187/B2</text:p>
          </table:table-cell>
        </table:table-row>
        <table:table-row table:style-name="ro2">
          <table:table-cell office:value-type="float" office:value="9475073948" calcext:value-type="float">
            <text:p>9475073948</text:p>
          </table:table-cell>
          <table:table-cell office:value-type="string" calcext:value-type="string">
            <text:p>SUDITA GHOS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89];&quot;/L&quot;;[.H189];&quot;/R&quot;)" office:value-type="string" office:string-value="TT/B/L5/R" calcext:value-type="string">
            <text:p>TT/B/L5/R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formula="of:=CONCATENATE([.K189];[.M189];&quot;/1&quot;;[.L189];&quot;/B2&quot;)" office:value-type="string" office:string-value="TT/B/L5/R6/1188/B2" calcext:value-type="string">
            <text:p>TT/B/L5/R6/1188/B2</text:p>
          </table:table-cell>
          <table:table-cell office:value-type="string" calcext:value-type="string">
            <text:p>TT/B/L5/R6/1188/B2</text:p>
          </table:table-cell>
        </table:table-row>
        <table:table-row table:style-name="ro2">
          <table:table-cell office:value-type="float" office:value="9343541145" calcext:value-type="float">
            <text:p>9343541145</text:p>
          </table:table-cell>
          <table:table-cell office:value-type="string" calcext:value-type="string">
            <text:p>SUVED KULKARN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90];&quot;/L&quot;;[.H190];&quot;/R&quot;)" office:value-type="string" office:string-value="TT/B/L5/R" calcext:value-type="string">
            <text:p>TT/B/L5/R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table:formula="of:=CONCATENATE([.K190];[.M190];&quot;/1&quot;;[.L190];&quot;/B2&quot;)" office:value-type="string" office:string-value="TT/B/L5/R6/1189/B2" calcext:value-type="string">
            <text:p>TT/B/L5/R6/1189/B2</text:p>
          </table:table-cell>
          <table:table-cell office:value-type="string" calcext:value-type="string">
            <text:p>TT/B/L5/R6/1189/B2</text:p>
          </table:table-cell>
        </table:table-row>
        <table:table-row table:style-name="ro2">
          <table:table-cell office:value-type="float" office:value="9071220248" calcext:value-type="float">
            <text:p>9071220248</text:p>
          </table:table-cell>
          <table:table-cell office:value-type="string" calcext:value-type="string">
            <text:p>TANVI S DURG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91];&quot;/L&quot;;[.H191];&quot;/R&quot;)" office:value-type="string" office:string-value="TT/B/L5/R" calcext:value-type="string">
            <text:p>TT/B/L5/R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table:formula="of:=CONCATENATE([.K191];[.M191];&quot;/1&quot;;[.L191];&quot;/B2&quot;)" office:value-type="string" office:string-value="TT/B/L5/R6/1190/B2" calcext:value-type="string">
            <text:p>TT/B/L5/R6/1190/B2</text:p>
          </table:table-cell>
          <table:table-cell office:value-type="string" calcext:value-type="string">
            <text:p>TT/B/L5/R6/1190/B2</text:p>
          </table:table-cell>
        </table:table-row>
        <table:table-row table:style-name="ro2">
          <table:table-cell office:value-type="float" office:value="7002413157" calcext:value-type="float">
            <text:p>7002413157</text:p>
          </table:table-cell>
          <table:table-cell office:value-type="string" calcext:value-type="string">
            <text:p>WASEE AHNAF SK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Dhubri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92];&quot;/L&quot;;[.H192];&quot;/R&quot;)" office:value-type="string" office:string-value="TT/B/L5/R" calcext:value-type="string">
            <text:p>TT/B/L5/R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table:formula="of:=CONCATENATE([.K192];[.M192];&quot;/1&quot;;[.L192];&quot;/B2&quot;)" office:value-type="string" office:string-value="TT/B/L5/R6/1191/B2" calcext:value-type="string">
            <text:p>TT/B/L5/R6/1191/B2</text:p>
          </table:table-cell>
          <table:table-cell office:value-type="string" calcext:value-type="string">
            <text:p>TT/B/L5/R6/1191/B2</text:p>
          </table:table-cell>
        </table:table-row>
        <table:table-row table:style-name="ro2">
          <table:table-cell office:value-type="float" office:value="9734078312" calcext:value-type="float">
            <text:p>9734078312</text:p>
          </table:table-cell>
          <table:table-cell office:value-type="string" calcext:value-type="string">
            <text:p>KOYEL CHOWDHURY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93];&quot;/L&quot;;[.H193];&quot;/R&quot;)" office:value-type="string" office:string-value="TT/A/L6/R" calcext:value-type="string">
            <text:p>TT/A/L6/R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formula="of:=CONCATENATE([.K193];[.M193];&quot;/1&quot;;[.L193];&quot;/B2&quot;)" office:value-type="string" office:string-value="TT/A/L6/R6/1192/B2" calcext:value-type="string">
            <text:p>TT/A/L6/R6/1192/B2</text:p>
          </table:table-cell>
          <table:table-cell office:value-type="string" calcext:value-type="string">
            <text:p>TT/A/L6/R6/1192/B2</text:p>
          </table:table-cell>
        </table:table-row>
        <table:table-row table:style-name="ro2">
          <table:table-cell office:value-type="float" office:value="9831750872" calcext:value-type="float">
            <text:p>9831750872</text:p>
          </table:table-cell>
          <table:table-cell office:value-type="string" calcext:value-type="string">
            <text:p>SHAKYA SINGHA MODAK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Nagerjala</text:p>
          </table:table-cell>
          <table:table-cell office:value-type="float" office:value="6710" calcext:value-type="float">
            <text:p>671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94];&quot;/L&quot;;[.H194];&quot;/R&quot;)" office:value-type="string" office:string-value="TT/A/L6/R" calcext:value-type="string">
            <text:p>TT/A/L6/R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table:formula="of:=CONCATENATE([.K194];[.M194];&quot;/1&quot;;[.L194];&quot;/B2&quot;)" office:value-type="string" office:string-value="TT/A/L6/R6/1193/B2" calcext:value-type="string">
            <text:p>TT/A/L6/R6/1193/B2</text:p>
          </table:table-cell>
          <table:table-cell office:value-type="string" calcext:value-type="string">
            <text:p>TT/A/L6/R6/1193/B2</text:p>
          </table:table-cell>
        </table:table-row>
        <table:table-row table:style-name="ro2">
          <table:table-cell office:value-type="float" office:value="9940311603" calcext:value-type="float">
            <text:p>9940311603</text:p>
          </table:table-cell>
          <table:table-cell office:value-type="string" calcext:value-type="string">
            <text:p>ABDUL RAHMAN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Neelangarai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95];&quot;/L&quot;;[.H195];&quot;/R&quot;)" office:value-type="string" office:string-value="TT/B/L6/R" calcext:value-type="string">
            <text:p>TT/B/L6/R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formula="of:=CONCATENATE([.K195];[.M195];&quot;/1&quot;;[.L195];&quot;/B2&quot;)" office:value-type="string" office:string-value="TT/B/L6/R6/1194/B2" calcext:value-type="string">
            <text:p>TT/B/L6/R6/1194/B2</text:p>
          </table:table-cell>
          <table:table-cell office:value-type="string" calcext:value-type="string">
            <text:p>TT/B/L6/R6/1194/B2</text:p>
          </table:table-cell>
        </table:table-row>
        <table:table-row table:style-name="ro2">
          <table:table-cell office:value-type="float" office:value="9916171235" calcext:value-type="float">
            <text:p>9916171235</text:p>
          </table:table-cell>
          <table:table-cell office:value-type="string" calcext:value-type="string">
            <text:p>ADITYA B C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96];&quot;/L&quot;;[.H196];&quot;/R&quot;)" office:value-type="string" office:string-value="TT/B/L6/R" calcext:value-type="string">
            <text:p>TT/B/L6/R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formula="of:=CONCATENATE([.K196];[.M196];&quot;/1&quot;;[.L196];&quot;/B2&quot;)" office:value-type="string" office:string-value="TT/B/L6/R6/1195/B2" calcext:value-type="string">
            <text:p>TT/B/L6/R6/1195/B2</text:p>
          </table:table-cell>
          <table:table-cell office:value-type="string" calcext:value-type="string">
            <text:p>TT/B/L6/R6/1195/B2</text:p>
          </table:table-cell>
        </table:table-row>
        <table:table-row table:style-name="ro2">
          <table:table-cell office:value-type="float" office:value="8825780376" calcext:value-type="float">
            <text:p>8825780376</text:p>
          </table:table-cell>
          <table:table-cell office:value-type="string" calcext:value-type="string">
            <text:p>AMBARISH RAJ.M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wahar Nagar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97];&quot;/L&quot;;[.H197];&quot;/R&quot;)" office:value-type="string" office:string-value="TT/B/L6/R" calcext:value-type="string">
            <text:p>TT/B/L6/R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formula="of:=CONCATENATE([.K197];[.M197];&quot;/1&quot;;[.L197];&quot;/B2&quot;)" office:value-type="string" office:string-value="TT/B/L6/R6/1196/B2" calcext:value-type="string">
            <text:p>TT/B/L6/R6/1196/B2</text:p>
          </table:table-cell>
          <table:table-cell office:value-type="string" calcext:value-type="string">
            <text:p>TT/B/L6/R6/1196/B2</text:p>
          </table:table-cell>
        </table:table-row>
        <table:table-row table:style-name="ro2">
          <table:table-cell office:value-type="float" office:value="8014148122" calcext:value-type="float">
            <text:p>8014148122</text:p>
          </table:table-cell>
          <table:table-cell office:value-type="string" calcext:value-type="string">
            <text:p>AYUSH PA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Nagerjala</text:p>
          </table:table-cell>
          <table:table-cell office:value-type="float" office:value="6710" calcext:value-type="float">
            <text:p>671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98];&quot;/L&quot;;[.H198];&quot;/R&quot;)" office:value-type="string" office:string-value="TT/B/L6/R" calcext:value-type="string">
            <text:p>TT/B/L6/R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table:formula="of:=CONCATENATE([.K198];[.M198];&quot;/1&quot;;[.L198];&quot;/B2&quot;)" office:value-type="string" office:string-value="TT/B/L6/R6/1197/B2" calcext:value-type="string">
            <text:p>TT/B/L6/R6/1197/B2</text:p>
          </table:table-cell>
          <table:table-cell office:value-type="string" calcext:value-type="string">
            <text:p>TT/B/L6/R6/1197/B2</text:p>
          </table:table-cell>
        </table:table-row>
        <table:table-row table:style-name="ro2">
          <table:table-cell office:value-type="float" office:value="9774191494" calcext:value-type="float">
            <text:p>9774191494</text:p>
          </table:table-cell>
          <table:table-cell office:value-type="string" calcext:value-type="string">
            <text:p>DEBRAJ CHOUDHURY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radise Chaumuhani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199];&quot;/L&quot;;[.H199];&quot;/R&quot;)" office:value-type="string" office:string-value="TT/B/L6/R" calcext:value-type="string">
            <text:p>TT/B/L6/R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CONCATENATE([.K199];[.M199];&quot;/1&quot;;[.L199];&quot;/B2&quot;)" office:value-type="string" office:string-value="TT/B/L6/R6/1198/B2" calcext:value-type="string">
            <text:p>TT/B/L6/R6/1198/B2</text:p>
          </table:table-cell>
          <table:table-cell office:value-type="string" calcext:value-type="string">
            <text:p>TT/B/L6/R6/1198/B2</text:p>
          </table:table-cell>
        </table:table-row>
        <table:table-row table:style-name="ro2">
          <table:table-cell office:value-type="float" office:value="9980033544" calcext:value-type="float">
            <text:p>9980033544</text:p>
          </table:table-cell>
          <table:table-cell office:value-type="string" calcext:value-type="string">
            <text:p>DEEPAK M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00];&quot;/L&quot;;[.H200];&quot;/R&quot;)" office:value-type="string" office:string-value="TT/B/L6/R" calcext:value-type="string">
            <text:p>TT/B/L6/R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table:formula="of:=CONCATENATE([.K200];[.M200];&quot;/1&quot;;[.L200];&quot;/B2&quot;)" office:value-type="string" office:string-value="TT/B/L6/R6/1199/B2" calcext:value-type="string">
            <text:p>TT/B/L6/R6/1199/B2</text:p>
          </table:table-cell>
          <table:table-cell office:value-type="string" calcext:value-type="string">
            <text:p>TT/B/L6/R6/1199/B2</text:p>
          </table:table-cell>
        </table:table-row>
        <table:table-row table:style-name="ro2">
          <table:table-cell office:value-type="float" office:value="8283961618" calcext:value-type="float">
            <text:p>8283961618</text:p>
          </table:table-cell>
          <table:table-cell office:value-type="string" calcext:value-type="string">
            <text:p>DEV KUMAR CHAUBE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01];&quot;/L&quot;;[.H201];&quot;/R&quot;)" office:value-type="string" office:string-value="TT/B/L6/R" calcext:value-type="string">
            <text:p>TT/B/L6/R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CONCATENATE([.K201];[.M201];&quot;/1&quot;;[.L201];&quot;/B2&quot;)" office:value-type="string" office:string-value="TT/B/L6/R6/1200/B2" calcext:value-type="string">
            <text:p>TT/B/L6/R6/1200/B2</text:p>
          </table:table-cell>
          <table:table-cell office:value-type="string" calcext:value-type="string">
            <text:p>TT/B/L6/R6/1200/B2</text:p>
          </table:table-cell>
        </table:table-row>
        <table:table-row table:style-name="ro2">
          <table:table-cell office:value-type="float" office:value="9342586464" calcext:value-type="float">
            <text:p>9342586464</text:p>
          </table:table-cell>
          <table:table-cell office:value-type="string" calcext:value-type="string">
            <text:p>HRIDAY SHETTY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02];&quot;/L&quot;;[.H202];&quot;/R&quot;)" office:value-type="string" office:string-value="TT/B/L6/R" calcext:value-type="string">
            <text:p>TT/B/L6/R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table:formula="of:=CONCATENATE([.K202];[.M202];&quot;/1&quot;;[.L202];&quot;/B2&quot;)" office:value-type="string" office:string-value="TT/B/L6/R6/1201/B2" calcext:value-type="string">
            <text:p>TT/B/L6/R6/1201/B2</text:p>
          </table:table-cell>
          <table:table-cell office:value-type="string" calcext:value-type="string">
            <text:p>TT/B/L6/R6/1201/B2</text:p>
          </table:table-cell>
        </table:table-row>
        <table:table-row table:style-name="ro2">
          <table:table-cell office:value-type="float" office:value="9176565008" calcext:value-type="float">
            <text:p>9176565008</text:p>
          </table:table-cell>
          <table:table-cell office:value-type="string" calcext:value-type="string">
            <text:p>MALAVIKA.M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wahar Nagar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03];&quot;/L&quot;;[.H203];&quot;/R&quot;)" office:value-type="string" office:string-value="TT/B/L6/R" calcext:value-type="string">
            <text:p>TT/B/L6/R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table:formula="of:=CONCATENATE([.K203];[.M203];&quot;/1&quot;;[.L203];&quot;/B2&quot;)" office:value-type="string" office:string-value="TT/B/L6/R6/1202/B2" calcext:value-type="string">
            <text:p>TT/B/L6/R6/1202/B2</text:p>
          </table:table-cell>
          <table:table-cell office:value-type="string" calcext:value-type="string">
            <text:p>TT/B/L6/R6/1202/B2</text:p>
          </table:table-cell>
        </table:table-row>
        <table:table-row table:style-name="ro2">
          <table:table-cell office:value-type="float" office:value="7005400288" calcext:value-type="float">
            <text:p>7005400288</text:p>
          </table:table-cell>
          <table:table-cell office:value-type="string" calcext:value-type="string">
            <text:p>NONDA CHAKM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G.B.Centre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04];&quot;/L&quot;;[.H204];&quot;/R&quot;)" office:value-type="string" office:string-value="TT/B/L6/R" calcext:value-type="string">
            <text:p>TT/B/L6/R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table:formula="of:=CONCATENATE([.K204];[.M204];&quot;/1&quot;;[.L204];&quot;/B2&quot;)" office:value-type="string" office:string-value="TT/B/L6/R6/1203/B2" calcext:value-type="string">
            <text:p>TT/B/L6/R6/1203/B2</text:p>
          </table:table-cell>
          <table:table-cell office:value-type="string" calcext:value-type="string">
            <text:p>TT/B/L6/R6/1203/B2</text:p>
          </table:table-cell>
        </table:table-row>
        <table:table-row table:style-name="ro2">
          <table:table-cell office:value-type="float" office:value="8949922533" calcext:value-type="float">
            <text:p>8949922533</text:p>
          </table:table-cell>
          <table:table-cell office:value-type="string" calcext:value-type="string">
            <text:p>PURVA MOD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05];&quot;/L&quot;;[.H205];&quot;/R&quot;)" office:value-type="string" office:string-value="TT/B/L6/R" calcext:value-type="string">
            <text:p>TT/B/L6/R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table:formula="of:=CONCATENATE([.K205];[.M205];&quot;/1&quot;;[.L205];&quot;/B2&quot;)" office:value-type="string" office:string-value="TT/B/L6/R6/1204/B2" calcext:value-type="string">
            <text:p>TT/B/L6/R6/1204/B2</text:p>
          </table:table-cell>
          <table:table-cell office:value-type="string" calcext:value-type="string">
            <text:p>TT/B/L6/R6/1204/B2</text:p>
          </table:table-cell>
        </table:table-row>
        <table:table-row table:style-name="ro2">
          <table:table-cell office:value-type="float" office:value="8001951461" calcext:value-type="float">
            <text:p>8001951461</text:p>
          </table:table-cell>
          <table:table-cell office:value-type="string" calcext:value-type="string">
            <text:p>RAGINI BISWA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06];&quot;/L&quot;;[.H206];&quot;/R&quot;)" office:value-type="string" office:string-value="TT/B/L6/R" calcext:value-type="string">
            <text:p>TT/B/L6/R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table:formula="of:=CONCATENATE([.K206];[.M206];&quot;/1&quot;;[.L206];&quot;/B2&quot;)" office:value-type="string" office:string-value="TT/B/L6/R6/1205/B2" calcext:value-type="string">
            <text:p>TT/B/L6/R6/1205/B2</text:p>
          </table:table-cell>
          <table:table-cell office:value-type="string" calcext:value-type="string">
            <text:p>TT/B/L6/R6/1205/B2</text:p>
          </table:table-cell>
        </table:table-row>
        <table:table-row table:style-name="ro2">
          <table:table-cell office:value-type="float" office:value="9979890110" calcext:value-type="float">
            <text:p>9979890110</text:p>
          </table:table-cell>
          <table:table-cell office:value-type="string" calcext:value-type="string">
            <text:p>RAYYAN ALWARE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DKV Colloge</text:p>
          </table:table-cell>
          <table:table-cell office:value-type="float" office:value="8076" calcext:value-type="float">
            <text:p>807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07];&quot;/L&quot;;[.H207];&quot;/R&quot;)" office:value-type="string" office:string-value="TT/B/L6/R" calcext:value-type="string">
            <text:p>TT/B/L6/R</text:p>
          </table:table-cell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table:formula="of:=CONCATENATE([.K207];[.M207];&quot;/1&quot;;[.L207];&quot;/B2&quot;)" office:value-type="string" office:string-value="TT/B/L6/R6/1206/B2" calcext:value-type="string">
            <text:p>TT/B/L6/R6/1206/B2</text:p>
          </table:table-cell>
          <table:table-cell office:value-type="string" calcext:value-type="string">
            <text:p>TT/B/L6/R6/1206/B2</text:p>
          </table:table-cell>
        </table:table-row>
        <table:table-row table:style-name="ro2">
          <table:table-cell office:value-type="float" office:value="9726290370" calcext:value-type="float">
            <text:p>9726290370</text:p>
          </table:table-cell>
          <table:table-cell office:value-type="string" calcext:value-type="string">
            <text:p>RUDRA T GANDH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udasan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08];&quot;/L&quot;;[.H208];&quot;/R&quot;)" office:value-type="string" office:string-value="TT/B/L6/R" calcext:value-type="string">
            <text:p>TT/B/L6/R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table:formula="of:=CONCATENATE([.K208];[.M208];&quot;/1&quot;;[.L208];&quot;/B2&quot;)" office:value-type="string" office:string-value="TT/B/L6/R6/1207/B2" calcext:value-type="string">
            <text:p>TT/B/L6/R6/1207/B2</text:p>
          </table:table-cell>
          <table:table-cell office:value-type="string" calcext:value-type="string">
            <text:p>TT/B/L6/R6/1207/B2</text:p>
          </table:table-cell>
        </table:table-row>
        <table:table-row table:style-name="ro2">
          <table:table-cell office:value-type="float" office:value="8971849290" calcext:value-type="float">
            <text:p>8971849290</text:p>
          </table:table-cell>
          <table:table-cell office:value-type="string" calcext:value-type="string">
            <text:p>RUTHU S HAMPANNAV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09];&quot;/L&quot;;[.H209];&quot;/R&quot;)" office:value-type="string" office:string-value="TT/B/L6/R" calcext:value-type="string">
            <text:p>TT/B/L6/R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table:formula="of:=CONCATENATE([.K209];[.M209];&quot;/1&quot;;[.L209];&quot;/B2&quot;)" office:value-type="string" office:string-value="TT/B/L6/R6/1208/B2" calcext:value-type="string">
            <text:p>TT/B/L6/R6/1208/B2</text:p>
          </table:table-cell>
          <table:table-cell office:value-type="string" calcext:value-type="string">
            <text:p>TT/B/L6/R6/1208/B2</text:p>
          </table:table-cell>
        </table:table-row>
        <table:table-row table:style-name="ro2">
          <table:table-cell office:value-type="float" office:value="9620043777" calcext:value-type="float">
            <text:p>9620043777</text:p>
          </table:table-cell>
          <table:table-cell office:value-type="string" calcext:value-type="string">
            <text:p>S V YASHAS KUM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umara Park West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10];&quot;/L&quot;;[.H210];&quot;/R&quot;)" office:value-type="string" office:string-value="TT/B/L6/R" calcext:value-type="string">
            <text:p>TT/B/L6/R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formula="of:=CONCATENATE([.K210];[.M210];&quot;/1&quot;;[.L210];&quot;/B2&quot;)" office:value-type="string" office:string-value="TT/B/L6/R6/1209/B2" calcext:value-type="string">
            <text:p>TT/B/L6/R6/1209/B2</text:p>
          </table:table-cell>
          <table:table-cell office:value-type="string" calcext:value-type="string">
            <text:p>TT/B/L6/R6/1209/B2</text:p>
          </table:table-cell>
        </table:table-row>
        <table:table-row table:style-name="ro2">
          <table:table-cell office:value-type="float" office:value="9940593213" calcext:value-type="float">
            <text:p>9940593213</text:p>
          </table:table-cell>
          <table:table-cell office:value-type="string" calcext:value-type="string">
            <text:p>SIVESH MANI K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Neelangarai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11];&quot;/L&quot;;[.H211];&quot;/R&quot;)" office:value-type="string" office:string-value="TT/B/L6/R" calcext:value-type="string">
            <text:p>TT/B/L6/R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formula="of:=CONCATENATE([.K211];[.M211];&quot;/1&quot;;[.L211];&quot;/B2&quot;)" office:value-type="string" office:string-value="TT/B/L6/R6/1210/B2" calcext:value-type="string">
            <text:p>TT/B/L6/R6/1210/B2</text:p>
          </table:table-cell>
          <table:table-cell office:value-type="string" calcext:value-type="string">
            <text:p>TT/B/L6/R6/1210/B2</text:p>
          </table:table-cell>
        </table:table-row>
        <table:table-row table:style-name="ro2">
          <table:table-cell office:value-type="float" office:value="9434857571" calcext:value-type="float">
            <text:p>9434857571</text:p>
          </table:table-cell>
          <table:table-cell office:value-type="string" calcext:value-type="string">
            <text:p>SUPTA DA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12];&quot;/L&quot;;[.H212];&quot;/R&quot;)" office:value-type="string" office:string-value="TT/B/L6/R" calcext:value-type="string">
            <text:p>TT/B/L6/R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table:formula="of:=CONCATENATE([.K212];[.M212];&quot;/1&quot;;[.L212];&quot;/B2&quot;)" office:value-type="string" office:string-value="TT/B/L6/R6/1211/B2" calcext:value-type="string">
            <text:p>TT/B/L6/R6/1211/B2</text:p>
          </table:table-cell>
          <table:table-cell office:value-type="string" calcext:value-type="string">
            <text:p>TT/B/L6/R6/1211/B2</text:p>
          </table:table-cell>
        </table:table-row>
        <table:table-row table:style-name="ro2">
          <table:table-cell office:value-type="float" office:value="9474160358" calcext:value-type="float">
            <text:p>9474160358</text:p>
          </table:table-cell>
          <table:table-cell office:value-type="string" calcext:value-type="string">
            <text:p>TRISITA HALD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13];&quot;/L&quot;;[.H213];&quot;/R&quot;)" office:value-type="string" office:string-value="TT/B/L6/R" calcext:value-type="string">
            <text:p>TT/B/L6/R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table:formula="of:=CONCATENATE([.K213];[.M213];&quot;/1&quot;;[.L213];&quot;/B2&quot;)" office:value-type="string" office:string-value="TT/B/L6/R6/1212/B2" calcext:value-type="string">
            <text:p>TT/B/L6/R6/1212/B2</text:p>
          </table:table-cell>
          <table:table-cell office:value-type="string" calcext:value-type="string">
            <text:p>TT/B/L6/R6/1212/B2</text:p>
          </table:table-cell>
        </table:table-row>
        <table:table-row table:style-name="ro2">
          <table:table-cell office:value-type="float" office:value="9402598694" calcext:value-type="float">
            <text:p>9402598694</text:p>
          </table:table-cell>
          <table:table-cell office:value-type="string" calcext:value-type="string">
            <text:p>0YASHI SAH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radise Chaumuhani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14];&quot;/L&quot;;[.H214];&quot;/R&quot;)" office:value-type="string" office:string-value="TT/B/L7/R" calcext:value-type="string">
            <text:p>TT/B/L7/R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formula="of:=CONCATENATE([.K214];[.M214];&quot;/1&quot;;[.L214];&quot;/B2&quot;)" office:value-type="string" office:string-value="TT/B/L7/R6/1213/B2" calcext:value-type="string">
            <text:p>TT/B/L7/R6/1213/B2</text:p>
          </table:table-cell>
          <table:table-cell office:value-type="string" calcext:value-type="string">
            <text:p>TT/B/L7/R6/1213/B2</text:p>
          </table:table-cell>
        </table:table-row>
        <table:table-row table:style-name="ro2">
          <table:table-cell office:value-type="float" office:value="7046766705" calcext:value-type="float">
            <text:p>7046766705</text:p>
          </table:table-cell>
          <table:table-cell office:value-type="string" calcext:value-type="string">
            <text:p>AARIZ MADHAN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Ankleshwar - Chauta Polica Chowki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15];&quot;/L&quot;;[.H215];&quot;/R&quot;)" office:value-type="string" office:string-value="TT/B/L7/R" calcext:value-type="string">
            <text:p>TT/B/L7/R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table:formula="of:=CONCATENATE([.K215];[.M215];&quot;/1&quot;;[.L215];&quot;/B2&quot;)" office:value-type="string" office:string-value="TT/B/L7/R6/1214/B2" calcext:value-type="string">
            <text:p>TT/B/L7/R6/1214/B2</text:p>
          </table:table-cell>
          <table:table-cell office:value-type="string" calcext:value-type="string">
            <text:p>TT/B/L7/R6/1214/B2</text:p>
          </table:table-cell>
        </table:table-row>
        <table:table-row table:style-name="ro2">
          <table:table-cell office:value-type="float" office:value="9740908170" calcext:value-type="float">
            <text:p>9740908170</text:p>
          </table:table-cell>
          <table:table-cell office:value-type="string" calcext:value-type="string">
            <text:p>ADITHI M HIREMAT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16];&quot;/L&quot;;[.H216];&quot;/R&quot;)" office:value-type="string" office:string-value="TT/B/L7/R" calcext:value-type="string">
            <text:p>TT/B/L7/R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table:formula="of:=CONCATENATE([.K216];[.M216];&quot;/1&quot;;[.L216];&quot;/B2&quot;)" office:value-type="string" office:string-value="TT/B/L7/R6/1215/B2" calcext:value-type="string">
            <text:p>TT/B/L7/R6/1215/B2</text:p>
          </table:table-cell>
          <table:table-cell office:value-type="string" calcext:value-type="string">
            <text:p>TT/B/L7/R6/1215/B2</text:p>
          </table:table-cell>
        </table:table-row>
        <table:table-row table:style-name="ro2">
          <table:table-cell office:value-type="float" office:value="9414604998" calcext:value-type="float">
            <text:p>9414604998</text:p>
          </table:table-cell>
          <table:table-cell office:value-type="string" calcext:value-type="string">
            <text:p>ANUJ KALYAN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17];&quot;/L&quot;;[.H217];&quot;/R&quot;)" office:value-type="string" office:string-value="TT/B/L7/R" calcext:value-type="string">
            <text:p>TT/B/L7/R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table:formula="of:=CONCATENATE([.K217];[.M217];&quot;/1&quot;;[.L217];&quot;/B2&quot;)" office:value-type="string" office:string-value="TT/B/L7/R6/1216/B2" calcext:value-type="string">
            <text:p>TT/B/L7/R6/1216/B2</text:p>
          </table:table-cell>
          <table:table-cell office:value-type="string" calcext:value-type="string">
            <text:p>TT/B/L7/R6/1216/B2</text:p>
          </table:table-cell>
        </table:table-row>
        <table:table-row table:style-name="ro2">
          <table:table-cell office:value-type="float" office:value="9840888995" calcext:value-type="float">
            <text:p>9840888995</text:p>
          </table:table-cell>
          <table:table-cell office:value-type="string" calcext:value-type="string">
            <text:p>BADHRINADAN. B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Neelangarai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18];&quot;/L&quot;;[.H218];&quot;/R&quot;)" office:value-type="string" office:string-value="TT/B/L7/R" calcext:value-type="string">
            <text:p>TT/B/L7/R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formula="of:=CONCATENATE([.K218];[.M218];&quot;/1&quot;;[.L218];&quot;/B2&quot;)" office:value-type="string" office:string-value="TT/B/L7/R7/1217/B2" calcext:value-type="string">
            <text:p>TT/B/L7/R7/1217/B2</text:p>
          </table:table-cell>
          <table:table-cell office:value-type="string" calcext:value-type="string">
            <text:p>TT/B/L7/R7/1217/B2</text:p>
          </table:table-cell>
        </table:table-row>
        <table:table-row table:style-name="ro2">
          <table:table-cell office:value-type="float" office:value="9414429888" calcext:value-type="float">
            <text:p>9414429888</text:p>
          </table:table-cell>
          <table:table-cell office:value-type="string" calcext:value-type="string">
            <text:p>GAURANSH TUNDWA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19];&quot;/L&quot;;[.H219];&quot;/R&quot;)" office:value-type="string" office:string-value="TT/B/L7/R" calcext:value-type="string">
            <text:p>TT/B/L7/R</text:p>
          </table:table-cell>
          <table:table-cell office:value-type="float" office:value="218" calcext:value-type="float">
            <text:p>218</text:p>
          </table:table-cell>
          <table:table-cell office:value-type="float" office:value="7" calcext:value-type="float">
            <text:p>7</text:p>
          </table:table-cell>
          <table:table-cell table:formula="of:=CONCATENATE([.K219];[.M219];&quot;/1&quot;;[.L219];&quot;/B2&quot;)" office:value-type="string" office:string-value="TT/B/L7/R7/1218/B2" calcext:value-type="string">
            <text:p>TT/B/L7/R7/1218/B2</text:p>
          </table:table-cell>
          <table:table-cell office:value-type="string" calcext:value-type="string">
            <text:p>TT/B/L7/R7/1218/B2</text:p>
          </table:table-cell>
        </table:table-row>
        <table:table-row table:style-name="ro2">
          <table:table-cell office:value-type="float" office:value="9414137006" calcext:value-type="float">
            <text:p>9414137006</text:p>
          </table:table-cell>
          <table:table-cell office:value-type="string" calcext:value-type="string">
            <text:p>HITEN KOTHAR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20];&quot;/L&quot;;[.H220];&quot;/R&quot;)" office:value-type="string" office:string-value="TT/B/L7/R" calcext:value-type="string">
            <text:p>TT/B/L7/R</text:p>
          </table:table-cell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  <table:table-cell table:formula="of:=CONCATENATE([.K220];[.M220];&quot;/1&quot;;[.L220];&quot;/B2&quot;)" office:value-type="string" office:string-value="TT/B/L7/R7/1219/B2" calcext:value-type="string">
            <text:p>TT/B/L7/R7/1219/B2</text:p>
          </table:table-cell>
          <table:table-cell office:value-type="string" calcext:value-type="string">
            <text:p>TT/B/L7/R7/1219/B2</text:p>
          </table:table-cell>
        </table:table-row>
        <table:table-row table:style-name="ro2">
          <table:table-cell office:value-type="float" office:value="9916185309" calcext:value-type="float">
            <text:p>9916185309</text:p>
          </table:table-cell>
          <table:table-cell office:value-type="string" calcext:value-type="string">
            <text:p>JITHEN.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21];&quot;/L&quot;;[.H221];&quot;/R&quot;)" office:value-type="string" office:string-value="TT/B/L7/R" calcext:value-type="string">
            <text:p>TT/B/L7/R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table:formula="of:=CONCATENATE([.K221];[.M221];&quot;/1&quot;;[.L221];&quot;/B2&quot;)" office:value-type="string" office:string-value="TT/B/L7/R7/1220/B2" calcext:value-type="string">
            <text:p>TT/B/L7/R7/1220/B2</text:p>
          </table:table-cell>
          <table:table-cell office:value-type="string" calcext:value-type="string">
            <text:p>TT/B/L7/R7/1220/B2</text:p>
          </table:table-cell>
        </table:table-row>
        <table:table-row table:style-name="ro2">
          <table:table-cell office:value-type="float" office:value="9444268954" calcext:value-type="float">
            <text:p>9444268954</text:p>
          </table:table-cell>
          <table:table-cell office:value-type="string" calcext:value-type="string">
            <text:p>KARTHIK NAI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1015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22];&quot;/L&quot;;[.H222];&quot;/R&quot;)" office:value-type="string" office:string-value="TT/B/L7/R" calcext:value-type="string">
            <text:p>TT/B/L7/R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formula="of:=CONCATENATE([.K222];[.M222];&quot;/1&quot;;[.L222];&quot;/B2&quot;)" office:value-type="string" office:string-value="TT/B/L7/R7/1221/B2" calcext:value-type="string">
            <text:p>TT/B/L7/R7/1221/B2</text:p>
          </table:table-cell>
          <table:table-cell office:value-type="string" calcext:value-type="string">
            <text:p>TT/B/L7/R7/1221/B2</text:p>
          </table:table-cell>
        </table:table-row>
        <table:table-row table:style-name="ro2">
          <table:table-cell office:value-type="float" office:value="9611299222" calcext:value-type="float">
            <text:p>9611299222</text:p>
          </table:table-cell>
          <table:table-cell office:value-type="string" calcext:value-type="string">
            <text:p>MOULYA.A.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23];&quot;/L&quot;;[.H223];&quot;/R&quot;)" office:value-type="string" office:string-value="TT/B/L7/R" calcext:value-type="string">
            <text:p>TT/B/L7/R</text:p>
          </table:table-cell>
          <table:table-cell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 table:formula="of:=CONCATENATE([.K223];[.M223];&quot;/1&quot;;[.L223];&quot;/B2&quot;)" office:value-type="string" office:string-value="TT/B/L7/R7/1222/B2" calcext:value-type="string">
            <text:p>TT/B/L7/R7/1222/B2</text:p>
          </table:table-cell>
          <table:table-cell office:value-type="string" calcext:value-type="string">
            <text:p>TT/B/L7/R7/1222/B2</text:p>
          </table:table-cell>
        </table:table-row>
        <table:table-row table:style-name="ro2">
          <table:table-cell office:value-type="float" office:value="9101044254" calcext:value-type="float">
            <text:p>9101044254</text:p>
          </table:table-cell>
          <table:table-cell office:value-type="string" calcext:value-type="string">
            <text:p>RIFA TASFI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Dhubri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24];&quot;/L&quot;;[.H224];&quot;/R&quot;)" office:value-type="string" office:string-value="TT/B/L7/R" calcext:value-type="string">
            <text:p>TT/B/L7/R</text:p>
          </table:table-cell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table:formula="of:=CONCATENATE([.K224];[.M224];&quot;/1&quot;;[.L224];&quot;/B2&quot;)" office:value-type="string" office:string-value="TT/B/L7/R7/1223/B2" calcext:value-type="string">
            <text:p>TT/B/L7/R7/1223/B2</text:p>
          </table:table-cell>
          <table:table-cell office:value-type="string" calcext:value-type="string">
            <text:p>TT/B/L7/R7/1223/B2</text:p>
          </table:table-cell>
        </table:table-row>
        <table:table-row table:style-name="ro2">
          <table:table-cell office:value-type="float" office:value="7899553777" calcext:value-type="float">
            <text:p>7899553777</text:p>
          </table:table-cell>
          <table:table-cell office:value-type="string" calcext:value-type="string">
            <text:p>SHARANYA V BASARIMARAD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25];&quot;/L&quot;;[.H225];&quot;/R&quot;)" office:value-type="string" office:string-value="TT/B/L7/R" calcext:value-type="string">
            <text:p>TT/B/L7/R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table:formula="of:=CONCATENATE([.K225];[.M225];&quot;/1&quot;;[.L225];&quot;/B2&quot;)" office:value-type="string" office:string-value="TT/B/L7/R7/1224/B2" calcext:value-type="string">
            <text:p>TT/B/L7/R7/1224/B2</text:p>
          </table:table-cell>
          <table:table-cell office:value-type="string" calcext:value-type="string">
            <text:p>TT/B/L7/R7/1224/B2</text:p>
          </table:table-cell>
        </table:table-row>
        <table:table-row table:style-name="ro2">
          <table:table-cell office:value-type="float" office:value="9932480893" calcext:value-type="float">
            <text:p>9932480893</text:p>
          </table:table-cell>
          <table:table-cell office:value-type="string" calcext:value-type="string">
            <text:p>AADITYA PABAR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26];&quot;/L&quot;;[.H226];&quot;/R&quot;)" office:value-type="string" office:string-value="TT/B/L8/R" calcext:value-type="string">
            <text:p>TT/B/L8/R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formula="of:=CONCATENATE([.K226];[.M226];&quot;/1&quot;;[.L226];&quot;/B2&quot;)" office:value-type="string" office:string-value="TT/B/L8/R7/1225/B2" calcext:value-type="string">
            <text:p>TT/B/L8/R7/1225/B2</text:p>
          </table:table-cell>
          <table:table-cell office:value-type="string" calcext:value-type="string">
            <text:p>TT/B/L8/R7/1225/B2</text:p>
          </table:table-cell>
        </table:table-row>
        <table:table-row table:style-name="ro2">
          <table:table-cell office:value-type="float" office:value="9884892656" calcext:value-type="float">
            <text:p>9884892656</text:p>
          </table:table-cell>
          <table:table-cell office:value-type="string" calcext:value-type="string">
            <text:p>ANANYA SAJEEV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wahar Nagar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27];&quot;/L&quot;;[.H227];&quot;/R&quot;)" office:value-type="string" office:string-value="TT/B/L8/R" calcext:value-type="string">
            <text:p>TT/B/L8/R</text:p>
          </table:table-cell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table:formula="of:=CONCATENATE([.K227];[.M227];&quot;/1&quot;;[.L227];&quot;/B2&quot;)" office:value-type="string" office:string-value="TT/B/L8/R7/1226/B2" calcext:value-type="string">
            <text:p>TT/B/L8/R7/1226/B2</text:p>
          </table:table-cell>
          <table:table-cell office:value-type="string" calcext:value-type="string">
            <text:p>TT/B/L8/R7/1226/B2</text:p>
          </table:table-cell>
        </table:table-row>
        <table:table-row table:style-name="ro2">
          <table:table-cell office:value-type="float" office:value="9428995599" calcext:value-type="float">
            <text:p>9428995599</text:p>
          </table:table-cell>
          <table:table-cell office:value-type="string" calcext:value-type="string">
            <text:p>CHANCHPARA HET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lanala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28];&quot;/L&quot;;[.H228];&quot;/R&quot;)" office:value-type="string" office:string-value="TT/B/L8/R" calcext:value-type="string">
            <text:p>TT/B/L8/R</text:p>
          </table:table-cell>
          <table:table-cell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table:formula="of:=CONCATENATE([.K228];[.M228];&quot;/1&quot;;[.L228];&quot;/B2&quot;)" office:value-type="string" office:string-value="TT/B/L8/R7/1227/B2" calcext:value-type="string">
            <text:p>TT/B/L8/R7/1227/B2</text:p>
          </table:table-cell>
          <table:table-cell office:value-type="string" calcext:value-type="string">
            <text:p>TT/B/L8/R7/1227/B2</text:p>
          </table:table-cell>
        </table:table-row>
        <table:table-row table:style-name="ro2">
          <table:table-cell office:value-type="float" office:value="8787381245" calcext:value-type="float">
            <text:p>8787381245</text:p>
          </table:table-cell>
          <table:table-cell office:value-type="string" calcext:value-type="string">
            <text:p>HRITTIKA DA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radise Chaumuhani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29];&quot;/L&quot;;[.H229];&quot;/R&quot;)" office:value-type="string" office:string-value="TT/B/L8/R" calcext:value-type="string">
            <text:p>TT/B/L8/R</text:p>
          </table:table-cell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table:formula="of:=CONCATENATE([.K229];[.M229];&quot;/1&quot;;[.L229];&quot;/B2&quot;)" office:value-type="string" office:string-value="TT/B/L8/R7/1228/B2" calcext:value-type="string">
            <text:p>TT/B/L8/R7/1228/B2</text:p>
          </table:table-cell>
          <table:table-cell office:value-type="string" calcext:value-type="string">
            <text:p>TT/B/L8/R7/1228/B2</text:p>
          </table:table-cell>
        </table:table-row>
        <table:table-row table:style-name="ro2">
          <table:table-cell office:value-type="float" office:value="9707307565" calcext:value-type="float">
            <text:p>9707307565</text:p>
          </table:table-cell>
          <table:table-cell office:value-type="string" calcext:value-type="string">
            <text:p>KEYUR MITTA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harulumukh</text:p>
          </table:table-cell>
          <table:table-cell office:value-type="string" calcext:value-type="string">
            <text:p>5505A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30];&quot;/L&quot;;[.H230];&quot;/R&quot;)" office:value-type="string" office:string-value="TT/B/L8/R" calcext:value-type="string">
            <text:p>TT/B/L8/R</text:p>
          </table:table-cell>
          <table:table-cell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table:formula="of:=CONCATENATE([.K230];[.M230];&quot;/1&quot;;[.L230];&quot;/B2&quot;)" office:value-type="string" office:string-value="TT/B/L8/R7/1229/B2" calcext:value-type="string">
            <text:p>TT/B/L8/R7/1229/B2</text:p>
          </table:table-cell>
          <table:table-cell office:value-type="string" calcext:value-type="string">
            <text:p>TT/B/L8/R7/1229/B2</text:p>
          </table:table-cell>
        </table:table-row>
        <table:table-row table:style-name="ro2">
          <table:table-cell office:value-type="float" office:value="7829004503" calcext:value-type="float">
            <text:p>7829004503</text:p>
          </table:table-cell>
          <table:table-cell office:value-type="string" calcext:value-type="string">
            <text:p>KHUSHI N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31];&quot;/L&quot;;[.H231];&quot;/R&quot;)" office:value-type="string" office:string-value="TT/B/L8/R" calcext:value-type="string">
            <text:p>TT/B/L8/R</text:p>
          </table:table-cell>
          <table:table-cell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table:formula="of:=CONCATENATE([.K231];[.M231];&quot;/1&quot;;[.L231];&quot;/B2&quot;)" office:value-type="string" office:string-value="TT/B/L8/R7/1230/B2" calcext:value-type="string">
            <text:p>TT/B/L8/R7/1230/B2</text:p>
          </table:table-cell>
          <table:table-cell office:value-type="string" calcext:value-type="string">
            <text:p>TT/B/L8/R7/1230/B2</text:p>
          </table:table-cell>
        </table:table-row>
        <table:table-row table:style-name="ro2">
          <table:table-cell office:value-type="float" office:value="9057270413" calcext:value-type="float">
            <text:p>9057270413</text:p>
          </table:table-cell>
          <table:table-cell office:value-type="string" calcext:value-type="string">
            <text:p>KRITIKA CHOPR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32];&quot;/L&quot;;[.H232];&quot;/R&quot;)" office:value-type="string" office:string-value="TT/B/L8/R" calcext:value-type="string">
            <text:p>TT/B/L8/R</text:p>
          </table:table-cell>
          <table:table-cell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table:formula="of:=CONCATENATE([.K232];[.M232];&quot;/1&quot;;[.L232];&quot;/B2&quot;)" office:value-type="string" office:string-value="TT/B/L8/R7/1231/B2" calcext:value-type="string">
            <text:p>TT/B/L8/R7/1231/B2</text:p>
          </table:table-cell>
          <table:table-cell office:value-type="string" calcext:value-type="string">
            <text:p>TT/B/L8/R7/1231/B2</text:p>
          </table:table-cell>
        </table:table-row>
        <table:table-row table:style-name="ro2">
          <table:table-cell office:value-type="float" office:value="9474478124" calcext:value-type="float">
            <text:p>9474478124</text:p>
          </table:table-cell>
          <table:table-cell office:value-type="string" calcext:value-type="string">
            <text:p>MAYANK SAH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33];&quot;/L&quot;;[.H233];&quot;/R&quot;)" office:value-type="string" office:string-value="TT/B/L8/R" calcext:value-type="string">
            <text:p>TT/B/L8/R</text:p>
          </table:table-cell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table:formula="of:=CONCATENATE([.K233];[.M233];&quot;/1&quot;;[.L233];&quot;/B2&quot;)" office:value-type="string" office:string-value="TT/B/L8/R7/1232/B2" calcext:value-type="string">
            <text:p>TT/B/L8/R7/1232/B2</text:p>
          </table:table-cell>
          <table:table-cell office:value-type="string" calcext:value-type="string">
            <text:p>TT/B/L8/R7/1232/B2</text:p>
          </table:table-cell>
        </table:table-row>
        <table:table-row table:style-name="ro2">
          <table:table-cell office:value-type="float" office:value="8638898484" calcext:value-type="float">
            <text:p>8638898484</text:p>
          </table:table-cell>
          <table:table-cell office:value-type="string" calcext:value-type="string">
            <text:p>NAYEF MURSHAD HOSSAIN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Dhubri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34];&quot;/L&quot;;[.H234];&quot;/R&quot;)" office:value-type="string" office:string-value="TT/B/L8/R" calcext:value-type="string">
            <text:p>TT/B/L8/R</text:p>
          </table:table-cell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table:formula="of:=CONCATENATE([.K234];[.M234];&quot;/1&quot;;[.L234];&quot;/B2&quot;)" office:value-type="string" office:string-value="TT/B/L8/R7/1233/B2" calcext:value-type="string">
            <text:p>TT/B/L8/R7/1233/B2</text:p>
          </table:table-cell>
          <table:table-cell office:value-type="string" calcext:value-type="string">
            <text:p>TT/B/L8/R7/1233/B2</text:p>
          </table:table-cell>
        </table:table-row>
        <table:table-row table:style-name="ro2">
          <table:table-cell office:value-type="float" office:value="9442577476" calcext:value-type="float">
            <text:p>9442577476</text:p>
          </table:table-cell>
          <table:table-cell office:value-type="string" calcext:value-type="string">
            <text:p>R.INIYAN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wahar Nagar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35];&quot;/L&quot;;[.H235];&quot;/R&quot;)" office:value-type="string" office:string-value="TT/B/L8/R" calcext:value-type="string">
            <text:p>TT/B/L8/R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table:formula="of:=CONCATENATE([.K235];[.M235];&quot;/1&quot;;[.L235];&quot;/B2&quot;)" office:value-type="string" office:string-value="TT/B/L8/R7/1234/B2" calcext:value-type="string">
            <text:p>TT/B/L8/R7/1234/B2</text:p>
          </table:table-cell>
          <table:table-cell office:value-type="string" calcext:value-type="string">
            <text:p>TT/B/L8/R7/1234/B2</text:p>
          </table:table-cell>
        </table:table-row>
        <table:table-row table:style-name="ro2">
          <table:table-cell office:value-type="float" office:value="8248985826" calcext:value-type="float">
            <text:p>8248985826</text:p>
          </table:table-cell>
          <table:table-cell office:value-type="string" calcext:value-type="string">
            <text:p>S. ILLAKKEIY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1015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36];&quot;/L&quot;;[.H236];&quot;/R&quot;)" office:value-type="string" office:string-value="TT/B/L8/R" calcext:value-type="string">
            <text:p>TT/B/L8/R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table:formula="of:=CONCATENATE([.K236];[.M236];&quot;/1&quot;;[.L236];&quot;/B2&quot;)" office:value-type="string" office:string-value="TT/B/L8/R7/1235/B2" calcext:value-type="string">
            <text:p>TT/B/L8/R7/1235/B2</text:p>
          </table:table-cell>
          <table:table-cell office:value-type="string" calcext:value-type="string">
            <text:p>TT/B/L8/R7/1235/B2</text:p>
          </table:table-cell>
        </table:table-row>
        <table:table-row table:style-name="ro2">
          <table:table-cell office:value-type="float" office:value="9426147155" calcext:value-type="float">
            <text:p>9426147155</text:p>
          </table:table-cell>
          <table:table-cell office:value-type="string" calcext:value-type="string">
            <text:p>VRISHTI VAISHNAV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lanala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37];&quot;/L&quot;;[.H237];&quot;/R&quot;)" office:value-type="string" office:string-value="TT/B/L8/R" calcext:value-type="string">
            <text:p>TT/B/L8/R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table:formula="of:=CONCATENATE([.K237];[.M237];&quot;/1&quot;;[.L237];&quot;/B2&quot;)" office:value-type="string" office:string-value="TT/B/L8/R7/1236/B2" calcext:value-type="string">
            <text:p>TT/B/L8/R7/1236/B2</text:p>
          </table:table-cell>
          <table:table-cell office:value-type="string" calcext:value-type="string">
            <text:p>TT/B/L8/R7/1236/B2</text:p>
          </table:table-cell>
        </table:table-row>
        <table:table-row table:style-name="ro2">
          <table:table-cell office:value-type="float" office:value="9845036616" calcext:value-type="float">
            <text:p>9845036616</text:p>
          </table:table-cell>
          <table:table-cell office:value-type="string" calcext:value-type="string">
            <text:p>YASHASHWINI M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38];&quot;/L&quot;;[.H238];&quot;/R&quot;)" office:value-type="string" office:string-value="TT/B/L8/R" calcext:value-type="string">
            <text:p>TT/B/L8/R</text:p>
          </table:table-cell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table:formula="of:=CONCATENATE([.K238];[.M238];&quot;/1&quot;;[.L238];&quot;/B2&quot;)" office:value-type="string" office:string-value="TT/B/L8/R7/1237/B2" calcext:value-type="string">
            <text:p>TT/B/L8/R7/1237/B2</text:p>
          </table:table-cell>
          <table:table-cell office:value-type="string" calcext:value-type="string">
            <text:p>TT/B/L8/R7/1237/B2</text:p>
          </table:table-cell>
        </table:table-row>
        <table:table-row table:style-name="ro2">
          <table:table-cell office:value-type="float" office:value="9724651878" calcext:value-type="float">
            <text:p>9724651878</text:p>
          </table:table-cell>
          <table:table-cell office:value-type="string" calcext:value-type="string">
            <text:p>HEM BHARATBHAI VAYDE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39];&quot;/L&quot;;[.H239];&quot;/R&quot;)" office:value-type="string" office:string-value="TT/A/L9/R" calcext:value-type="string">
            <text:p>TT/A/L9/R</text:p>
          </table:table-cell>
          <table:table-cell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table:formula="of:=CONCATENATE([.K239];[.M239];&quot;/1&quot;;[.L239];&quot;/B2&quot;)" office:value-type="string" office:string-value="TT/A/L9/R7/1238/B2" calcext:value-type="string">
            <text:p>TT/A/L9/R7/1238/B2</text:p>
          </table:table-cell>
          <table:table-cell office:value-type="string" calcext:value-type="string">
            <text:p>TT/A/L9/R7/1238/B2</text:p>
          </table:table-cell>
        </table:table-row>
        <table:table-row table:style-name="ro2">
          <table:table-cell office:value-type="float" office:value="9712379268" calcext:value-type="float">
            <text:p>9712379268</text:p>
          </table:table-cell>
          <table:table-cell office:value-type="string" calcext:value-type="string">
            <text:p>AASTHA SAGARBHAI CHAUHAN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40];&quot;/L&quot;;[.H240];&quot;/R&quot;)" office:value-type="string" office:string-value="TT/B/L9/R" calcext:value-type="string">
            <text:p>TT/B/L9/R</text:p>
          </table:table-cell>
          <table:table-cell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table:formula="of:=CONCATENATE([.K240];[.M240];&quot;/1&quot;;[.L240];&quot;/B2&quot;)" office:value-type="string" office:string-value="TT/B/L9/R7/1239/B2" calcext:value-type="string">
            <text:p>TT/B/L9/R7/1239/B2</text:p>
          </table:table-cell>
          <table:table-cell office:value-type="string" calcext:value-type="string">
            <text:p>TT/B/L9/R7/1239/B2</text:p>
          </table:table-cell>
        </table:table-row>
        <table:table-row table:style-name="ro2">
          <table:table-cell office:value-type="float" office:value="9784000402" calcext:value-type="float">
            <text:p>9784000402</text:p>
          </table:table-cell>
          <table:table-cell office:value-type="string" calcext:value-type="string">
            <text:p>BHAVIN BHANDAR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41];&quot;/L&quot;;[.H241];&quot;/R&quot;)" office:value-type="string" office:string-value="TT/B/L9/R" calcext:value-type="string">
            <text:p>TT/B/L9/R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table:formula="of:=CONCATENATE([.K241];[.M241];&quot;/1&quot;;[.L241];&quot;/B2&quot;)" office:value-type="string" office:string-value="TT/B/L9/R7/1240/B2" calcext:value-type="string">
            <text:p>TT/B/L9/R7/1240/B2</text:p>
          </table:table-cell>
          <table:table-cell office:value-type="string" calcext:value-type="string">
            <text:p>TT/B/L9/R7/1240/B2</text:p>
          </table:table-cell>
        </table:table-row>
        <table:table-row table:style-name="ro2">
          <table:table-cell office:value-type="float" office:value="9879790074" calcext:value-type="float">
            <text:p>9879790074</text:p>
          </table:table-cell>
          <table:table-cell office:value-type="string" calcext:value-type="string">
            <text:p>MANAV THAKKA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hatar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42];&quot;/L&quot;;[.H242];&quot;/R&quot;)" office:value-type="string" office:string-value="TT/B/L9/R" calcext:value-type="string">
            <text:p>TT/B/L9/R</text:p>
          </table:table-cell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table:formula="of:=CONCATENATE([.K242];[.M242];&quot;/1&quot;;[.L242];&quot;/B2&quot;)" office:value-type="string" office:string-value="TT/B/L9/R7/1241/B2" calcext:value-type="string">
            <text:p>TT/B/L9/R7/1241/B2</text:p>
          </table:table-cell>
          <table:table-cell office:value-type="string" calcext:value-type="string">
            <text:p>TT/B/L9/R7/1241/B2</text:p>
          </table:table-cell>
        </table:table-row>
        <table:table-row table:style-name="ro2">
          <table:table-cell office:value-type="float" office:value="9886562509" calcext:value-type="float">
            <text:p>9886562509</text:p>
          </table:table-cell>
          <table:table-cell office:value-type="string" calcext:value-type="string">
            <text:p>SHREYA K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43];&quot;/L&quot;;[.H243];&quot;/R&quot;)" office:value-type="string" office:string-value="TT/B/L9/R" calcext:value-type="string">
            <text:p>TT/B/L9/R</text:p>
          </table:table-cell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table:formula="of:=CONCATENATE([.K243];[.M243];&quot;/1&quot;;[.L243];&quot;/B2&quot;)" office:value-type="string" office:string-value="TT/B/L9/R7/1242/B2" calcext:value-type="string">
            <text:p>TT/B/L9/R7/1242/B2</text:p>
          </table:table-cell>
          <table:table-cell office:value-type="string" calcext:value-type="string">
            <text:p>TT/B/L9/R7/1242/B2</text:p>
          </table:table-cell>
        </table:table-row>
        <table:table-row table:style-name="ro2">
          <table:table-cell office:value-type="float" office:value="7778929210" calcext:value-type="float">
            <text:p>7778929210</text:p>
          </table:table-cell>
          <table:table-cell office:value-type="string" calcext:value-type="string">
            <text:p>VAIBHAV VADHE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lanala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44];&quot;/L&quot;;[.H244];&quot;/R&quot;)" office:value-type="string" office:string-value="TT/B/L9/R" calcext:value-type="string">
            <text:p>TT/B/L9/R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table:formula="of:=CONCATENATE([.K244];[.M244];&quot;/1&quot;;[.L244];&quot;/B2&quot;)" office:value-type="string" office:string-value="TT/B/L9/R7/1243/B2" calcext:value-type="string">
            <text:p>TT/B/L9/R7/1243/B2</text:p>
          </table:table-cell>
          <table:table-cell office:value-type="string" calcext:value-type="string">
            <text:p>TT/B/L9/R7/1243/B2</text:p>
          </table:table-cell>
        </table:table-row>
        <table:table-row table:style-name="ro2">
          <table:table-cell office:value-type="float" office:value="7797918441" calcext:value-type="float">
            <text:p>7797918441</text:p>
          </table:table-cell>
          <table:table-cell office:value-type="string" calcext:value-type="string">
            <text:p>AYAN ISLAM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45];&quot;/L&quot;;[.H245];&quot;/R&quot;)" office:value-type="string" office:string-value="TT/B/L10/R" calcext:value-type="string">
            <text:p>TT/B/L10/R</text:p>
          </table:table-cell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table:formula="of:=CONCATENATE([.K245];[.M245];&quot;/1&quot;;[.L245];&quot;/B2&quot;)" office:value-type="string" office:string-value="TT/B/L10/R7/1244/B2" calcext:value-type="string">
            <text:p>TT/B/L10/R7/1244/B2</text:p>
          </table:table-cell>
          <table:table-cell office:value-type="string" calcext:value-type="string">
            <text:p>TT/B/L10/R7/1244/B2</text:p>
          </table:table-cell>
        </table:table-row>
        <table:table-row table:style-name="ro2">
          <table:table-cell office:value-type="float" office:value="9845020968" calcext:value-type="float">
            <text:p>9845020968</text:p>
          </table:table-cell>
          <table:table-cell office:value-type="string" calcext:value-type="string">
            <text:p>DARSH BERLI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46];&quot;/L&quot;;[.H246];&quot;/R&quot;)" office:value-type="string" office:string-value="TT/B/L10/R" calcext:value-type="string">
            <text:p>TT/B/L10/R</text:p>
          </table:table-cell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table:formula="of:=CONCATENATE([.K246];[.M246];&quot;/1&quot;;[.L246];&quot;/B2&quot;)" office:value-type="string" office:string-value="TT/B/L10/R7/1245/B2" calcext:value-type="string">
            <text:p>TT/B/L10/R7/1245/B2</text:p>
          </table:table-cell>
          <table:table-cell office:value-type="string" calcext:value-type="string">
            <text:p>TT/B/L10/R7/1245/B2</text:p>
          </table:table-cell>
        </table:table-row>
        <table:table-row table:style-name="ro2">
          <table:table-cell office:value-type="float" office:value="9998849831" calcext:value-type="float">
            <text:p>9998849831</text:p>
          </table:table-cell>
          <table:table-cell office:value-type="string" calcext:value-type="string">
            <text:p>DHRUV JETHV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New Yogi Chowk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47];&quot;/L&quot;;[.H247];&quot;/R&quot;)" office:value-type="string" office:string-value="TT/B/L10/R" calcext:value-type="string">
            <text:p>TT/B/L10/R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table:formula="of:=CONCATENATE([.K247];[.M247];&quot;/1&quot;;[.L247];&quot;/B2&quot;)" office:value-type="string" office:string-value="TT/B/L10/R7/1246/B2" calcext:value-type="string">
            <text:p>TT/B/L10/R7/1246/B2</text:p>
          </table:table-cell>
          <table:table-cell office:value-type="string" calcext:value-type="string">
            <text:p>TT/B/L10/R7/1246/B2</text:p>
          </table:table-cell>
        </table:table-row>
        <table:table-row table:style-name="ro2">
          <table:table-cell office:value-type="float" office:value="9940092100" calcext:value-type="float">
            <text:p>9940092100</text:p>
          </table:table-cell>
          <table:table-cell office:value-type="string" calcext:value-type="string">
            <text:p>G.JAI SURY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1015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48];&quot;/L&quot;;[.H248];&quot;/R&quot;)" office:value-type="string" office:string-value="TT/B/L10/R" calcext:value-type="string">
            <text:p>TT/B/L10/R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table:formula="of:=CONCATENATE([.K248];[.M248];&quot;/1&quot;;[.L248];&quot;/B2&quot;)" office:value-type="string" office:string-value="TT/B/L10/R7/1247/B2" calcext:value-type="string">
            <text:p>TT/B/L10/R7/1247/B2</text:p>
          </table:table-cell>
          <table:table-cell office:value-type="string" calcext:value-type="string">
            <text:p>TT/B/L10/R7/1247/B2</text:p>
          </table:table-cell>
        </table:table-row>
        <table:table-row table:style-name="ro2">
          <table:table-cell office:value-type="float" office:value="7984214816" calcext:value-type="float">
            <text:p>7984214816</text:p>
          </table:table-cell>
          <table:table-cell office:value-type="string" calcext:value-type="string">
            <text:p>HIRDAY AGARAWA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Bhatar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49];&quot;/L&quot;;[.H249];&quot;/R&quot;)" office:value-type="string" office:string-value="TT/B/L10/R" calcext:value-type="string">
            <text:p>TT/B/L10/R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table:formula="of:=CONCATENATE([.K249];[.M249];&quot;/1&quot;;[.L249];&quot;/B2&quot;)" office:value-type="string" office:string-value="TT/B/L10/R7/1248/B2" calcext:value-type="string">
            <text:p>TT/B/L10/R7/1248/B2</text:p>
          </table:table-cell>
          <table:table-cell office:value-type="string" calcext:value-type="string">
            <text:p>TT/B/L10/R7/1248/B2</text:p>
          </table:table-cell>
        </table:table-row>
        <table:table-row table:style-name="ro2">
          <table:table-cell office:value-type="float" office:value="8974491703" calcext:value-type="float">
            <text:p>8974491703</text:p>
          </table:table-cell>
          <table:table-cell office:value-type="string" calcext:value-type="string">
            <text:p>IKSHITA GHOSH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radise Chaumuhani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50];&quot;/L&quot;;[.H250];&quot;/R&quot;)" office:value-type="string" office:string-value="TT/B/L10/R" calcext:value-type="string">
            <text:p>TT/B/L10/R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table:formula="of:=CONCATENATE([.K250];[.M250];&quot;/1&quot;;[.L250];&quot;/B2&quot;)" office:value-type="string" office:string-value="TT/B/L10/R7/1249/B2" calcext:value-type="string">
            <text:p>TT/B/L10/R7/1249/B2</text:p>
          </table:table-cell>
          <table:table-cell office:value-type="string" calcext:value-type="string">
            <text:p>TT/B/L10/R7/1249/B2</text:p>
          </table:table-cell>
        </table:table-row>
        <table:table-row table:style-name="ro2">
          <table:table-cell office:value-type="float" office:value="9840472365" calcext:value-type="float">
            <text:p>9840472365</text:p>
          </table:table-cell>
          <table:table-cell office:value-type="string" calcext:value-type="string">
            <text:p>MAGESH S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51];&quot;/L&quot;;[.H251];&quot;/R&quot;)" office:value-type="string" office:string-value="TT/B/L10/R" calcext:value-type="string">
            <text:p>TT/B/L10/R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CONCATENATE([.K251];[.M251];&quot;/1&quot;;[.L251];&quot;/B2&quot;)" office:value-type="string" office:string-value="TT/B/L10/R7/1250/B2" calcext:value-type="string">
            <text:p>TT/B/L10/R7/1250/B2</text:p>
          </table:table-cell>
          <table:table-cell office:value-type="string" calcext:value-type="string">
            <text:p>TT/B/L10/R7/1250/B2</text:p>
          </table:table-cell>
        </table:table-row>
        <table:table-row table:style-name="ro2">
          <table:table-cell office:value-type="float" office:value="8277437801" calcext:value-type="float">
            <text:p>8277437801</text:p>
          </table:table-cell>
          <table:table-cell office:value-type="string" calcext:value-type="string">
            <text:p>MANISH C KURATT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52];&quot;/L&quot;;[.H252];&quot;/R&quot;)" office:value-type="string" office:string-value="TT/B/L10/R" calcext:value-type="string">
            <text:p>TT/B/L10/R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table:formula="of:=CONCATENATE([.K252];[.M252];&quot;/1&quot;;[.L252];&quot;/B2&quot;)" office:value-type="string" office:string-value="TT/B/L10/R7/1251/B2" calcext:value-type="string">
            <text:p>TT/B/L10/R7/1251/B2</text:p>
          </table:table-cell>
          <table:table-cell office:value-type="string" calcext:value-type="string">
            <text:p>TT/B/L10/R7/1251/B2</text:p>
          </table:table-cell>
        </table:table-row>
        <table:table-row table:style-name="ro2">
          <table:table-cell office:value-type="float" office:value="9537226668" calcext:value-type="float">
            <text:p>9537226668</text:p>
          </table:table-cell>
          <table:table-cell office:value-type="string" calcext:value-type="string">
            <text:p>MEGH DIPAKBHAI PATEL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53];&quot;/L&quot;;[.H253];&quot;/R&quot;)" office:value-type="string" office:string-value="TT/B/L10/R" calcext:value-type="string">
            <text:p>TT/B/L10/R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table:formula="of:=CONCATENATE([.K253];[.M253];&quot;/1&quot;;[.L253];&quot;/B2&quot;)" office:value-type="string" office:string-value="TT/B/L10/R7/1252/B2" calcext:value-type="string">
            <text:p>TT/B/L10/R7/1252/B2</text:p>
          </table:table-cell>
          <table:table-cell office:value-type="string" calcext:value-type="string">
            <text:p>TT/B/L10/R7/1252/B2</text:p>
          </table:table-cell>
        </table:table-row>
        <table:table-row table:style-name="ro2">
          <table:table-cell office:value-type="float" office:value="9786394094" calcext:value-type="float">
            <text:p>9786394094</text:p>
          </table:table-cell>
          <table:table-cell office:value-type="string" calcext:value-type="string">
            <text:p>MILAN GANDH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54];&quot;/L&quot;;[.H254];&quot;/R&quot;)" office:value-type="string" office:string-value="TT/B/L10/R" calcext:value-type="string">
            <text:p>TT/B/L10/R</text:p>
          </table:table-cell>
          <table:table-cell office:value-type="float" office:value="253" calcext:value-type="float">
            <text:p>253</text:p>
          </table:table-cell>
          <table:table-cell office:value-type="float" office:value="8" calcext:value-type="float">
            <text:p>8</text:p>
          </table:table-cell>
          <table:table-cell table:formula="of:=CONCATENATE([.K254];[.M254];&quot;/1&quot;;[.L254];&quot;/B2&quot;)" office:value-type="string" office:string-value="TT/B/L10/R8/1253/B2" calcext:value-type="string">
            <text:p>TT/B/L10/R8/1253/B2</text:p>
          </table:table-cell>
          <table:table-cell office:value-type="string" calcext:value-type="string">
            <text:p>TT/B/L10/R8/1253/B2</text:p>
          </table:table-cell>
        </table:table-row>
        <table:table-row table:style-name="ro2">
          <table:table-cell office:value-type="float" office:value="8837346469" calcext:value-type="float">
            <text:p>8837346469</text:p>
          </table:table-cell>
          <table:table-cell office:value-type="string" calcext:value-type="string">
            <text:p>PRACHETA MAJUMDER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radise Chaumuhani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55];&quot;/L&quot;;[.H255];&quot;/R&quot;)" office:value-type="string" office:string-value="TT/B/L10/R" calcext:value-type="string">
            <text:p>TT/B/L10/R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table:formula="of:=CONCATENATE([.K255];[.M255];&quot;/1&quot;;[.L255];&quot;/B2&quot;)" office:value-type="string" office:string-value="TT/B/L10/R8/1254/B2" calcext:value-type="string">
            <text:p>TT/B/L10/R8/1254/B2</text:p>
          </table:table-cell>
          <table:table-cell office:value-type="string" calcext:value-type="string">
            <text:p>TT/B/L10/R8/1254/B2</text:p>
          </table:table-cell>
        </table:table-row>
        <table:table-row table:style-name="ro2">
          <table:table-cell office:value-type="float" office:value="8792358495" calcext:value-type="float">
            <text:p>8792358495</text:p>
          </table:table-cell>
          <table:table-cell office:value-type="string" calcext:value-type="string">
            <text:p>SANATH A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56];&quot;/L&quot;;[.H256];&quot;/R&quot;)" office:value-type="string" office:string-value="TT/B/L10/R" calcext:value-type="string">
            <text:p>TT/B/L10/R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CONCATENATE([.K256];[.M256];&quot;/1&quot;;[.L256];&quot;/B2&quot;)" office:value-type="string" office:string-value="TT/B/L10/R8/1255/B2" calcext:value-type="string">
            <text:p>TT/B/L10/R8/1255/B2</text:p>
          </table:table-cell>
          <table:table-cell office:value-type="string" calcext:value-type="string">
            <text:p>TT/B/L10/R8/1255/B2</text:p>
          </table:table-cell>
        </table:table-row>
        <table:table-row table:style-name="ro2">
          <table:table-cell office:value-type="float" office:value="9444142336" calcext:value-type="float">
            <text:p>9444142336</text:p>
          </table:table-cell>
          <table:table-cell office:value-type="string" calcext:value-type="string">
            <text:p>SHREYASSRIKANTHAN.B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57];&quot;/L&quot;;[.H257];&quot;/R&quot;)" office:value-type="string" office:string-value="TT/B/L10/R" calcext:value-type="string">
            <text:p>TT/B/L10/R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CONCATENATE([.K257];[.M257];&quot;/1&quot;;[.L257];&quot;/B2&quot;)" office:value-type="string" office:string-value="TT/B/L10/R8/1256/B2" calcext:value-type="string">
            <text:p>TT/B/L10/R8/1256/B2</text:p>
          </table:table-cell>
          <table:table-cell office:value-type="string" calcext:value-type="string">
            <text:p>TT/B/L10/R8/1256/B2</text:p>
          </table:table-cell>
        </table:table-row>
        <table:table-row table:style-name="ro2">
          <table:table-cell office:value-type="float" office:value="9106727617" calcext:value-type="float">
            <text:p>9106727617</text:p>
          </table:table-cell>
          <table:table-cell office:value-type="string" calcext:value-type="string">
            <text:p>SREEKAR DOKKU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Pal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58];&quot;/L&quot;;[.H258];&quot;/R&quot;)" office:value-type="string" office:string-value="TT/B/L10/R" calcext:value-type="string">
            <text:p>TT/B/L10/R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table:formula="of:=CONCATENATE([.K258];[.M258];&quot;/1&quot;;[.L258];&quot;/B2&quot;)" office:value-type="string" office:string-value="TT/B/L10/R8/1257/B2" calcext:value-type="string">
            <text:p>TT/B/L10/R8/1257/B2</text:p>
          </table:table-cell>
          <table:table-cell office:value-type="string" calcext:value-type="string">
            <text:p>TT/B/L10/R8/1257/B2</text:p>
          </table:table-cell>
        </table:table-row>
        <table:table-row table:style-name="ro2">
          <table:table-cell office:value-type="float" office:value="9941524567" calcext:value-type="float">
            <text:p>9941524567</text:p>
          </table:table-cell>
          <table:table-cell office:value-type="string" calcext:value-type="string">
            <text:p>YASH.K.BHANDARI</text:p>
          </table:table-cell>
          <table:table-cell office:value-type="string" calcext:value-type="string">
            <text:p>Tiny Tots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TT/&quot;;[.G259];&quot;/L&quot;;[.H259];&quot;/R&quot;)" office:value-type="string" office:string-value="TT/B/L10/R" calcext:value-type="string">
            <text:p>TT/B/L10/R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table:formula="of:=CONCATENATE([.K259];[.M259];&quot;/1&quot;;[.L259];&quot;/B2&quot;)" office:value-type="string" office:string-value="TT/B/L10/R8/1258/B2" calcext:value-type="string">
            <text:p>TT/B/L10/R8/1258/B2</text:p>
          </table:table-cell>
          <table:table-cell office:value-type="string" calcext:value-type="string">
            <text:p>TT/B/L10/R8/1258/B2</text:p>
          </table:table-cell>
        </table:table-row>
        <table:table-row table:style-name="ro2">
          <table:table-cell office:value-type="float" office:value="7005468255" calcext:value-type="float">
            <text:p>7005468255</text:p>
          </table:table-cell>
          <table:table-cell office:value-type="string" calcext:value-type="string">
            <text:p>HRISHITA MAJUMDER</text:p>
          </table:table-cell>
          <table:table-cell office:value-type="string" calcext:value-type="string">
            <text:p>Speed Maths</text:p>
          </table:table-cell>
          <table:table-cell office:value-type="string" calcext:value-type="string">
            <text:p>Aloha Melarmath</text:p>
          </table:table-cell>
          <table:table-cell office:value-type="float" office:value="6730" calcext:value-type="float">
            <text:p>673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SM/&quot;;[.G260];&quot;/L&quot;;[.H260];&quot;/R&quot;)" office:value-type="string" office:string-value="SM/A/L1/R" calcext:value-type="string">
            <text:p>SM/A/L1/R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table:formula="of:=CONCATENATE([.K260];[.M260];&quot;/1&quot;;[.L260];&quot;/B2&quot;)" office:value-type="string" office:string-value="SM/A/L1/R8/1259/B2" calcext:value-type="string">
            <text:p>SM/A/L1/R8/1259/B2</text:p>
          </table:table-cell>
          <table:table-cell office:value-type="string" calcext:value-type="string">
            <text:p>SM/A/L1/R8/1259/B2</text:p>
          </table:table-cell>
        </table:table-row>
        <table:table-row table:style-name="ro2">
          <table:table-cell office:value-type="float" office:value="8837004698" calcext:value-type="float">
            <text:p>8837004698</text:p>
          </table:table-cell>
          <table:table-cell office:value-type="string" calcext:value-type="string">
            <text:p>OMKARISH DAS</text:p>
          </table:table-cell>
          <table:table-cell office:value-type="string" calcext:value-type="string">
            <text:p>Speed Maths</text:p>
          </table:table-cell>
          <table:table-cell office:value-type="string" calcext:value-type="string">
            <text:p>Aloha Melarmath</text:p>
          </table:table-cell>
          <table:table-cell office:value-type="float" office:value="6730" calcext:value-type="float">
            <text:p>673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SM/&quot;;[.G261];&quot;/L&quot;;[.H261];&quot;/R&quot;)" office:value-type="string" office:string-value="SM/A/L1/R" calcext:value-type="string">
            <text:p>SM/A/L1/R</text:p>
          </table:table-cell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table:formula="of:=CONCATENATE([.K261];[.M261];&quot;/1&quot;;[.L261];&quot;/B2&quot;)" office:value-type="string" office:string-value="SM/A/L1/R8/1260/B2" calcext:value-type="string">
            <text:p>SM/A/L1/R8/1260/B2</text:p>
          </table:table-cell>
          <table:table-cell office:value-type="string" calcext:value-type="string">
            <text:p>SM/A/L1/R8/1260/B2</text:p>
          </table:table-cell>
        </table:table-row>
        <table:table-row table:style-name="ro2">
          <table:table-cell office:value-type="float" office:value="6033072776" calcext:value-type="float">
            <text:p>6033072776</text:p>
          </table:table-cell>
          <table:table-cell office:value-type="string" calcext:value-type="string">
            <text:p>PAPI DEBBARMA</text:p>
          </table:table-cell>
          <table:table-cell office:value-type="string" calcext:value-type="string">
            <text:p>Speed Maths</text:p>
          </table:table-cell>
          <table:table-cell office:value-type="string" calcext:value-type="string">
            <text:p>Aloha Melarmath</text:p>
          </table:table-cell>
          <table:table-cell office:value-type="float" office:value="6730" calcext:value-type="float">
            <text:p>673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SM/&quot;;[.G262];&quot;/L&quot;;[.H262];&quot;/R&quot;)" office:value-type="string" office:string-value="SM/A/L1/R" calcext:value-type="string">
            <text:p>SM/A/L1/R</text:p>
          </table:table-cell>
          <table:table-cell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  <table:table-cell table:formula="of:=CONCATENATE([.K262];[.M262];&quot;/1&quot;;[.L262];&quot;/B2&quot;)" office:value-type="string" office:string-value="SM/A/L1/R8/1261/B2" calcext:value-type="string">
            <text:p>SM/A/L1/R8/1261/B2</text:p>
          </table:table-cell>
          <table:table-cell office:value-type="string" calcext:value-type="string">
            <text:p>SM/A/L1/R8/1261/B2</text:p>
          </table:table-cell>
        </table:table-row>
        <table:table-row table:style-name="ro2">
          <table:table-cell office:value-type="float" office:value="9436131172" calcext:value-type="float">
            <text:p>9436131172</text:p>
          </table:table-cell>
          <table:table-cell office:value-type="string" calcext:value-type="string">
            <text:p>SANKALPA DATTA</text:p>
          </table:table-cell>
          <table:table-cell office:value-type="string" calcext:value-type="string">
            <text:p>Speed Maths</text:p>
          </table:table-cell>
          <table:table-cell office:value-type="string" calcext:value-type="string">
            <text:p>Aloha Melarmath</text:p>
          </table:table-cell>
          <table:table-cell office:value-type="float" office:value="6730" calcext:value-type="float">
            <text:p>673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SM/&quot;;[.G263];&quot;/L&quot;;[.H263];&quot;/R&quot;)" office:value-type="string" office:string-value="SM/A/L1/R" calcext:value-type="string">
            <text:p>SM/A/L1/R</text:p>
          </table:table-cell>
          <table:table-cell office:value-type="float" office:value="262" calcext:value-type="float">
            <text:p>262</text:p>
          </table:table-cell>
          <table:table-cell office:value-type="float" office:value="8" calcext:value-type="float">
            <text:p>8</text:p>
          </table:table-cell>
          <table:table-cell table:formula="of:=CONCATENATE([.K263];[.M263];&quot;/1&quot;;[.L263];&quot;/B2&quot;)" office:value-type="string" office:string-value="SM/A/L1/R8/1262/B2" calcext:value-type="string">
            <text:p>SM/A/L1/R8/1262/B2</text:p>
          </table:table-cell>
          <table:table-cell office:value-type="string" calcext:value-type="string">
            <text:p>SM/A/L1/R8/1262/B2</text:p>
          </table:table-cell>
        </table:table-row>
        <table:table-row table:style-name="ro2">
          <table:table-cell office:value-type="float" office:value="9825762880" calcext:value-type="float">
            <text:p>9825762880</text:p>
          </table:table-cell>
          <table:table-cell office:value-type="string" calcext:value-type="string">
            <text:p>VATSALKUMAR SATISHKUMAR SHAH</text:p>
          </table:table-cell>
          <table:table-cell office:value-type="string" calcext:value-type="string">
            <text:p>Speed Maths</text:p>
          </table:table-cell>
          <table:table-cell office:value-type="string" calcext:value-type="string">
            <text:p>Aloha Bhatar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SM/&quot;;[.G264];&quot;/L&quot;;[.H264];&quot;/R&quot;)" office:value-type="string" office:string-value="SM/A/L1/R" calcext:value-type="string">
            <text:p>SM/A/L1/R</text:p>
          </table:table-cell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table:formula="of:=CONCATENATE([.K264];[.M264];&quot;/1&quot;;[.L264];&quot;/B2&quot;)" office:value-type="string" office:string-value="SM/A/L1/R8/1263/B2" calcext:value-type="string">
            <text:p>SM/A/L1/R8/1263/B2</text:p>
          </table:table-cell>
          <table:table-cell office:value-type="string" calcext:value-type="string">
            <text:p>SM/A/L1/R8/1263/B2</text:p>
          </table:table-cell>
        </table:table-row>
        <table:table-row table:style-name="ro2">
          <table:table-cell office:value-type="float" office:value="7005929995" calcext:value-type="float">
            <text:p>7005929995</text:p>
          </table:table-cell>
          <table:table-cell office:value-type="string" calcext:value-type="string">
            <text:p>ABHISHEK DASGUPTA</text:p>
          </table:table-cell>
          <table:table-cell office:value-type="string" calcext:value-type="string">
            <text:p>Speed Maths</text:p>
          </table:table-cell>
          <table:table-cell office:value-type="string" calcext:value-type="string">
            <text:p>Aloha Melarmath</text:p>
          </table:table-cell>
          <table:table-cell office:value-type="float" office:value="6730" calcext:value-type="float">
            <text:p>6730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11:00:00</text:p>
          </table:table-cell>
          <table:table-cell table:formula="of:=CONCATENATE(&quot;SM/&quot;;[.G265];&quot;/L&quot;;[.H265];&quot;/R&quot;)" office:value-type="string" office:string-value="SM/A/L2/R" calcext:value-type="string">
            <text:p>SM/A/L2/R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table:formula="of:=CONCATENATE([.K265];[.M265];&quot;/1&quot;;[.L265];&quot;/B2&quot;)" office:value-type="string" office:string-value="SM/A/L2/R8/1264/B2" calcext:value-type="string">
            <text:p>SM/A/L2/R8/1264/B2</text:p>
          </table:table-cell>
          <table:table-cell office:value-type="string" calcext:value-type="string">
            <text:p>SM/A/L2/R8/1264/B2</text:p>
          </table:table-cell>
        </table:table-row>
        <table:table-row table:style-name="ro2" table:number-rows-repeated="55">
          <table:table-cell table:style-name="Default" table:number-columns-repeated="9"/>
          <table:table-cell table:number-columns-repeated="5"/>
          <table:table-cell table:style-name="Default"/>
        </table:table-row>
        <table:table-row table:style-name="ro2">
          <table:table-cell table:style-name="Default" table:number-columns-repeated="9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2:17:06.336200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2:21:24.160312256</meta:creation-date>
    <dc:date>2019-12-18T12:22:42.320785163</dc:date>
    <meta:editing-duration>PT16M30S</meta:editing-duration>
    <meta:editing-cycles>4</meta:editing-cycles>
    <meta:generator>LibreOffice/6.0.7.3$Linux_X86_64 LibreOffice_project/00m0$Build-3</meta:generator>
    <meta:document-statistic meta:table-count="1" meta:cell-count="3971" meta:object-count="0"/>
  </office:meta>
</office:document-meta>
</file>